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0580000001F501C3D662BC8CC2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Replacements/Object 11" manifest:media-type=""/>
  <manifest:file-entry manifest:full-path="ObjectReplacements/Object 21" manifest:media-type=""/>
  <manifest:file-entry manifest:full-path="ObjectReplacements/Object 19" manifest:media-type=""/>
  <manifest:file-entry manifest:full-path="ObjectReplacements/Object 8" manifest:media-type=""/>
  <manifest:file-entry manifest:full-path="ObjectReplacements/Object 5" manifest:media-type=""/>
  <manifest:file-entry manifest:full-path="ObjectReplacements/Object 24" manifest:media-type=""/>
  <manifest:file-entry manifest:full-path="ObjectReplacements/Object 14" manifest:media-type=""/>
  <manifest:file-entry manifest:full-path="ObjectReplacements/Object 6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16" manifest:media-type=""/>
  <manifest:file-entry manifest:full-path="ObjectReplacements/Object 7" manifest:media-type=""/>
  <manifest:file-entry manifest:full-path="ObjectReplacements/Object 4" manifest:media-type=""/>
  <manifest:file-entry manifest:full-path="ObjectReplacements/Object 1" manifest:media-type=""/>
  <manifest:file-entry manifest:full-path="ObjectReplacements/Object 3" manifest:media-type=""/>
  <manifest:file-entry manifest:full-path="ObjectReplacements/Object 20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18" manifest:media-type="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, Helvetica, Verdana, sans-serif"/>
    <style:font-face style:name="OpenSymbol" svg:font-family="OpenSymbol"/>
    <style:font-face style:name="Times New Roman1" svg:font-family="'Times New Roman'"/>
    <style:font-face style:name="Lucida Sans1" svg:font-family="'Lucida Sans'" style:font-family-generic="swiss"/>
    <style:font-face style:name="Consolas1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, Courier" style:font-family-generic="modern" style:font-pitch="fixed"/>
    <style:font-face style:name="NSimSun" svg:font-family="NSimSun" style:font-family-generic="modern" style:font-pitch="fixed"/>
    <style:font-face style:name="DaunPenh" svg:font-family="DaunPenh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497cm" style:rel-column-width="32753*"/>
    </style:style>
    <style:style style:name="Tableau1.B" style:family="table-column">
      <style:table-column-properties style:column-width="8.504cm" style:rel-column-width="32782*"/>
    </style:style>
    <style:style style:name="Tableau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0" style:family="table-cell" style:data-style-name="N99">
      <style:table-cell-properties style:vertical-align="middle" fo:padding="0.097cm" fo:border-left="0.05pt solid #000000" fo:border-right="none" fo:border-top="none" fo:border-bottom="0.05pt solid #000000"/>
    </style:style>
    <style:style style:name="Tableau1.B10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1" style:family="table-cell" style:data-style-name="N99">
      <style:table-cell-properties style:vertical-align="middle" fo:padding="0.097cm" fo:border-left="0.05pt solid #000000" fo:border-right="none" fo:border-top="none" fo:border-bottom="0.05pt solid #000000"/>
    </style:style>
    <style:style style:name="Tableau1.B11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5" style:family="table">
      <style:table-properties style:width="4.881cm" table:align="center"/>
    </style:style>
    <style:style style:name="Tableau5.A" style:family="table-column">
      <style:table-column-properties style:column-width="0.93cm"/>
    </style:style>
    <style:style style:name="Tableau5.E" style:family="table-column">
      <style:table-column-properties style:column-width="1.162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0.01cm" style:rel-column-width="38587*"/>
    </style:style>
    <style:style style:name="Tableau6.B" style:family="table-column">
      <style:table-column-properties style:column-width="6.99cm" style:rel-column-width="26948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0.01cm" style:rel-column-width="38587*"/>
    </style:style>
    <style:style style:name="Tableau7.B" style:family="table-column">
      <style:table-column-properties style:column-width="6.99cm" style:rel-column-width="26948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5.667cm" style:rel-column-width="21845*"/>
    </style:style>
    <style:style style:name="Tableau8.B" style:family="table-column">
      <style:table-column-properties style:column-width="5.667cm" style:rel-column-width="21844*"/>
    </style:style>
    <style:style style:name="Tableau8.C" style:family="table-column">
      <style:table-column-properties style:column-width="5.667cm" style:rel-column-width="21846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5.666cm" style:rel-column-width="21840*"/>
    </style:style>
    <style:style style:name="Tableau9.B" style:family="table-column">
      <style:table-column-properties style:column-width="5.667cm" style:rel-column-width="21847*"/>
    </style:style>
    <style:style style:name="Tableau9.C" style:family="table-column">
      <style:table-column-properties style:column-width="5.667cm" style:rel-column-width="21848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C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5.666cm" style:rel-column-width="21840*"/>
    </style:style>
    <style:style style:name="Tableau10.B" style:family="table-column">
      <style:table-column-properties style:column-width="5.667cm" style:rel-column-width="21847*"/>
    </style:style>
    <style:style style:name="Tableau10.C" style:family="table-column">
      <style:table-column-properties style:column-width="5.667cm" style:rel-column-width="21848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C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C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8.5cm" style:rel-column-width="32767*"/>
    </style:style>
    <style:style style:name="Tableau11.B" style:family="table-column">
      <style:table-column-properties style:column-width="8.5cm" style:rel-column-width="32768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2" style:family="table">
      <style:table-properties style:width="8.308cm" table:align="margins"/>
    </style:style>
    <style:style style:name="Tableau12.A" style:family="table-column">
      <style:table-column-properties style:column-width="2.769cm" style:rel-column-width="21840*"/>
    </style:style>
    <style:style style:name="Tableau12.B" style:family="table-column">
      <style:table-column-properties style:column-width="2.769cm" style:rel-column-width="21847*"/>
    </style:style>
    <style:style style:name="Tableau12.C" style:family="table-column">
      <style:table-column-properties style:column-width="2.769cm" style:rel-column-width="21848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C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12.B7" style:family="table-cell" style:data-style-name="N0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12.C7" style:family="table-cell" style:data-style-name="N0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8.5cm" style:rel-column-width="32767*"/>
    </style:style>
    <style:style style:name="Tableau13.B" style:family="table-column">
      <style:table-column-properties style:column-width="8.5cm" style:rel-column-width="32768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B1" style:family="table-cell">
      <style:table-cell-properties fo:padding="0.097cm" fo:border="0.05pt solid #000000"/>
    </style:style>
    <style:style style:name="Tableau14" style:family="table">
      <style:table-properties style:width="8.308cm" table:align="margins"/>
    </style:style>
    <style:style style:name="Tableau14.A" style:family="table-column">
      <style:table-column-properties style:column-width="2.769cm" style:rel-column-width="21840*"/>
    </style:style>
    <style:style style:name="Tableau14.B" style:family="table-column">
      <style:table-column-properties style:column-width="2.769cm" style:rel-column-width="21847*"/>
    </style:style>
    <style:style style:name="Tableau14.C" style:family="table-column">
      <style:table-column-properties style:column-width="2.769cm" style:rel-column-width="21848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C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14.B7" style:family="table-cell" style:data-style-name="N0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14.C7" style:family="table-cell" style:data-style-name="N0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17cm" style:rel-column-width="65535*"/>
    </style:style>
    <style:style style:name="Tableau15.A1" style:family="table-cell">
      <style:table-cell-properties fo:padding="0.097cm" fo:border="0.05pt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8.5cm" style:rel-column-width="32767*"/>
    </style:style>
    <style:style style:name="Tableau16.B" style:family="table-column">
      <style:table-column-properties style:column-width="8.5cm" style:rel-column-width="32768*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8.308cm" table:align="margins"/>
    </style:style>
    <style:style style:name="Tableau17.A" style:family="table-column">
      <style:table-column-properties style:column-width="2.769cm" style:rel-column-width="21845*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C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7.C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6.806cm" table:align="margins"/>
    </style:style>
    <style:style style:name="Tableau18.A" style:family="table-column">
      <style:table-column-properties style:column-width="5.602cm" style:rel-column-width="21845*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C1" style:family="table-cell">
      <style:table-cell-properties fo:padding="0.097cm" fo:border="0.05pt solid #000000"/>
    </style:style>
    <style:style style:name="Tableau18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8.B2" style:family="table-cell" style:data-style-name="N0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8.C2" style:family="table-cell" style:data-style-name="N0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8.A3" style:family="table-cell">
      <style:table-cell-properties fo:padding="0.097cm" fo:border-left="0.05pt solid #000000" fo:border-right="none" fo:border-top="none" fo:border-bottom="0.05pt solid #000000"/>
    </style:style>
    <style:style style:name="Tableau18.A4" style:family="table-cell">
      <style:table-cell-properties fo:padding="0.097cm" fo:border-left="0.05pt solid #000000" fo:border-right="none" fo:border-top="none" fo:border-bottom="0.05pt solid #000000"/>
    </style:style>
    <style:style style:name="Tableau18.A5" style:family="table-cell">
      <style:table-cell-properties fo:padding="0.097cm" fo:border-left="0.05pt solid #000000" fo:border-right="none" fo:border-top="none" fo:border-bottom="0.05pt solid #000000"/>
    </style:style>
    <style:style style:name="Tableau18.A6" style:family="table-cell">
      <style:table-cell-properties fo:padding="0.097cm" fo:border-left="0.05pt solid #000000" fo:border-right="none" fo:border-top="none" fo:border-bottom="0.05pt solid #000000"/>
    </style:style>
    <style:style style:name="Tableau18.B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8.C6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8.A7" style:family="table-cell">
      <style:table-cell-properties fo:padding="0.097cm" fo:border-left="0.05pt solid #000000" fo:border-right="none" fo:border-top="none" fo:border-bottom="0.05pt solid #000000"/>
    </style:style>
    <style:style style:name="Tableau18.B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8.C7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8.A8" style:family="table-cell">
      <style:table-cell-properties fo:padding="0.097cm" fo:border-left="0.05pt solid #000000" fo:border-right="none" fo:border-top="none" fo:border-bottom="0.05pt solid #000000"/>
    </style:style>
    <style:style style:name="Tableau18.B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8.C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8.A9" style:family="table-cell">
      <style:table-cell-properties fo:padding="0.097cm" fo:border-left="0.05pt solid #000000" fo:border-right="none" fo:border-top="none" fo:border-bottom="0.05pt solid #000000"/>
    </style:style>
    <style:style style:name="Tableau18.B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8.C9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8.A11" style:family="table-cell">
      <style:table-cell-properties fo:padding="0.097cm" fo:border-left="0.05pt solid #000000" fo:border-right="none" fo:border-top="none" fo:border-bottom="0.05pt solid #000000"/>
    </style:style>
    <style:style style:name="Tableau18.A12" style:family="table-cell">
      <style:table-cell-properties fo:padding="0.097cm" fo:border-left="0.05pt solid #000000" fo:border-right="none" fo:border-top="none" fo:border-bottom="0.05pt solid #000000"/>
    </style:style>
    <style:style style:name="Tableau18.A13" style:family="table-cell">
      <style:table-cell-properties fo:padding="0.097cm" fo:border-left="0.05pt solid #000000" fo:border-right="none" fo:border-top="none" fo:border-bottom="0.05pt solid #000000"/>
    </style:style>
    <style:style style:name="Tableau18.A14" style:family="table-cell">
      <style:table-cell-properties fo:padding="0.097cm" fo:border-left="0.05pt solid #000000" fo:border-right="none" fo:border-top="none" fo:border-bottom="0.05pt solid #000000"/>
    </style:style>
    <style:style style:name="Tableau18.B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8.C1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8.A15" style:family="table-cell">
      <style:table-cell-properties fo:padding="0.097cm" fo:border-left="0.05pt solid #000000" fo:border-right="none" fo:border-top="none" fo:border-bottom="0.05pt solid #000000"/>
    </style:style>
    <style:style style:name="Tableau18.B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8.C15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8.A16" style:family="table-cell">
      <style:table-cell-properties fo:padding="0.097cm" fo:border-left="0.05pt solid #000000" fo:border-right="none" fo:border-top="none" fo:border-bottom="0.05pt solid #000000"/>
    </style:style>
    <style:style style:name="Tableau18.B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8.C16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8.A17" style:family="table-cell">
      <style:table-cell-properties fo:padding="0.097cm" fo:border-left="0.05pt solid #000000" fo:border-right="none" fo:border-top="none" fo:border-bottom="0.05pt solid #000000"/>
    </style:style>
    <style:style style:name="Tableau18.B1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8.C17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8.A19" style:family="table-cell">
      <style:table-cell-properties fo:padding="0.097cm" fo:border-left="0.05pt solid #000000" fo:border-right="none" fo:border-top="none" fo:border-bottom="0.05pt solid #000000"/>
    </style:style>
    <style:style style:name="Tableau18.A20" style:family="table-cell">
      <style:table-cell-properties fo:padding="0.097cm" fo:border-left="0.05pt solid #000000" fo:border-right="none" fo:border-top="none" fo:border-bottom="0.05pt solid #000000"/>
    </style:style>
    <style:style style:name="Tableau18.A21" style:family="table-cell">
      <style:table-cell-properties fo:padding="0.097cm" fo:border-left="0.05pt solid #000000" fo:border-right="none" fo:border-top="none" fo:border-bottom="0.05pt solid #000000"/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8.5cm" style:rel-column-width="32767*"/>
    </style:style>
    <style:style style:name="Tableau19.B" style:family="table-column">
      <style:table-column-properties style:column-width="8.5cm" style:rel-column-width="32768*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B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8.308cm" table:align="margins"/>
    </style:style>
    <style:style style:name="Tableau20.A" style:family="table-column">
      <style:table-column-properties style:column-width="2.769cm" style:rel-column-width="21845*"/>
    </style:style>
    <style:style style:name="Tableau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0.C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none" fo:border-top="none" fo:border-bottom="0.05pt solid #000000"/>
    </style:style>
    <style:style style:name="Tableau20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6.806cm" table:align="margins"/>
    </style:style>
    <style:style style:name="Tableau21.A" style:family="table-column">
      <style:table-column-properties style:column-width="5.602cm" style:rel-column-width="21845*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C1" style:family="table-cell">
      <style:table-cell-properties fo:padding="0.097cm" fo:border="0.05pt solid #000000"/>
    </style:style>
    <style:style style:name="Tableau2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21.B2" style:family="table-cell" style:data-style-name="N0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21.C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.A3" style:family="table-cell">
      <style:table-cell-properties fo:padding="0.097cm" fo:border-left="0.05pt solid #000000" fo:border-right="none" fo:border-top="none" fo:border-bottom="0.05pt solid #000000"/>
    </style:style>
    <style:style style:name="Tableau21.C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.A4" style:family="table-cell">
      <style:table-cell-properties fo:padding="0.097cm" fo:border-left="0.05pt solid #000000" fo:border-right="none" fo:border-top="none" fo:border-bottom="0.05pt solid #000000"/>
    </style:style>
    <style:style style:name="Tableau21.C4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.A5" style:family="table-cell">
      <style:table-cell-properties fo:padding="0.097cm" fo:border-left="0.05pt solid #000000" fo:border-right="none" fo:border-top="none" fo:border-bottom="0.05pt solid #000000"/>
    </style:style>
    <style:style style:name="Tableau21.C5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.A6" style:family="table-cell">
      <style:table-cell-properties fo:padding="0.097cm" fo:border-left="0.05pt solid #000000" fo:border-right="none" fo:border-top="none" fo:border-bottom="0.05pt solid #000000"/>
    </style:style>
    <style:style style:name="Tableau21.C6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.A7" style:family="table-cell">
      <style:table-cell-properties fo:padding="0.097cm" fo:border-left="0.05pt solid #000000" fo:border-right="none" fo:border-top="none" fo:border-bottom="0.05pt solid #000000"/>
    </style:style>
    <style:style style:name="Tableau21.C7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.A8" style:family="table-cell">
      <style:table-cell-properties fo:padding="0.097cm" fo:border-left="0.05pt solid #000000" fo:border-right="none" fo:border-top="none" fo:border-bottom="0.05pt solid #000000"/>
    </style:style>
    <style:style style:name="Tableau21.C8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.A9" style:family="table-cell">
      <style:table-cell-properties fo:padding="0.097cm" fo:border-left="0.05pt solid #000000" fo:border-right="none" fo:border-top="none" fo:border-bottom="0.05pt solid #000000"/>
    </style:style>
    <style:style style:name="Tableau21.C9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.A10" style:family="table-cell">
      <style:table-cell-properties fo:padding="0.097cm" fo:border-left="0.05pt solid #000000" fo:border-right="none" fo:border-top="none" fo:border-bottom="0.05pt solid #000000"/>
    </style:style>
    <style:style style:name="Tableau21.B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A11" style:family="table-cell">
      <style:table-cell-properties fo:padding="0.097cm" fo:border-left="0.05pt solid #000000" fo:border-right="none" fo:border-top="none" fo:border-bottom="0.05pt solid #000000"/>
    </style:style>
    <style:style style:name="Tableau21.B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A12" style:family="table-cell">
      <style:table-cell-properties fo:padding="0.097cm" fo:border-left="0.05pt solid #000000" fo:border-right="none" fo:border-top="none" fo:border-bottom="0.05pt solid #000000"/>
    </style:style>
    <style:style style:name="Tableau21.B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A13" style:family="table-cell">
      <style:table-cell-properties fo:padding="0.097cm" fo:border-left="0.05pt solid #000000" fo:border-right="none" fo:border-top="none" fo:border-bottom="0.05pt solid #000000"/>
    </style:style>
    <style:style style:name="Tableau21.B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A14" style:family="table-cell">
      <style:table-cell-properties fo:padding="0.097cm" fo:border-left="0.05pt solid #000000" fo:border-right="none" fo:border-top="none" fo:border-bottom="0.05pt solid #000000"/>
    </style:style>
    <style:style style:name="Tableau21.B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A15" style:family="table-cell">
      <style:table-cell-properties fo:padding="0.097cm" fo:border-left="0.05pt solid #000000" fo:border-right="none" fo:border-top="none" fo:border-bottom="0.05pt solid #000000"/>
    </style:style>
    <style:style style:name="Tableau21.B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A16" style:family="table-cell">
      <style:table-cell-properties fo:padding="0.097cm" fo:border-left="0.05pt solid #000000" fo:border-right="none" fo:border-top="none" fo:border-bottom="0.05pt solid #000000"/>
    </style:style>
    <style:style style:name="Tableau21.B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A17" style:family="table-cell">
      <style:table-cell-properties fo:padding="0.097cm" fo:border-left="0.05pt solid #000000" fo:border-right="none" fo:border-top="none" fo:border-bottom="0.05pt solid #000000"/>
    </style:style>
    <style:style style:name="Tableau21.B1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C18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.A19" style:family="table-cell">
      <style:table-cell-properties fo:padding="0.097cm" fo:border-left="0.05pt solid #000000" fo:border-right="none" fo:border-top="none" fo:border-bottom="0.05pt solid #000000"/>
    </style:style>
    <style:style style:name="Tableau21.C19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.A20" style:family="table-cell">
      <style:table-cell-properties fo:padding="0.097cm" fo:border-left="0.05pt solid #000000" fo:border-right="none" fo:border-top="none" fo:border-bottom="0.05pt solid #000000"/>
    </style:style>
    <style:style style:name="Tableau21.C20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.A21" style:family="table-cell">
      <style:table-cell-properties fo:padding="0.097cm" fo:border-left="0.05pt solid #000000" fo:border-right="none" fo:border-top="none" fo:border-bottom="0.05pt solid #000000"/>
    </style:style>
    <style:style style:name="Tableau21.C21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.A22" style:family="table-cell">
      <style:table-cell-properties fo:padding="0.097cm" fo:border-left="0.05pt solid #000000" fo:border-right="none" fo:border-top="none" fo:border-bottom="0.05pt solid #000000"/>
    </style:style>
    <style:style style:name="Tableau21.C2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.A23" style:family="table-cell">
      <style:table-cell-properties fo:padding="0.097cm" fo:border-left="0.05pt solid #000000" fo:border-right="none" fo:border-top="none" fo:border-bottom="0.05pt solid #000000"/>
    </style:style>
    <style:style style:name="Tableau21.C2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.A24" style:family="table-cell">
      <style:table-cell-properties fo:padding="0.097cm" fo:border-left="0.05pt solid #000000" fo:border-right="none" fo:border-top="none" fo:border-bottom="0.05pt solid #000000"/>
    </style:style>
    <style:style style:name="Tableau21.C24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.A25" style:family="table-cell">
      <style:table-cell-properties fo:padding="0.097cm" fo:border-left="0.05pt solid #000000" fo:border-right="none" fo:border-top="none" fo:border-bottom="0.05pt solid #000000"/>
    </style:style>
    <style:style style:name="Tableau21.C25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.A26" style:family="table-cell">
      <style:table-cell-properties fo:padding="0.097cm" fo:border-left="0.05pt solid #000000" fo:border-right="none" fo:border-top="none" fo:border-bottom="0.05pt solid #000000"/>
    </style:style>
    <style:style style:name="Tableau21.B2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1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A27" style:family="table-cell">
      <style:table-cell-properties fo:padding="0.097cm" fo:border-left="0.05pt solid #000000" fo:border-right="none" fo:border-top="none" fo:border-bottom="0.05pt solid #000000"/>
    </style:style>
    <style:style style:name="Tableau21.B2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1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A28" style:family="table-cell">
      <style:table-cell-properties fo:padding="0.097cm" fo:border-left="0.05pt solid #000000" fo:border-right="none" fo:border-top="none" fo:border-bottom="0.05pt solid #000000"/>
    </style:style>
    <style:style style:name="Tableau21.B2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1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A29" style:family="table-cell">
      <style:table-cell-properties fo:padding="0.097cm" fo:border-left="0.05pt solid #000000" fo:border-right="none" fo:border-top="none" fo:border-bottom="0.05pt solid #000000"/>
    </style:style>
    <style:style style:name="Tableau21.B2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1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A30" style:family="table-cell">
      <style:table-cell-properties fo:padding="0.097cm" fo:border-left="0.05pt solid #000000" fo:border-right="none" fo:border-top="none" fo:border-bottom="0.05pt solid #000000"/>
    </style:style>
    <style:style style:name="Tableau21.B3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1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A31" style:family="table-cell">
      <style:table-cell-properties fo:padding="0.097cm" fo:border-left="0.05pt solid #000000" fo:border-right="none" fo:border-top="none" fo:border-bottom="0.05pt solid #000000"/>
    </style:style>
    <style:style style:name="Tableau21.B3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1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A32" style:family="table-cell">
      <style:table-cell-properties fo:padding="0.097cm" fo:border-left="0.05pt solid #000000" fo:border-right="none" fo:border-top="none" fo:border-bottom="0.05pt solid #000000"/>
    </style:style>
    <style:style style:name="Tableau21.B3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1.C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A33" style:family="table-cell">
      <style:table-cell-properties fo:padding="0.097cm" fo:border-left="0.05pt solid #000000" fo:border-right="none" fo:border-top="none" fo:border-bottom="0.05pt solid #000000"/>
    </style:style>
    <style:style style:name="Tableau21.B3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1.C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C34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.A35" style:family="table-cell">
      <style:table-cell-properties fo:padding="0.097cm" fo:border-left="0.05pt solid #000000" fo:border-right="none" fo:border-top="none" fo:border-bottom="0.05pt solid #000000"/>
    </style:style>
    <style:style style:name="Tableau21.C35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.A36" style:family="table-cell">
      <style:table-cell-properties fo:padding="0.097cm" fo:border-left="0.05pt solid #000000" fo:border-right="none" fo:border-top="none" fo:border-bottom="0.05pt solid #000000"/>
    </style:style>
    <style:style style:name="Tableau21.C36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.A37" style:family="table-cell">
      <style:table-cell-properties fo:padding="0.097cm" fo:border-left="0.05pt solid #000000" fo:border-right="none" fo:border-top="none" fo:border-bottom="0.05pt solid #000000"/>
    </style:style>
    <style:style style:name="Tableau21.C37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.A38" style:family="table-cell">
      <style:table-cell-properties fo:padding="0.097cm" fo:border-left="0.05pt solid #000000" fo:border-right="none" fo:border-top="none" fo:border-bottom="0.05pt solid #000000"/>
    </style:style>
    <style:style style:name="Tableau21.C38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.A39" style:family="table-cell">
      <style:table-cell-properties fo:padding="0.097cm" fo:border-left="0.05pt solid #000000" fo:border-right="none" fo:border-top="none" fo:border-bottom="0.05pt solid #000000"/>
    </style:style>
    <style:style style:name="Tableau21.C39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.A40" style:family="table-cell">
      <style:table-cell-properties fo:padding="0.097cm" fo:border-left="0.05pt solid #000000" fo:border-right="none" fo:border-top="none" fo:border-bottom="0.05pt solid #000000"/>
    </style:style>
    <style:style style:name="Tableau21.C40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.A41" style:family="table-cell">
      <style:table-cell-properties fo:padding="0.097cm" fo:border-left="0.05pt solid #000000" fo:border-right="none" fo:border-top="none" fo:border-bottom="0.05pt solid #000000"/>
    </style:style>
    <style:style style:name="Tableau21.C41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2" style:family="table">
      <style:table-properties style:width="6.022cm" table:align="left"/>
    </style:style>
    <style:style style:name="Tableau22.A" style:family="table-column">
      <style:table-column-properties style:column-width="1.789cm"/>
    </style:style>
    <style:style style:name="Tableau22.B" style:family="table-column">
      <style:table-column-properties style:column-width="4.233cm"/>
    </style:style>
    <style:style style:name="Tableau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2.B1" style:family="table-cell">
      <style:table-cell-properties fo:padding="0.097cm" fo:border="0.05pt solid #000000"/>
    </style:style>
    <style:style style:name="Tableau22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.A6" style:family="table-cell">
      <style:table-cell-properties fo:padding="0.097cm" fo:border-left="0.05pt solid #000000" fo:border-right="none" fo:border-top="none" fo:border-bottom="0.05pt solid #000000"/>
    </style:style>
    <style:style style:name="Tableau22.B6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23" style:family="table">
      <style:table-properties style:width="4.039cm" table:align="margins"/>
    </style:style>
    <style:style style:name="Tableau23.A" style:family="table-column">
      <style:table-column-properties style:column-width="0.504cm" style:rel-column-width="8191*"/>
    </style:style>
    <style:style style:name="Tableau23.H" style:family="table-column">
      <style:table-column-properties style:column-width="0.504cm" style:rel-column-width="8198*"/>
    </style:style>
    <style:style style:name="Tableau23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23.H1" style:family="table-cell" style:data-style-name="N0">
      <style:table-cell-properties fo:padding="0.097cm" fo:border="0.05pt solid #000000"/>
    </style:style>
    <style:style style:name="Tableau24" style:family="table">
      <style:table-properties style:width="4.039cm" table:align="margins"/>
    </style:style>
    <style:style style:name="Tableau24.A" style:family="table-column">
      <style:table-column-properties style:column-width="0.504cm" style:rel-column-width="8191*"/>
    </style:style>
    <style:style style:name="Tableau24.H" style:family="table-column">
      <style:table-column-properties style:column-width="0.504cm" style:rel-column-width="8198*"/>
    </style:style>
    <style:style style:name="Tableau24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24.H1" style:family="table-cell" style:data-style-name="N0">
      <style:table-cell-properties fo:padding="0.097cm" fo:border="0.05pt solid #000000"/>
    </style:style>
    <style:style style:name="Tableau25" style:family="table">
      <style:table-properties style:width="4.039cm" table:align="margins"/>
    </style:style>
    <style:style style:name="Tableau25.A" style:family="table-column">
      <style:table-column-properties style:column-width="0.504cm" style:rel-column-width="8191*"/>
    </style:style>
    <style:style style:name="Tableau25.H" style:family="table-column">
      <style:table-column-properties style:column-width="0.504cm" style:rel-column-width="8198*"/>
    </style:style>
    <style:style style:name="Tableau25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25.H1" style:family="table-cell" style:data-style-name="N0">
      <style:table-cell-properties fo:padding="0.097cm" fo:border="0.05pt solid #000000"/>
    </style:style>
    <style:style style:name="Tableau26" style:family="table">
      <style:table-properties style:width="4.039cm" table:align="margins"/>
    </style:style>
    <style:style style:name="Tableau26.A" style:family="table-column">
      <style:table-column-properties style:column-width="0.504cm" style:rel-column-width="8191*"/>
    </style:style>
    <style:style style:name="Tableau26.H" style:family="table-column">
      <style:table-column-properties style:column-width="0.504cm" style:rel-column-width="8198*"/>
    </style:style>
    <style:style style:name="Tableau26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26.H1" style:family="table-cell" style:data-style-name="N0">
      <style:table-cell-properties fo:padding="0.097cm" fo:border="0.05pt solid #000000"/>
    </style:style>
    <style:style style:name="Tableau27" style:family="table">
      <style:table-properties style:width="17cm" table:align="margins"/>
    </style:style>
    <style:style style:name="Tableau27.A" style:family="table-column">
      <style:table-column-properties style:column-width="8.5cm" style:rel-column-width="32767*"/>
    </style:style>
    <style:style style:name="Tableau27.B" style:family="table-column">
      <style:table-column-properties style:column-width="8.5cm" style:rel-column-width="32768*"/>
    </style:style>
    <style:style style:name="Tableau27.A1" style:family="table-cell">
      <style:table-cell-properties fo:padding="0.097cm" fo:border="none"/>
    </style:style>
    <style:style style:name="Tableau27.B1" style:family="table-cell">
      <style:table-cell-properties style:vertical-align="middle" fo:background-color="#ffffff" fo:padding="0.097cm" fo:border="0.05pt solid #000000">
        <style:background-image/>
      </style:table-cell-properties>
    </style:style>
    <style:style style:name="Tableau27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7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7.B4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7.B5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7.B7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7.B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7.B9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8" style:family="table">
      <style:table-properties style:width="12.368cm" table:align="center"/>
    </style:style>
    <style:style style:name="Tableau28.A" style:family="table-column">
      <style:table-column-properties style:column-width="2.803cm"/>
    </style:style>
    <style:style style:name="Tableau28.B" style:family="table-column">
      <style:table-column-properties style:column-width="2.21cm"/>
    </style:style>
    <style:style style:name="Tableau28.C" style:family="table-column">
      <style:table-column-properties style:column-width="7.355cm"/>
    </style:style>
    <style:style style:name="Tableau28.A1" style:family="table-cell">
      <style:table-cell-properties style:vertical-align="" fo:background-color="#dddddd" fo:padding="0.049cm" fo:border-left="1pt solid #000000" fo:border-right="none" fo:border-top="1pt solid #000000" fo:border-bottom="1pt solid #000000">
        <style:background-image/>
      </style:table-cell-properties>
    </style:style>
    <style:style style:name="Tableau28.C1" style:family="table-cell">
      <style:table-cell-properties style:vertical-align="" fo:background-color="#dddddd" fo:padding="0.049cm" fo:border="1pt solid #000000">
        <style:background-image/>
      </style:table-cell-properties>
    </style:style>
    <style:style style:name="Tableau28.A2" style:family="table-cell">
      <style:table-cell-properties style:vertical-align="middle" fo:padding="0.049cm" fo:border-left="1pt solid #000000" fo:border-right="none" fo:border-top="none" fo:border-bottom="1pt solid #000000"/>
    </style:style>
    <style:style style:name="Tableau28.B2" style:family="table-cell">
      <style:table-cell-properties style:vertical-align="middle" fo:padding="0.049cm" fo:border-left="1pt solid #000000" fo:border-right="none" fo:border-top="none" fo:border-bottom="1pt solid #000000"/>
    </style:style>
    <style:style style:name="Tableau28.C2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leau28.A3" style:family="table-cell">
      <style:table-cell-properties style:vertical-align="middle" fo:padding="0.049cm" fo:border-left="1pt solid #000000" fo:border-right="none" fo:border-top="none" fo:border-bottom="1pt solid #000000"/>
    </style:style>
    <style:style style:name="Tableau28.B3" style:family="table-cell">
      <style:table-cell-properties style:vertical-align="middle" fo:padding="0.049cm" fo:border-left="1pt solid #000000" fo:border-right="none" fo:border-top="none" fo:border-bottom="1pt solid #000000"/>
    </style:style>
    <style:style style:name="Tableau28.C3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leau28.A4" style:family="table-cell">
      <style:table-cell-properties style:vertical-align="middle" fo:padding="0.049cm" fo:border-left="1pt solid #000000" fo:border-right="none" fo:border-top="none" fo:border-bottom="1pt solid #000000"/>
    </style:style>
    <style:style style:name="Tableau28.B4" style:family="table-cell">
      <style:table-cell-properties style:vertical-align="middle" fo:padding="0.049cm" fo:border-left="1pt solid #000000" fo:border-right="none" fo:border-top="none" fo:border-bottom="1pt solid #000000"/>
    </style:style>
    <style:style style:name="Tableau28.C4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leau28.A5" style:family="table-cell">
      <style:table-cell-properties style:vertical-align="middle" fo:padding="0.049cm" fo:border-left="1pt solid #000000" fo:border-right="none" fo:border-top="none" fo:border-bottom="1pt solid #000000"/>
    </style:style>
    <style:style style:name="Tableau28.B5" style:family="table-cell">
      <style:table-cell-properties style:vertical-align="middle" fo:padding="0.049cm" fo:border-left="1pt solid #000000" fo:border-right="none" fo:border-top="none" fo:border-bottom="1pt solid #000000"/>
    </style:style>
    <style:style style:name="Tableau28.C5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leau28.A6" style:family="table-cell">
      <style:table-cell-properties style:vertical-align="middle" fo:padding="0.049cm" fo:border-left="1pt solid #000000" fo:border-right="none" fo:border-top="none" fo:border-bottom="1pt solid #000000"/>
    </style:style>
    <style:style style:name="Tableau28.B6" style:family="table-cell">
      <style:table-cell-properties style:vertical-align="middle" fo:padding="0.049cm" fo:border-left="1pt solid #000000" fo:border-right="none" fo:border-top="none" fo:border-bottom="1pt solid #000000"/>
    </style:style>
    <style:style style:name="Tableau28.C6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leau28.A7" style:family="table-cell">
      <style:table-cell-properties style:vertical-align="middle" fo:padding="0.049cm" fo:border-left="1pt solid #000000" fo:border-right="none" fo:border-top="none" fo:border-bottom="1pt solid #000000"/>
    </style:style>
    <style:style style:name="Tableau28.B7" style:family="table-cell">
      <style:table-cell-properties style:vertical-align="middle" fo:padding="0.049cm" fo:border-left="1pt solid #000000" fo:border-right="none" fo:border-top="none" fo:border-bottom="1pt solid #000000"/>
    </style:style>
    <style:style style:name="Tableau28.C7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leau28.A8" style:family="table-cell">
      <style:table-cell-properties style:vertical-align="middle" fo:padding="0.049cm" fo:border-left="1pt solid #000000" fo:border-right="none" fo:border-top="none" fo:border-bottom="1pt solid #000000"/>
    </style:style>
    <style:style style:name="Tableau28.B8" style:family="table-cell">
      <style:table-cell-properties style:vertical-align="middle" fo:padding="0.049cm" fo:border-left="1pt solid #000000" fo:border-right="none" fo:border-top="none" fo:border-bottom="1pt solid #000000"/>
    </style:style>
    <style:style style:name="Tableau28.C8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leau28.A9" style:family="table-cell">
      <style:table-cell-properties style:vertical-align="middle" fo:padding="0.049cm" fo:border-left="1pt solid #000000" fo:border-right="none" fo:border-top="none" fo:border-bottom="1pt solid #000000"/>
    </style:style>
    <style:style style:name="Tableau28.B9" style:family="table-cell">
      <style:table-cell-properties style:vertical-align="middle" fo:padding="0.049cm" fo:border-left="1pt solid #000000" fo:border-right="none" fo:border-top="none" fo:border-bottom="1pt solid #000000"/>
    </style:style>
    <style:style style:name="Tableau28.C9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P1" style:family="paragraph" style:parent-style-name="Header">
      <style:paragraph-properties fo:text-align="end" style:justify-single-word="false"/>
      <style:text-properties officeooo:rsid="001d95b3" officeooo:paragraph-rsid="001d95b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fo:font-size="8pt" style:font-size-asian="8pt" style:font-size-complex="8pt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style:font-name="Courier New" fo:font-size="10pt" style:font-size-asian="10pt" style:font-size-complex="10pt"/>
    </style:style>
    <style:style style:name="P6" style:family="paragraph" style:parent-style-name="Text_20_body">
      <style:text-properties style:font-name="Courier New" fo:font-size="10pt" fo:font-weight="bold" style:font-size-asian="10pt" style:font-weight-asian="bold" style:font-size-complex="10pt" style:font-weight-complex="bold"/>
    </style:style>
    <style:style style:name="P7" style:family="paragraph" style:parent-style-name="Text_20_body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8" style:family="paragraph" style:parent-style-name="Text_20_body">
      <style:text-properties style:font-name="Courier New" fo:font-size="7pt" style:font-size-asian="7pt" style:font-size-complex="7pt"/>
    </style:style>
    <style:style style:name="P9" style:family="paragraph" style:parent-style-name="Text_20_body">
      <style:text-properties style:font-name="Courier New" fo:font-size="7pt" fo:background-color="#ffffff" style:font-size-asian="7pt" style:font-size-complex="7pt"/>
    </style:style>
    <style:style style:name="P10" style:family="paragraph" style:parent-style-name="Text_20_body">
      <style:text-properties style:font-name="Courier New" fo:font-size="7pt" fo:background-color="#dddddd" style:font-size-asian="7pt" style:font-size-complex="7pt"/>
    </style:style>
    <style:style style:name="P11" style:family="paragraph" style:parent-style-name="Text_20_body">
      <style:text-properties style:font-name="Courier New" fo:font-style="normal" style:text-underline-style="none" officeooo:paragraph-rsid="001f9a6e" style:font-style-asian="normal" style:font-style-complex="normal"/>
    </style:style>
    <style:style style:name="P12" style:family="paragraph" style:parent-style-name="Text_20_body">
      <style:text-properties fo:font-style="normal" style:text-underline-style="none" style:font-style-asian="normal" style:font-style-complex="normal"/>
    </style:style>
    <style:style style:name="P13" style:family="paragraph" style:parent-style-name="Text_20_body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text-properties style:text-underline-style="solid" style:text-underline-width="auto" style:text-underline-color="font-color"/>
    </style:style>
    <style:style style:name="P16" style:family="paragraph" style:parent-style-name="Text_20_body">
      <style:text-properties style:text-underline-style="solid" style:text-underline-width="auto" style:text-underline-color="font-color" officeooo:paragraph-rsid="001f9a6e"/>
    </style:style>
    <style:style style:name="P17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20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onsolas1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nsolas1"/>
    </style:style>
    <style:style style:name="P26" style:family="paragraph" style:parent-style-name="Table_20_Contents">
      <style:text-properties style:font-name="Courier New" fo:font-size="10pt" style:font-size-asian="10pt" style:font-size-complex="10pt"/>
    </style:style>
    <style:style style:name="P27" style:family="paragraph" style:parent-style-name="Table_20_Contents">
      <loext:graphic-properties draw:fill="solid" draw:fill-color="#eeeeee" draw:opacity="100%"/>
      <style:paragraph-properties fo:background-color="#eeeeee"/>
      <style:text-properties style:font-name="Courier New" fo:font-size="10pt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text-properties style:font-name="Courier New" fo:font-size="10pt" style:text-underline-style="none" style:font-size-asian="10pt" style:font-size-complex="10pt"/>
    </style:style>
    <style:style style:name="P30" style:family="paragraph" style:parent-style-name="Table_20_Contents">
      <style:text-properties style:font-name="Courier New" fo:font-size="10pt" style:text-underline-style="none" fo:font-weight="normal" style:font-size-asian="10pt" style:font-weight-asian="normal" style:font-size-complex="10pt" style:font-weight-complex="normal"/>
    </style:style>
    <style:style style:name="P31" style:family="paragraph" style:parent-style-name="Table_20_Contents">
      <style:text-properties style:font-name="Courier New" fo:font-size="10pt" style:text-underline-style="none" fo:font-weight="normal" fo:background-color="#dddddd" style:font-size-asian="10pt" style:font-weight-asian="normal" style:font-size-complex="10pt" style:font-weight-complex="normal"/>
    </style:style>
    <style:style style:name="P32" style:family="paragraph" style:parent-style-name="Table_20_Contents">
      <style:text-properties style:font-name="Courier New" fo:font-size="10pt" style:text-underline-style="none" fo:background-color="#dddddd" style:font-size-asian="10pt" style:font-size-complex="10pt"/>
    </style:style>
    <style:style style:name="P33" style:family="paragraph" style:parent-style-name="Table_20_Contents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34" style:family="paragraph" style:parent-style-name="Table_20_Contents">
      <style:text-properties style:font-name="Courier New" fo:font-size="10pt" fo:background-color="#dddddd" style:font-size-asian="10pt" style:font-size-complex="10pt"/>
    </style:style>
    <style:style style:name="P35" style:family="paragraph" style:parent-style-name="Table_20_Contents">
      <style:text-properties style:font-name="Courier New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6" style:family="paragraph" style:parent-style-name="Table_20_Contents">
      <loext:graphic-properties draw:fill="solid" draw:fill-color="#eeeeee" draw:opacity="100%"/>
      <style:paragraph-properties fo:background-color="#eeeeee"/>
      <style:text-properties style:font-name="Courier New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7" style:family="paragraph" style:parent-style-name="Table_20_Contents">
      <style:text-properties style:font-name="Courier New" fo:font-size="9pt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39" style:family="paragraph" style:parent-style-name="Table_20_Contents">
      <style:text-properties fo:font-style="italic" style:font-style-asian="italic" style:font-style-complex="italic"/>
    </style:style>
    <style:style style:name="P4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</style:style>
    <style:style style:name="P42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43" style:family="paragraph" style:parent-style-name="Table_20_Contents">
      <style:paragraph-properties fo:text-align="center" style:justify-single-word="false"/>
      <style:text-properties fo:color="#000000" style:font-name="Arial" fo:font-size="14pt" style:font-size-asian="14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fo:color="#000000" style:text-position="33% 80%" style:font-name="Arial" fo:font-size="14pt" fo:font-style="italic" fo:font-weight="bold" style:font-size-asian="14pt" style:font-size-complex="14pt"/>
    </style:style>
    <style:style style:name="P45" style:family="paragraph" style:parent-style-name="Standard_5f_code">
      <style:text-properties fo:font-weight="normal" style:font-weight-asian="normal" style:font-weight-complex="normal"/>
    </style:style>
    <style:style style:name="P46" style:family="paragraph" style:parent-style-name="Standard_5f_code">
      <style:text-properties fo:font-weight="bold" style:font-weight-asian="bold" style:font-weight-complex="bold"/>
    </style:style>
    <style:style style:name="P47" style:family="paragraph" style:parent-style-name="Standard_5f_code">
      <style:text-properties officeooo:paragraph-rsid="0029250d"/>
    </style:style>
    <style:style style:name="P48" style:family="paragraph" style:parent-style-name="Standard">
      <loext:graphic-properties draw:fill="solid" draw:fill-color="#eeeeee" draw:opacity="100%"/>
      <style:paragraph-properties fo:background-color="#eeeeee"/>
      <style:text-properties style:font-name="Consolas1" fo:font-size="10pt" style:font-size-asian="10pt" style:font-size-complex="10pt"/>
    </style:style>
    <style:style style:name="P49" style:family="paragraph" style:parent-style-name="Standard">
      <loext:graphic-properties draw:fill="solid" draw:fill-color="#eeeeee" draw:opacity="100%"/>
      <style:paragraph-properties fo:background-color="#eeeeee"/>
      <style:text-properties style:font-name="Consolas1" fo:font-size="10pt" fo:font-weight="normal" style:font-size-asian="10pt" style:font-weight-asian="normal" style:font-size-complex="10pt" style:font-weight-complex="normal"/>
    </style:style>
    <style:style style:name="P50" style:family="paragraph" style:parent-style-name="Standard">
      <style:text-properties style:font-name="Courier New"/>
    </style:style>
    <style:style style:name="P51" style:family="paragraph" style:parent-style-name="Standard">
      <style:text-properties style:font-name="Courier New" fo:font-size="10pt" style:font-size-asian="10pt" style:font-size-complex="10pt"/>
    </style:style>
    <style:style style:name="P52" style:family="paragraph" style:parent-style-name="Standard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53" style:family="paragraph" style:parent-style-name="Standard">
      <style:text-properties fo:font-weight="bold" style:font-weight-asian="bold" style:font-weight-complex="bold"/>
    </style:style>
    <style:style style:name="P54" style:family="paragraph" style:parent-style-name="Standard">
      <style:text-properties fo:color="#ff3333" style:font-name="Courier New" fo:font-size="10pt" fo:font-weight="bold" style:font-size-asian="10pt" style:font-weight-asian="bold" style:font-size-complex="10pt" style:font-weight-complex="bold"/>
    </style:style>
    <style:style style:name="P55" style:family="paragraph" style:parent-style-name="Standard">
      <style:text-properties fo:color="#ff3333" style:font-name="Courier New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6" style:family="paragraph" style:parent-style-name="Standard">
      <style:text-properties fo:color="#ff3333" style:font-name="Courier New" fo:font-size="10pt" style:text-underline-style="none" fo:font-weight="bold" style:font-size-asian="10pt" style:font-weight-asian="bold" style:font-size-complex="10pt" style:font-weight-complex="bold"/>
    </style:style>
    <style:style style:name="P57" style:family="paragraph" style:parent-style-name="Standard">
      <style:text-properties style:text-underline-style="none"/>
    </style:style>
    <style:style style:name="P58" style:family="paragraph" style:parent-style-name="Standard">
      <style:text-properties fo:color="#000000" style:font-name="Courier New" fo:font-size="10pt" style:text-underline-style="none" fo:font-weight="bold" style:font-size-asian="10pt" style:font-weight-asian="bold" style:font-size-complex="10pt" style:font-weight-complex="bold"/>
    </style:style>
    <style:style style:name="P59" style:family="paragraph" style:parent-style-name="Standard">
      <style:paragraph-properties fo:text-align="center" style:justify-single-word="false"/>
    </style:style>
    <style:style style:name="P60" style:family="paragraph" style:parent-style-name="Standard">
      <style:text-properties fo:font-size="12pt" officeooo:rsid="001d95b3" officeooo:paragraph-rsid="001d95b3" style:font-size-asian="12pt" style:font-size-complex="12pt"/>
    </style:style>
    <style:style style:name="P61" style:family="paragraph" style:parent-style-name="Standard">
      <style:paragraph-properties fo:text-align="center" style:justify-single-word="false"/>
      <style:text-properties fo:font-size="12pt" officeooo:rsid="001d95b3" officeooo:paragraph-rsid="001d95b3" style:font-size-asian="12pt" style:font-size-complex="12pt"/>
    </style:style>
    <style:style style:name="P62" style:family="paragraph" style:parent-style-name="Standard">
      <style:text-properties officeooo:paragraph-rsid="001f38d1"/>
    </style:style>
    <style:style style:name="P63" style:family="paragraph" style:parent-style-name="Standard">
      <style:paragraph-properties fo:margin-left="3.752cm" fo:margin-right="0cm" fo:text-indent="0cm" style:auto-text-indent="false"/>
      <style:text-properties fo:color="#000000" style:font-name="Courier New" fo:font-size="10pt" style:font-size-asian="10pt" style:font-size-complex="10pt"/>
    </style:style>
    <style:style style:name="P64" style:family="paragraph" style:parent-style-name="List_20_Contents">
      <style:paragraph-properties fo:margin-top="0cm" fo:margin-bottom="0.499cm" loext:contextual-spacing="false"/>
    </style:style>
    <style:style style:name="P65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position="33% 80%" style:font-name="Arial" fo:font-size="14pt" fo:font-style="italic" fo:font-weight="bold" style:font-size-asian="14pt" style:font-size-complex="14pt"/>
    </style:style>
    <style:style style:name="P6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33aa" style:font-name="Arial" fo:font-size="9.75pt" fo:letter-spacing="normal" fo:font-style="italic" fo:font-weight="bold"/>
    </style:style>
    <style:style style:name="P67" style:family="paragraph" style:parent-style-name="Standard" style:list-style-name="L2"/>
    <style:style style:name="P68" style:family="paragraph" style:parent-style-name="Standard" style:list-style-name="L3"/>
    <style:style style:name="P69" style:family="paragraph" style:parent-style-name="Standard" style:list-style-name="L4"/>
    <style:style style:name="P70" style:family="paragraph" style:parent-style-name="Standard" style:list-style-name="L5">
      <style:paragraph-properties fo:text-align="start" style:justify-single-word="false"/>
      <style:text-properties style:font-name="Courier New"/>
    </style:style>
    <style:style style:name="P71" style:family="paragraph" style:parent-style-name="Standard" style:list-style-name="L5">
      <style:text-properties style:font-name="Courier New"/>
    </style:style>
    <style:style style:name="P72" style:family="paragraph" style:parent-style-name="Standard" style:list-style-name="L12"/>
    <style:style style:name="P73" style:family="paragraph" style:parent-style-name="Standard">
      <style:paragraph-properties fo:text-align="center" style:justify-single-word="false"/>
      <style:text-properties fo:font-size="28pt" officeooo:rsid="001d95b3" officeooo:paragraph-rsid="001d95b3" style:font-size-asian="28pt" style:font-size-complex="28pt"/>
    </style:style>
    <style:style style:name="P74" style:family="paragraph" style:parent-style-name="Standard">
      <style:paragraph-properties fo:text-align="center" style:justify-single-word="false"/>
      <style:text-properties officeooo:rsid="002bceb4" officeooo:paragraph-rsid="002bceb4"/>
    </style:style>
    <style:style style:name="P75" style:family="paragraph" style:parent-style-name="Text_20_body" style:list-style-name="L1"/>
    <style:style style:name="P76" style:family="paragraph" style:parent-style-name="Text_20_body" style:list-style-name="L6"/>
    <style:style style:name="P77" style:family="paragraph" style:parent-style-name="Text_20_body" style:list-style-name="L7"/>
    <style:style style:name="P78" style:family="paragraph" style:parent-style-name="Text_20_body" style:list-style-name="L8">
      <style:text-properties style:font-name="Courier New" fo:font-style="normal" style:text-underline-style="none" style:font-style-asian="normal" style:font-style-complex="normal"/>
    </style:style>
    <style:style style:name="P79" style:family="paragraph" style:parent-style-name="Text_20_body" style:list-style-name="L8">
      <style:text-properties style:font-name="Courier New" fo:font-style="normal" style:text-underline-style="none" officeooo:paragraph-rsid="001f9a6e" style:font-style-asian="normal" style:font-style-complex="normal"/>
    </style:style>
    <style:style style:name="P80" style:family="paragraph" style:parent-style-name="Text_20_body" style:list-style-name="L9"/>
    <style:style style:name="P81" style:family="paragraph" style:parent-style-name="Text_20_body" style:list-style-name="L9">
      <style:text-properties style:font-name="Times New Roman" fo:font-size="12pt" style:font-size-asian="12pt" style:font-size-complex="12pt"/>
    </style:style>
    <style:style style:name="P82" style:family="paragraph" style:parent-style-name="Text_20_body" style:list-style-name="L11">
      <style:text-properties style:font-name="Times New Roman" fo:font-size="12pt" style:font-size-asian="12pt" style:font-size-complex="12pt"/>
    </style:style>
    <style:style style:name="P83" style:family="paragraph" style:parent-style-name="Text_20_body" style:list-style-name="L11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4" style:family="paragraph" style:parent-style-name="Text_20_body" style:list-style-name="L10"/>
    <style:style style:name="P8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9250d" style:font-weight-asian="bold" style:font-weight-complex="bold"/>
    </style:style>
    <style:style style:name="T7" style:family="text">
      <style:text-properties fo:font-weight="bold" fo:background-color="#dddddd" loext:char-shading-value="0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fo:background-color="#dddddd" loext:char-shading-value="0" style:font-weight-asian="normal" style:font-weight-complex="normal"/>
    </style:style>
    <style:style style:name="T10" style:family="text">
      <style:text-properties style:font-name="Consolas1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9pt" fo:font-weight="bold" style:font-size-asian="9pt" style:font-weight-asian="bold" style:font-size-complex="9pt" style:font-weight-complex="bold"/>
    </style:style>
    <style:style style:name="T13" style:family="text">
      <style:text-properties fo:color="#0000cc"/>
    </style:style>
    <style:style style:name="T14" style:family="text">
      <style:text-properties style:font-name="Courier New"/>
    </style:style>
    <style:style style:name="T15" style:family="text">
      <style:text-properties style:font-name="Courier New" fo:font-size="10pt" style:font-size-asian="10pt" style:font-size-complex="10pt"/>
    </style:style>
    <style:style style:name="T16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17" style:family="text">
      <style:text-properties style:font-name="Courier New" fo:font-style="normal" style:font-style-asian="normal" style:font-style-complex="normal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fo:font-size="12pt" style:font-size-asian="12pt" style:font-size-complex="12pt"/>
    </style:style>
    <style:style style:name="T20" style:family="text">
      <style:text-properties fo:color="#ff3333" fo:font-weight="bold" style:font-weight-asian="bold" style:font-weight-complex="bold"/>
    </style:style>
    <style:style style:name="T21" style:family="text">
      <style:text-properties fo:color="#ff3333" style:font-name="Courier New" fo:font-size="10pt" fo:font-weight="bold" style:font-size-asian="10pt" style:font-weight-asian="bold" style:font-size-complex="10pt" style:font-weight-complex="bold"/>
    </style:style>
    <style:style style:name="T22" style:family="text">
      <style:text-properties fo:color="#ff3333" style:font-name="Courier New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5" style:family="text">
      <style:text-properties fo:color="#000000" style:font-name="Courier New" fo:font-size="10pt" fo:font-weight="bold" style:font-size-asian="10pt" style:font-weight-asian="bold" style:font-size-complex="10pt" style:font-weight-complex="bold"/>
    </style:style>
    <style:style style:name="T26" style:family="text">
      <style:text-properties fo:color="#000000" fo:background-color="#ffff99" loext:char-shading-value="0"/>
    </style:style>
    <style:style style:name="T27" style:family="text">
      <style:text-properties fo:color="#000000" style:font-name="Courier New1" fo:font-size="14pt" fo:font-weight="bold" style:font-size-asian="14pt" style:font-size-complex="14pt"/>
    </style:style>
    <style:style style:name="T28" style:family="text">
      <style:text-properties fo:color="#000000" style:font-name="Courier New1" fo:font-size="14pt" style:font-size-asian="14pt" style:font-size-complex="14pt"/>
    </style:style>
    <style:style style:name="T29" style:family="text">
      <style:text-properties style:font-name="DaunPenh" fo:font-size="2pt" style:font-size-asian="2pt" style:font-size-complex="2pt"/>
    </style:style>
    <style:style style:name="T30" style:family="text">
      <style:text-properties fo:background-color="#ffff99" loext:char-shading-value="0"/>
    </style:style>
    <style:style style:name="T31" style:family="text">
      <style:text-properties officeooo:rsid="001dcbaa"/>
    </style:style>
    <style:style style:name="T32" style:family="text">
      <style:text-properties fo:background-color="#dddddd" loext:char-shading-value="0"/>
    </style:style>
    <style:style style:name="T33" style:family="text">
      <style:text-properties style:text-underline-style="none" fo:background-color="#dddddd" loext:char-shading-value="0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fo:font-size="7pt" style:font-size-asian="7pt" style:font-size-complex="7pt"/>
    </style:style>
    <style:style style:name="T36" style:family="text">
      <style:text-properties fo:color="#000099"/>
    </style:style>
    <style:style style:name="T37" style:family="text">
      <style:text-properties fo:font-size="10pt" style:font-size-asian="10pt" style:font-size-complex="10pt"/>
    </style:style>
    <style:style style:name="T38" style:family="text">
      <style:text-properties fo:font-size="10pt" fo:background-color="#dddddd" loext:char-shading-value="0" style:font-size-asian="10pt" style:font-size-complex="10pt"/>
    </style:style>
    <style:style style:name="T39" style:family="text">
      <style:text-properties fo:font-size="10pt" fo:font-weight="bold" fo:background-color="#dddddd" loext:char-shading-value="0" style:font-size-asian="10pt" style:font-weight-asian="bold" style:font-size-complex="10pt" style:font-weight-complex="bold"/>
    </style:style>
    <style:style style:name="T40" style:family="text">
      <style:text-properties style:font-name="Courier New1" fo:font-weight="bold" style:font-weight-asian="bold" style:font-weight-complex="bold"/>
    </style:style>
    <style:style style:name="T41" style:family="text">
      <style:text-properties officeooo:rsid="0025c94e"/>
    </style:style>
    <style:style style:name="T42" style:family="text">
      <style:text-properties fo:font-variant="normal" fo:text-transform="none" fo:letter-spacing="normal"/>
    </style:style>
    <style:style style:name="T43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44" style:family="text">
      <style:text-properties fo:font-variant="normal" fo:text-transform="none" fo:color="#000000" fo:letter-spacing="normal"/>
    </style:style>
    <style:style style:name="T45" style:family="text">
      <style:text-properties fo:font-variant="normal" fo:text-transform="none" style:font-name="Times New Roman1" fo:font-size="14pt" fo:letter-spacing="normal" fo:font-style="normal" fo:font-weight="normal"/>
    </style:style>
    <style:style style:name="T46" style:family="text">
      <style:text-properties officeooo:rsid="0029250d"/>
    </style:style>
    <style:style style:name="T47" style:family="text">
      <style:text-properties officeooo:rsid="002b183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boolean-style style:name="N99">
      <number:boolean/>
    </number:boolean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Programmation en C</text:p>
      <text:p text:style-name="P74">V 2.1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1"/>
      <text:p text:style-name="P61"><text:span text:style-name="T42"><draw:a xlink:type="simple" xlink:href="http://creativecommons.org/licenses/by/4.0/"><draw:frame draw:style-name="fr1" draw:name="Image1" text:anchor-type="as-char" svg:width="2.381cm" svg:height="0.873cm" draw:z-index="11"><draw:image xlink:href="Pictures/10000201000000580000001F501C3D662BC8CC27.png" xlink:type="simple" xlink:show="embed" xlink:actuate="onLoad" loext:mime-type="image/png"/><svg:title>Licence Creative Commons</svg:title></draw:frame></draw:a></text:span><text:line-break/><text:span text:style-name="T43">Programmation en C</text:span><text:span text:style-name="T44"> </text:span><text:span text:style-name="T43">de </text:span><text:a xlink:type="simple" xlink:href="https://github.com/michaelguedj/ens__programmation_c" text:style-name="Internet_20_link" text:visited-style-name="Visited_20_Internet_20_Link"><text:span text:style-name="T45">Dr Michaël GUEDJ</text:span></text:a><text:span text:style-name="T44"> </text:span><text:span text:style-name="T43">est mis à disposition selon les termes de la </text:span><text:a xlink:type="simple" xlink:href="http://creativecommons.org/licenses/by/4.0/" text:style-name="Internet_20_link" text:visited-style-name="Visited_20_Internet_20_Link"><text:span text:style-name="T45">licence Creative Commons Attribution 4.0 International</text:span></text:a><text:span text:style-name="T43">.</text:span><text:line-break/><text:span text:style-name="T43">Fondé(e) sur une œuvre à </text:span><text:a xlink:type="simple" xlink:href="https://github.com/michaelguedj/ens__programmation_c" text:style-name="Internet_20_link" text:visited-style-name="Visited_20_Internet_20_Link"><text:span text:style-name="T45">https://github.com/michaelguedj/ens__programmation_c</text:span></text:a><text:span text:style-name="T43">.</text:span> </text:p>
      <text:p text:style-name="P61"/>
      <text:p text:style-name="P61"/>
      <text:p text:style-name="P60"/>
      <text:p text:style-name="P60"/>
      <text:table-of-content text:style-name="Sect1" text:name="Table des matières1">
        <text:table-of-content-source text:outline-level="1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  <text:index-source-styles text:outline-level="2">
            <text:index-source-style text:style-name="Heading_20_1"/>
          </text:index-source-styles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85"><text:a xlink:type="simple" xlink:href="#__RefHeading___Toc6249_107937476" text:style-name="Index_20_Link" text:visited-style-name="Index_20_Link">I. Syntaxe<text:tab/>3</text:a></text:p>
          <text:p text:style-name="P85"><text:a xlink:type="simple" xlink:href="#__RefHeading___Toc6119_107937476" text:style-name="Index_20_Link" text:visited-style-name="Index_20_Link">Mathématiques de base et langage C<text:tab/>4</text:a></text:p>
          <text:p text:style-name="P85"><text:a xlink:type="simple" xlink:href="#__RefHeading___Toc6121_107937476" text:style-name="Index_20_Link" text:visited-style-name="Index_20_Link">Exemples à connaître<text:tab/>5</text:a></text:p>
          <text:p text:style-name="P85"><text:a xlink:type="simple" xlink:href="#__RefHeading___Toc6247_107937476" text:style-name="Index_20_Link" text:visited-style-name="Index_20_Link">II. Mémoire<text:tab/>11</text:a></text:p>
          <text:p text:style-name="P85"><text:a xlink:type="simple" xlink:href="#__RefHeading___Toc6123_107937476" text:style-name="Index_20_Link" text:visited-style-name="Index_20_Link">Notion de pointeur<text:tab/>12</text:a></text:p>
          <text:p text:style-name="P85"><text:a xlink:type="simple" xlink:href="#__RefHeading___Toc6125_107937476" text:style-name="Index_20_Link" text:visited-style-name="Index_20_Link">Passage des paramètres – 1<text:tab/>14</text:a></text:p>
          <text:p text:style-name="P85"><text:a xlink:type="simple" xlink:href="#__RefHeading___Toc6127_107937476" text:style-name="Index_20_Link" text:visited-style-name="Index_20_Link">Passage des paramètres – 2<text:tab/>15</text:a></text:p>
          <text:p text:style-name="P85"><text:a xlink:type="simple" xlink:href="#__RefHeading___Toc6129_107937476" text:style-name="Index_20_Link" text:visited-style-name="Index_20_Link">Passage des paramètres – 3<text:tab/>17</text:a></text:p>
          <text:p text:style-name="P85"><text:a xlink:type="simple" xlink:href="#__RefHeading___Toc6131_107937476" text:style-name="Index_20_Link" text:visited-style-name="Index_20_Link">Passage des paramètres – 4<text:tab/>19</text:a></text:p>
          <text:p text:style-name="P85"><text:a xlink:type="simple" xlink:href="#__RefHeading___Toc6133_107937476" text:style-name="Index_20_Link" text:visited-style-name="Index_20_Link">Tableaux<text:tab/>21</text:a></text:p>
          <text:p text:style-name="P85"><text:a xlink:type="simple" xlink:href="#__RefHeading___Toc6135_107937476" text:style-name="Index_20_Link" text:visited-style-name="Index_20_Link">Allocation dynamique de la mémoire<text:tab/>25</text:a></text:p>
          <text:p text:style-name="P85"><text:a xlink:type="simple" xlink:href="#__RefHeading___Toc6137_107937476" text:style-name="Index_20_Link" text:visited-style-name="Index_20_Link">Composition de la mémoire<text:tab/>27</text:a></text:p>
          <text:p text:style-name="P85"><text:a xlink:type="simple" xlink:href="#__RefHeading___Toc6245_107937476" text:style-name="Index_20_Link" text:visited-style-name="Index_20_Link">III. Documentation technique<text:tab/>29</text:a></text:p>
          <text:p text:style-name="P85"><text:a xlink:type="simple" xlink:href="#__RefHeading___Toc6139_107937476" text:style-name="Index_20_Link" text:visited-style-name="Index_20_Link">Spécificateurs de format pour printf<text:tab/>30</text:a></text:p>
          <text:p text:style-name="P85"><text:a xlink:type="simple" xlink:href="#__RefHeading___Toc6141_107937476" text:style-name="Index_20_Link" text:visited-style-name="Index_20_Link">Langage C – Impression de caractères spéciaux<text:tab/>31</text:a></text:p>
          <text:p text:style-name="P85"><text:a xlink:type="simple" xlink:href="#__RefHeading___Toc6143_107937476" text:style-name="Index_20_Link" text:visited-style-name="Index_20_Link">Programmation en C – Passage d'arguments à un programme<text:tab/>32</text:a></text:p>
        </text:index-body>
      </text:table-of-content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list xml:id="list781286986" text:style-name="Numbering_20_IVX">
        <text:list-item>
          <text:p text:style-name="Heading"><text:bookmark-start text:name="__RefHeading___Toc6249_107937476"/>Syntaxe<text:bookmark-end text:name="__RefHeading___Toc6249_107937476"/></text:p>
        </text:list-item>
      </text:list>
      <text:list xml:id="list1973864030" text:style-name="Outline">
        <text:list-item>
          <text:h text:style-name="Heading_20_1" text:outline-level="1"><text:bookmark-start text:name="__RefHeading___Toc6119_107937476"/>Mathématiques de base et langage C<text:bookmark-end text:name="__RefHeading___Toc6119_107937476"/></text:h>
        </text:list-item>
      </text:list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1">Mathématique</text:p>
          </table:table-cell>
          <table:table-cell table:style-name="Tableau1.B1" office:value-type="string">
            <text:p text:style-name="P24">Langage C</text:p>
          </table:table-cell>
        </table:table-row>
        <table:table-row>
          <table:table-cell table:style-name="Tableau1.A18" office:value-type="string">
            <text:p text:style-name="P17"><draw:frame draw:style-name="fr3" draw:name="Objet1" text:anchor-type="as-char" svg:y="-0.377cm" svg:width="1.009cm" svg:height="0.469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au1.B18" office:value-type="string">
            <text:p text:style-name="P48">x*5</text:p>
          </table:table-cell>
        </table:table-row>
        <table:table-row>
          <table:table-cell table:style-name="Tableau1.A18" office:value-type="string">
            <text:p text:style-name="P17"><draw:frame draw:style-name="fr3" draw:name="Objet3" text:anchor-type="as-char" svg:y="-0.377cm" svg:width="1.02cm" svg:height="0.469cm" draw:z-index="12"><draw:object xlink:href="./Object 3" xlink:type="simple" xlink:show="embed" xlink:actuate="onLoad"/><draw:image xlink:href="./ObjectReplacements/Object 3" xlink:type="simple" xlink:show="embed" xlink:actuate="onLoad"/></draw:frame>(test)</text:p>
          </table:table-cell>
          <table:table-cell table:style-name="Tableau1.B18" office:value-type="string">
            <text:p text:style-name="P48">a == b</text:p>
          </table:table-cell>
        </table:table-row>
        <table:table-row>
          <table:table-cell table:style-name="Tableau1.A18" office:value-type="string">
            <text:p text:style-name="P17"><draw:frame draw:style-name="fr3" draw:name="Objet16" text:anchor-type="as-char" svg:y="-0.377cm" svg:width="0.995cm" svg:height="0.469cm" draw:z-index="13"><draw:object xlink:href="./Object 16" xlink:type="simple" xlink:show="embed" xlink:actuate="onLoad"/><draw:image xlink:href="./ObjectReplacements/Object 16" xlink:type="simple" xlink:show="embed" xlink:actuate="onLoad"/><svg:desc>formule</svg:desc></draw:frame></text:p>
          </table:table-cell>
          <table:table-cell table:style-name="Tableau1.B18" office:value-type="string">
            <text:p text:style-name="P48">a != b</text:p>
          </table:table-cell>
        </table:table-row>
        <table:table-row>
          <table:table-cell table:style-name="Tableau1.A18" office:value-type="string">
            <text:p text:style-name="P17"><draw:frame draw:style-name="fr3" draw:name="Objet4" text:anchor-type="as-char" svg:y="-0.377cm" svg:width="0.995cm" svg:height="0.469cm" draw:z-index="1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</table:table-cell>
          <table:table-cell table:style-name="Tableau1.B18" office:value-type="string">
            <text:p text:style-name="P48">a &lt;= b</text:p>
          </table:table-cell>
        </table:table-row>
        <table:table-row>
          <table:table-cell table:style-name="Tableau1.A18" office:value-type="string">
            <text:p text:style-name="P17"><draw:frame draw:style-name="fr3" draw:name="Objet5" text:anchor-type="as-char" svg:y="-0.377cm" svg:width="0.995cm" svg:height="0.469cm" draw:z-index="2"><draw:object xlink:href="./Object 5" xlink:type="simple" xlink:show="embed" xlink:actuate="onLoad"/><draw:image xlink:href="./ObjectReplacements/Object 5" xlink:type="simple" xlink:show="embed" xlink:actuate="onLoad"/><svg:desc>formule</svg:desc></draw:frame></text:p>
          </table:table-cell>
          <table:table-cell table:style-name="Tableau1.B18" office:value-type="string">
            <text:p text:style-name="P48">a &gt;= b</text:p>
          </table:table-cell>
        </table:table-row>
        <table:table-row>
          <table:table-cell table:style-name="Tableau1.A18" office:value-type="string">
            <text:p text:style-name="P17"><draw:frame draw:style-name="fr3" draw:name="Objet6" text:anchor-type="as-char" svg:y="-0.377cm" svg:width="1.536cm" svg:height="0.469cm" draw:z-index="3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</table:table-cell>
          <table:table-cell table:style-name="Tableau1.B18" office:value-type="string">
            <text:p text:style-name="P48">a &lt;= b &amp;&amp; b &lt;= c</text:p>
          </table:table-cell>
        </table:table-row>
        <table:table-row>
          <table:table-cell table:style-name="Tableau1.A18" office:value-type="string">
            <text:p text:style-name="P17"><draw:frame draw:style-name="fr3" draw:name="Objet7" text:anchor-type="as-char" svg:y="-0.377cm" svg:width="1.461cm" svg:height="0.469cm" draw:z-index="4"><draw:object xlink:href="./Object 7" xlink:type="simple" xlink:show="embed" xlink:actuate="onLoad"/><draw:image xlink:href="./ObjectReplacements/Object 7" xlink:type="simple" xlink:show="embed" xlink:actuate="onLoad"/><svg:desc>formule</svg:desc></draw:frame></text:p>
          </table:table-cell>
          <table:table-cell table:style-name="Tableau1.B18" office:value-type="string">
            <text:p text:style-name="P48">a &lt; b <text:s/>&amp;&amp; b &lt; c</text:p>
          </table:table-cell>
        </table:table-row>
        <table:table-row>
          <table:table-cell table:style-name="Tableau1.A18" office:value-type="string">
            <text:p text:style-name="P17"><draw:frame draw:style-name="fr3" draw:name="Objet8" text:anchor-type="as-char" svg:y="-0.377cm" svg:width="1.584cm" svg:height="0.469cm" draw:z-index="5"><draw:object xlink:href="./Object 8" xlink:type="simple" xlink:show="embed" xlink:actuate="onLoad"/><draw:image xlink:href="./ObjectReplacements/Object 8" xlink:type="simple" xlink:show="embed" xlink:actuate="onLoad"/><svg:desc>formule</svg:desc></draw:frame></text:p>
          </table:table-cell>
          <table:table-cell table:style-name="Tableau1.B18" office:value-type="string">
            <text:p text:style-name="P48">a == b &amp;&amp; b == c</text:p>
          </table:table-cell>
        </table:table-row>
        <table:table-row>
          <table:table-cell table:style-name="Tableau1.A10" office:value-type="boolean" office:boolean-value="true">
            <text:p text:style-name="P22">VRAI</text:p>
          </table:table-cell>
          <table:table-cell table:style-name="Tableau1.B10" office:value-type="float" office:value="1">
            <text:p text:style-name="P49">1</text:p>
          </table:table-cell>
        </table:table-row>
        <table:table-row>
          <table:table-cell table:style-name="Tableau1.A11" office:value-type="boolean" office:boolean-value="false">
            <text:p text:style-name="P22">FAUX</text:p>
          </table:table-cell>
          <table:table-cell table:style-name="Tableau1.B11" office:value-type="float" office:value="0">
            <text:p text:style-name="P49">0</text:p>
          </table:table-cell>
        </table:table-row>
        <table:table-row>
          <table:table-cell table:style-name="Tableau1.A18" office:value-type="string">
            <text:p text:style-name="P22">ET</text:p>
          </table:table-cell>
          <table:table-cell table:style-name="Tableau1.B18" office:value-type="string">
            <text:p text:style-name="P49">&amp;&amp;</text:p>
          </table:table-cell>
        </table:table-row>
        <table:table-row>
          <table:table-cell table:style-name="Tableau1.A18" office:value-type="string">
            <text:p text:style-name="P22">OU</text:p>
          </table:table-cell>
          <table:table-cell table:style-name="Tableau1.B18" office:value-type="string">
            <text:p text:style-name="P49">||</text:p>
          </table:table-cell>
        </table:table-row>
        <table:table-row>
          <table:table-cell table:style-name="Tableau1.A18" office:value-type="string">
            <text:p text:style-name="P17"><draw:frame draw:style-name="fr3" draw:name="Objet9" text:anchor-type="as-char" svg:y="-0.377cm" svg:width="0.958cm" svg:height="0.469cm" draw:z-index="6"><draw:object xlink:href="./Object 9" xlink:type="simple" xlink:show="embed" xlink:actuate="onLoad"/><draw:image xlink:href="./ObjectReplacements/Object 9" xlink:type="simple" xlink:show="embed" xlink:actuate="onLoad"/><svg:desc>formule</svg:desc></draw:frame><text:span text:style-name="T5">ET</text:span> <draw:frame draw:style-name="fr3" draw:name="Objet18" text:anchor-type="as-char" svg:y="-0.377cm" svg:width="0.928cm" svg:height="0.469cm" draw:z-index="14"><draw:object xlink:href="./Object 18" xlink:type="simple" xlink:show="embed" xlink:actuate="onLoad"/><draw:image xlink:href="./ObjectReplacements/Object 18" xlink:type="simple" xlink:show="embed" xlink:actuate="onLoad"/><svg:desc>formule</svg:desc></draw:frame></text:p>
          </table:table-cell>
          <table:table-cell table:style-name="Tableau1.B18" office:value-type="string">
            <text:p text:style-name="P48">a &lt; b <text:span text:style-name="T8">&amp;&amp;</text:span> b &lt; c</text:p>
          </table:table-cell>
        </table:table-row>
        <table:table-row>
          <table:table-cell table:style-name="Tableau1.A18" office:value-type="string">
            <text:p text:style-name="P17"><draw:frame draw:style-name="fr3" draw:name="Objet10" text:anchor-type="as-char" svg:y="-0.377cm" svg:width="1.02cm" svg:height="0.469cm" draw:z-index="7"><draw:object xlink:href="./Object 10" xlink:type="simple" xlink:show="embed" xlink:actuate="onLoad"/><draw:image xlink:href="./ObjectReplacements/Object 10" xlink:type="simple" xlink:show="embed" xlink:actuate="onLoad"/><svg:desc>formule</svg:desc></draw:frame><text:span text:style-name="T5">ET</text:span> <draw:frame draw:style-name="fr3" draw:name="Objet19" text:anchor-type="as-char" svg:y="-0.377cm" svg:width="0.99cm" svg:height="0.469cm" draw:z-index="17"><draw:object xlink:href="./Object 19" xlink:type="simple" xlink:show="embed" xlink:actuate="onLoad"/><draw:image xlink:href="./ObjectReplacements/Object 19" xlink:type="simple" xlink:show="embed" xlink:actuate="onLoad"/><svg:desc>formule</svg:desc></draw:frame></text:p>
          </table:table-cell>
          <table:table-cell table:style-name="Tableau1.B18" office:value-type="string">
            <text:p text:style-name="P48">a == b <text:span text:style-name="T8">&amp;&amp;</text:span> b == c</text:p>
          </table:table-cell>
        </table:table-row>
        <table:table-row>
          <table:table-cell table:style-name="Tableau1.A18" office:value-type="string">
            <text:p text:style-name="P17"><draw:frame draw:style-name="fr3" draw:name="Objet11" text:anchor-type="as-char" svg:y="-0.377cm" svg:width="1.02cm" svg:height="0.469cm" draw:z-index="8"><draw:object xlink:href="./Object 11" xlink:type="simple" xlink:show="embed" xlink:actuate="onLoad"/><draw:image xlink:href="./ObjectReplacements/Object 11" xlink:type="simple" xlink:show="embed" xlink:actuate="onLoad"/><svg:desc>formule</svg:desc></draw:frame><text:span text:style-name="T5">OU</text:span> <draw:frame draw:style-name="fr3" draw:name="Objet20" text:anchor-type="as-char" svg:y="-0.377cm" svg:width="0.99cm" svg:height="0.469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</text:p>
          </table:table-cell>
          <table:table-cell table:style-name="Tableau1.B18" office:value-type="string">
            <text:p text:style-name="P48">a == b <text:span text:style-name="T8">||</text:span> b == c</text:p>
          </table:table-cell>
        </table:table-row>
        <table:table-row>
          <table:table-cell table:style-name="Tableau1.A18" office:value-type="string">
            <text:p text:style-name="P17"><draw:frame draw:style-name="fr3" draw:name="Objet14" text:anchor-type="as-char" svg:y="-0.621cm" svg:width="3.159cm" svg:height="1cm" draw:z-index="9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</table:table-cell>
          <table:table-cell table:style-name="Tableau1.B18" office:value-type="string">
            <text:p text:style-name="P48">33+(5*x+40*y)/3</text:p>
          </table:table-cell>
        </table:table-row>
        <table:table-row>
          <table:table-cell table:style-name="Tableau1.A18" office:value-type="string">
            <text:p text:style-name="P17">3 est-il divisible par 2 ?</text:p>
          </table:table-cell>
          <table:table-cell table:style-name="Tableau1.B18" office:value-type="string">
            <text:p text:style-name="P48">3 % 2 == 0</text:p>
          </table:table-cell>
        </table:table-row>
      </table:table>
      <text:list xml:id="list95750731411036" text:continue-numbering="true" text:style-name="Outline">
        <text:list-item>
          <text:h text:style-name="Heading_20_1" text:outline-level="1"><text:bookmark-start text:name="__RefHeading___Toc6121_107937476"/>Exemples à connaître<text:bookmark-end text:name="__RefHeading___Toc6121_107937476"/></text:h>
          <text:list>
            <text:list-item>
              <text:h text:style-name="Heading_20_2" text:outline-level="2">Fonction et appel de fonction</text:h>
            </text:list-item>
          </text:list>
        </text:list-item>
      </text:list>
      <text:p text:style-name="Standard_5f_code"><text:span text:style-name="T5">float</text:span> f(<text:span text:style-name="T5">float</text:span> x)</text:p>
      <text:p text:style-name="Standard_5f_code">{</text:p>
      <text:p text:style-name="Standard_5f_code"><text:s text:c="4"/><text:span text:style-name="T5">return</text:span> x+1;</text:p>
      <text:p text:style-name="Standard_5f_code">}</text:p>
      <text:p text:style-name="Standard_5f_code"/>
      <text:p text:style-name="Standard_5f_code"><text:span text:style-name="T5">int</text:span> main()</text:p>
      <text:p text:style-name="Standard_5f_code">{</text:p>
      <text:p text:style-name="Standard_5f_code"><text:s text:c="4"/><text:span text:style-name="T5">float</text:span> x = f(<text:span text:style-name="T5">1</text:span>);</text:p>
      <text:p text:style-name="Standard_5f_code"><text:s text:c="4"/><text:span text:style-name="T8">printf</text:span>(<text:span text:style-name="T5">"%f \n"</text:span>, x);</text:p>
      <text:p text:style-name="Standard_5f_code"><text:s text:c="4"/><text:span text:style-name="T5">return</text:span> 0;</text:p>
      <text:p text:style-name="Standard_5f_code">}</text:p>
      <text:list xml:id="list95750861646311" text:continue-numbering="true" text:style-name="Outline">
        <text:list-item>
          <text:list>
            <text:list-item>
              <text:h text:style-name="Heading_20_2" text:outline-level="2">Fonction en appelant d'autres</text:h>
            </text:list-item>
          </text:list>
        </text:list-item>
      </text:list>
      <text:p text:style-name="Standard_5f_code"><text:span text:style-name="T5">float</text:span> g(<text:span text:style-name="T5">float</text:span> x)</text:p>
      <text:p text:style-name="Standard_5f_code">{</text:p>
      <text:p text:style-name="Standard_5f_code"><text:s text:c="4"/><text:span text:style-name="T5">return</text:span> x+1;</text:p>
      <text:p text:style-name="Standard_5f_code">}</text:p>
      <text:p text:style-name="Standard_5f_code"/>
      <text:p text:style-name="Standard_5f_code"><text:span text:style-name="T5">float</text:span> h(<text:span text:style-name="T5">float</text:span> x)</text:p>
      <text:p text:style-name="Standard_5f_code">{</text:p>
      <text:p text:style-name="Standard_5f_code"><text:s text:c="4"/><text:span text:style-name="T5">return</text:span> x*x;</text:p>
      <text:p text:style-name="Standard_5f_code">}</text:p>
      <text:p text:style-name="Standard_5f_code"/>
      <text:p text:style-name="Standard_5f_code"><text:span text:style-name="T5">float</text:span> f(<text:span text:style-name="T5">float</text:span> x)</text:p>
      <text:p text:style-name="Standard_5f_code">{</text:p>
      <text:p text:style-name="Standard_5f_code"><text:s text:c="3"/><text:span text:style-name="T5">return</text:span> g(x) + h(x);</text:p>
      <text:p text:style-name="Standard_5f_code">}</text:p>
      <text:list xml:id="list95752393030445" text:continue-numbering="true" text:style-name="Outline">
        <text:list-item>
          <text:list>
            <text:list-item>
              <text:h text:style-name="Heading_20_2" text:outline-level="2">Condition si / sinon</text:h>
            </text:list-item>
          </text:list>
        </text:list-item>
      </text:list>
      <text:p text:style-name="P45"><text:span text:style-name="T5">int</text:span> f(<text:span text:style-name="T5">char</text:span> c)</text:p>
      <text:p text:style-name="P45">{</text:p>
      <text:p text:style-name="P45"><text:s text:c="4"/><text:span text:style-name="T5">if</text:span>(c=='a')</text:p>
      <text:p text:style-name="P45"><text:s text:c="4"/>{</text:p>
      <text:p text:style-name="P45"><text:s text:c="8"/><text:span text:style-name="T5">return</text:span> 1;</text:p>
      <text:p text:style-name="P45"><text:s text:c="4"/>}</text:p>
      <text:p text:style-name="P45"><text:s text:c="4"/><text:span text:style-name="T5">else</text:span></text:p>
      <text:p text:style-name="P45"><text:s text:c="4"/>{</text:p>
      <text:p text:style-name="P45"><text:s text:c="8"/><text:span text:style-name="T5">return</text:span> 0;</text:p>
      <text:p text:style-name="P45"><text:s text:c="4"/>}</text:p>
      <text:p text:style-name="P45">}</text:p>
      <text:list xml:id="list95752137156456" text:continue-numbering="true" text:style-name="Outline">
        <text:list-item>
          <text:list>
            <text:list-item>
              <text:h text:style-name="Heading_20_2" text:outline-level="2">Condition si / sinon si / sinon</text:h>
            </text:list-item>
          </text:list>
        </text:list-item>
      </text:list>
      <text:p text:style-name="P45">#include &lt;stdio.h&gt;</text:p>
      <text:p text:style-name="P46"/>
      <text:p text:style-name="Standard_5f_code"><text:span text:style-name="T5">void</text:span> e(<text:span text:style-name="T5">double</text:span> x)</text:p>
      <text:p text:style-name="Standard_5f_code">{</text:p>
      <text:p text:style-name="Standard_5f_code"><text:s text:c="4"/><text:span text:style-name="T5">if</text:span>(x&lt;0)</text:p>
      <text:p text:style-name="Standard_5f_code"><text:s text:c="4"/>{</text:p>
      <text:p text:style-name="Standard_5f_code"><text:soft-page-break/><text:s text:c="8"/><text:span text:style-name="T8">printf</text:span>(<text:span text:style-name="T5">"negatif. \n"</text:span>);</text:p>
      <text:p text:style-name="Standard_5f_code"><text:s text:c="4"/>}</text:p>
      <text:p text:style-name="Standard_5f_code"><text:s text:c="4"/><text:span text:style-name="T5">else</text:span> <text:span text:style-name="T5">if</text:span> (x==0)</text:p>
      <text:p text:style-name="Standard_5f_code"><text:s text:c="4"/>{</text:p>
      <text:p text:style-name="Standard_5f_code"><text:s text:c="8"/><text:span text:style-name="T8">printf</text:span>(<text:span text:style-name="T5">"zero. \n"</text:span>);</text:p>
      <text:p text:style-name="Standard_5f_code"><text:s text:c="4"/>}</text:p>
      <text:p text:style-name="Standard_5f_code"><text:s text:c="4"/><text:span text:style-name="T5">else</text:span></text:p>
      <text:p text:style-name="Standard_5f_code"><text:s text:c="4"/>{</text:p>
      <text:p text:style-name="Standard_5f_code"><text:s text:c="8"/><text:span text:style-name="T8">printf</text:span>(<text:span text:style-name="T5">"positif. \n"</text:span>);</text:p>
      <text:p text:style-name="Standard_5f_code"><text:s text:c="4"/>}</text:p>
      <text:p text:style-name="Standard_5f_code">}</text:p>
      <text:p text:style-name="Standard_5f_code"/>
      <text:p text:style-name="Standard_5f_code"><text:span text:style-name="T5">int</text:span> main()</text:p>
      <text:p text:style-name="Standard_5f_code">{</text:p>
      <text:p text:style-name="Standard_5f_code"><text:s text:c="4"/>e(1);</text:p>
      <text:p text:style-name="Standard_5f_code"><text:s text:c="4"/><text:span text:style-name="T5">return</text:span> 0;</text:p>
      <text:p text:style-name="Standard_5f_code">}</text:p>
      <text:list xml:id="list95751219583114" text:continue-numbering="true" text:style-name="Outline">
        <text:list-item>
          <text:list>
            <text:list-item>
              <text:h text:style-name="Heading_20_2" text:outline-level="2">Encadrement</text:h>
            </text:list-item>
          </text:list>
        </text:list-item>
      </text:list>
      <text:p text:style-name="P45"><text:span text:style-name="T5">int</text:span> encadrement(<text:span text:style-name="T5">double</text:span> x, <text:span text:style-name="T5">double</text:span> a, <text:span text:style-name="T5">double</text:span> b)</text:p>
      <text:p text:style-name="P45">{</text:p>
      <text:p text:style-name="P45"><text:s text:c="4"/><text:span text:style-name="T5">if</text:span> (a &lt;= x &amp;&amp; x &lt;= b)</text:p>
      <text:p text:style-name="P45"><text:s text:c="8"/><text:span text:style-name="T5">return</text:span> 1; // Vrai</text:p>
      <text:p text:style-name="P45"><text:s text:c="4"/><text:span text:style-name="T5">else</text:span></text:p>
      <text:p text:style-name="P45"><text:s text:c="8"/><text:span text:style-name="T5">return</text:span> 0; // Faux</text:p>
      <text:p text:style-name="P45">}</text:p>
      <text:list xml:id="list95751864157852" text:continue-numbering="true" text:style-name="Outline">
        <text:list-item>
          <text:list>
            <text:list-item>
              <text:h text:style-name="Heading_20_2" text:outline-level="2">Utilisation d'un « ou » logique</text:h>
            </text:list-item>
          </text:list>
        </text:list-item>
      </text:list>
      <text:p text:style-name="P45"><text:span text:style-name="T5">int</text:span> toto(<text:span text:style-name="T5">char</text:span> x, <text:span text:style-name="T5">char</text:span> a, <text:span text:style-name="T5">char</text:span> b)</text:p>
      <text:p text:style-name="P45">{</text:p>
      <text:p text:style-name="P45"><text:s text:c="4"/><text:span text:style-name="T5">if</text:span> (x == a || x == b)</text:p>
      <text:p text:style-name="P45"><text:s text:c="8"/><text:span text:style-name="T5">return</text:span> 1; // Vrai</text:p>
      <text:p text:style-name="P45"><text:s text:c="4"/><text:span text:style-name="T5">else</text:span> </text:p>
      <text:p text:style-name="P45"><text:s text:c="8"/><text:span text:style-name="T5">return</text:span> 0; // Faux</text:p>
      <text:p text:style-name="P45">}</text:p>
      <text:list xml:id="list95752115092779" text:continue-numbering="true" text:style-name="Outline">
        <text:list-item>
          <text:list>
            <text:list-item>
              <text:h text:style-name="Heading_20_2" text:outline-level="2">Différence entre fonction et procédure</text:h>
            </text:list-item>
          </text:list>
        </text:list-item>
      </text:list>
      <text:p text:style-name="P45">#include &lt;stdio.h&gt;</text:p>
      <text:p text:style-name="P46"/>
      <text:p text:style-name="P45"><text:span text:style-name="T5">int</text:span> toto(<text:span text:style-name="T5">int</text:span> x, <text:span text:style-name="T5">int</text:span> y)</text:p>
      <text:p text:style-name="P45">{</text:p>
      <text:p text:style-name="P45"><text:s text:c="4"/><text:span text:style-name="T5">return</text:span> x+y;</text:p>
      <text:p text:style-name="P45">}</text:p>
      <text:p text:style-name="P45"/>
      <text:p text:style-name="P45"><text:span text:style-name="T5">int</text:span> main()</text:p>
      <text:p text:style-name="P45">{</text:p>
      <text:p text:style-name="P45"><text:s text:c="4"/>printf(<text:span text:style-name="T5">"%d"</text:span>, toto(1, 2));</text:p>
      <text:p text:style-name="P45"><text:s text:c="4"/><text:span text:style-name="T5">return</text:span> 0;</text:p>
      <text:p text:style-name="P45">}</text:p>
      <text:p text:style-name="Standard"/>
      <text:p text:style-name="P45">#include &lt;stdio.h&gt;</text:p>
      <text:p text:style-name="P45"/>
      <text:p text:style-name="Standard_5f_code"><text:span text:style-name="T5">void</text:span> toto(<text:span text:style-name="T5">int</text:span> x, <text:span text:style-name="T5">int</text:span> y)</text:p>
      <text:p text:style-name="Standard_5f_code">{</text:p>
      <text:p text:style-name="Standard_5f_code"><text:soft-page-break/><text:s text:c="4"/><text:span text:style-name="T8">printf</text:span>(<text:span text:style-name="T5">"%d"</text:span>, x+y);</text:p>
      <text:p text:style-name="Standard_5f_code">}</text:p>
      <text:p text:style-name="Standard_5f_code"/>
      <text:p text:style-name="Standard_5f_code"><text:span text:style-name="T5">int</text:span> main()</text:p>
      <text:p text:style-name="Standard_5f_code">{</text:p>
      <text:p text:style-name="Standard_5f_code"><text:s text:c="4"/>toto(1, 2);</text:p>
      <text:p text:style-name="Standard_5f_code"><text:s text:c="4"/><text:span text:style-name="T5">return</text:span> 0;</text:p>
      <text:p text:style-name="Standard_5f_code">}</text:p>
      <text:list xml:id="list95752272741941" text:continue-numbering="true" text:style-name="Outline">
        <text:list-item>
          <text:list>
            <text:list-item>
              <text:h text:style-name="Heading_20_2" text:outline-level="2">Notion de pseudo-code</text:h>
            </text:list-item>
          </text:list>
        </text:list-item>
      </text:list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Standard_5f_code"><text:span text:style-name="T5">fonction</text:span> toto(x)<text:line-break/> <text:s text:c="3"/><text:span text:style-name="T5">si</text:span> x=="toto" <text:span text:style-name="T5">alors</text:span></text:p>
            <text:p text:style-name="Standard_5f_code"><text:s text:c="8"/><text:span text:style-name="T5">retourner</text:span> <text:span text:style-name="T5">VRAI</text:span></text:p>
            <text:p text:style-name="Standard_5f_code"><text:s text:c="4"/><text:span text:style-name="T5">sinon</text:span>:</text:p>
            <text:p text:style-name="Standard_5f_code"><text:s text:c="8"/><text:span text:style-name="T5">retourner</text:span> <text:span text:style-name="T5">FAUX</text:span><text:line-break/> <text:s text:c="3"/><text:span text:style-name="T5">fin si</text:span></text:p>
          </table:table-cell>
          <table:table-cell table:style-name="Tableau2.B1" office:value-type="string">
            <text:p text:style-name="Standard_5f_code"><text:span text:style-name="T5">int</text:span> toto(<text:span text:style-name="T5">char</text:span> *s)</text:p>
            <text:p text:style-name="Standard_5f_code">{</text:p>
            <text:p text:style-name="Standard_5f_code"><text:s text:c="4"/><text:span text:style-name="T5">if</text:span> (strcmp(s, <text:span text:style-name="T5">"toto"</text:span>) == 0)</text:p>
            <text:p text:style-name="Standard_5f_code"><text:s text:c="7"/><text:span text:style-name="T5">return</text:span> 1;</text:p>
            <text:p text:style-name="Standard_5f_code"><text:s text:c="4"/><text:span text:style-name="T5">else</text:span></text:p>
            <text:p text:style-name="Standard_5f_code"><text:s text:c="8"/><text:span text:style-name="T5">return</text:span> 0;</text:p>
            <text:p text:style-name="Standard_5f_code">}</text:p>
          </table:table-cell>
        </table:table-row>
      </table:table>
      <text:list xml:id="list95751705261338" text:continue-numbering="true" text:style-name="Outline">
        <text:list-item>
          <text:list>
            <text:list-item>
              <text:h text:style-name="Heading_20_2" text:outline-level="2">Boucle « pour » : afficher les entiers de <text:span text:style-name="T2">0</text:span> à <text:span text:style-name="T2">n-1</text:span></text:h>
            </text:list-item>
          </text:list>
        </text:list-item>
      </text:list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Standard_5f_code"><text:span text:style-name="T5">procédure</text:span> afficher(n)<text:line-break/> <text:s text:c="3"/><text:span text:style-name="T5">pour</text:span> i = 0, ..., n-1 <text:span text:style-name="T5">alors</text:span></text:p>
            <text:p text:style-name="Standard_5f_code"><text:s text:c="8"/><text:span text:style-name="T5">affichage</text:span>(i)<text:line-break/> <text:s text:c="3"/><text:span text:style-name="T5">fin pour</text:span></text:p>
          </table:table-cell>
          <table:table-cell table:style-name="Tableau3.B1" office:value-type="string">
            <text:p text:style-name="Standard_5f_code"><text:span text:style-name="T5">void</text:span> afficher(<text:span text:style-name="T5">int</text:span> n)</text:p>
            <text:p text:style-name="Standard_5f_code">{</text:p>
            <text:p text:style-name="Standard_5f_code"><text:s text:c="4"/><text:span text:style-name="T5">int</text:span> i=0;</text:p>
            <text:p text:style-name="Standard_5f_code"><text:s text:c="4"/><text:span text:style-name="T5">for</text:span>(i; i&lt;n; i++)</text:p>
            <text:p text:style-name="Standard_5f_code"><text:s text:c="8"/>printf(<text:span text:style-name="T5">"%d "</text:span>, i);</text:p>
            <text:p text:style-name="Standard_5f_code">}</text:p>
          </table:table-cell>
        </table:table-row>
      </table:table>
      <text:list xml:id="list95752399292198" text:continue-numbering="true" text:style-name="Outline">
        <text:list-item>
          <text:list>
            <text:list-item>
              <text:h text:style-name="Heading_20_2" text:outline-level="2">Boucle « tant que » : afficher les entiers de <text:span text:style-name="T2">0</text:span> à <text:span text:style-name="T2">n-1</text:span></text:h>
            </text:list-item>
          </text:list>
        </text:list-item>
      </text:list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Standard_5f_code"><text:span text:style-name="T5">procédure</text:span> afficher(n)<text:line-break/> <text:s text:c="3"/>i = 0<text:line-break/> <text:s text:c="3"/><text:span text:style-name="T5">tant que</text:span> i &lt;= n-1 <text:span text:style-name="T5">faire</text:span></text:p>
            <text:p text:style-name="Standard_5f_code"><text:s text:c="8"/><text:span text:style-name="T5">affichage</text:span>(i)<text:line-break/> <text:s text:c="7"/>i = i+1<text:line-break/> <text:s text:c="3"/><text:span text:style-name="T5">fin tant que</text:span></text:p>
          </table:table-cell>
          <table:table-cell table:style-name="Tableau4.B1" office:value-type="string">
            <text:p text:style-name="P45"><text:span text:style-name="T5">void</text:span> afficher(<text:span text:style-name="T5">int</text:span> n)</text:p>
            <text:p text:style-name="P45">{</text:p>
            <text:p text:style-name="P45"><text:s text:c="4"/><text:span text:style-name="T5">int</text:span> i=0;</text:p>
            <text:p text:style-name="P45"><text:s text:c="4"/><text:span text:style-name="T5">while</text:span>(i&lt;n)</text:p>
            <text:p text:style-name="P45"><text:s text:c="4"/>{</text:p>
            <text:p text:style-name="P45"><text:s text:c="8"/>printf(<text:span text:style-name="T5">"%d "</text:span>, i);</text:p>
            <text:p text:style-name="P45"><text:s text:c="8"/>i++;</text:p>
            <text:p text:style-name="P45"><text:s text:c="4"/>}</text:p>
            <text:p text:style-name="P45">}</text:p>
          </table:table-cell>
        </table:table-row>
      </table:table>
      <text:list xml:id="list95751145277693" text:continue-numbering="true" text:style-name="Outline">
        <text:list-item>
          <text:list>
            <text:list-item>
              <text:h text:style-name="Heading_20_2" text:outline-level="2">Affichage des éléments d'un tableau</text:h>
            </text:list-item>
          </text:list>
        </text:list-item>
      </text:list>
      <text:p text:style-name="Standard_5f_code">#include &lt;stdio.h&gt;</text:p>
      <text:p text:style-name="Standard_5f_code"/>
      <text:p text:style-name="Standard_5f_code"><text:span text:style-name="T5">void</text:span> afficher(<text:span text:style-name="T5">int</text:span> *tab, <text:span text:style-name="T5">int</text:span> n)</text:p>
      <text:p text:style-name="Standard_5f_code">{</text:p>
      <text:p text:style-name="Standard_5f_code"><text:s text:c="4"/><text:span text:style-name="T5">int</text:span> i=0;</text:p>
      <text:p text:style-name="Standard_5f_code"><text:s text:c="4"/><text:span text:style-name="T5">for</text:span> (i; i&lt;n; i++)</text:p>
      <text:p text:style-name="Standard_5f_code"><text:s text:c="8"/>printf(<text:span text:style-name="T5">"%d "</text:span>, tab[i]);</text:p>
      <text:p text:style-name="Standard_5f_code">}</text:p>
      <text:p text:style-name="Standard_5f_code"/>
      <text:p text:style-name="Standard_5f_code"><text:span text:style-name="T5">int</text:span> main()</text:p>
      <text:p text:style-name="Standard_5f_code">{</text:p>
      <text:p text:style-name="Standard_5f_code"><text:s text:c="4"/><text:span text:style-name="T5">int</text:span> t[4] = {1, 0, -1, 3};</text:p>
      <text:p text:style-name="Standard_5f_code"><text:s text:c="4"/>afficher(t, 4);</text:p>
      <text:p text:style-name="Standard_5f_code"><text:soft-page-break/><text:s text:c="4"/><text:span text:style-name="T5">return</text:span> 0;</text:p>
      <text:p text:style-name="Standard_5f_code">}</text:p>
      <text:list xml:id="list95750372621643" text:continue-numbering="true" text:style-name="Outline">
        <text:list-item>
          <text:list>
            <text:list-item>
              <text:h text:style-name="Heading_20_2" text:outline-level="2">Somme des éléments d'un tableau</text:h>
            </text:list-item>
          </text:list>
        </text:list-item>
      </text:list>
      <text:p text:style-name="Standard_5f_code"><text:span text:style-name="T5">int</text:span> somme(<text:span text:style-name="T5">int</text:span> *tab, <text:span text:style-name="T5">int</text:span> n)</text:p>
      <text:p text:style-name="Standard_5f_code">{</text:p>
      <text:p text:style-name="Standard_5f_code"><text:s text:c="4"/><text:span text:style-name="T5">int</text:span> i=0, res=0;</text:p>
      <text:p text:style-name="Standard_5f_code"><text:s text:c="4"/><text:span text:style-name="T5">for</text:span> (i; i&lt;n; i++)</text:p>
      <text:p text:style-name="Standard_5f_code"><text:s text:c="8"/>res += tab[i];</text:p>
      <text:p text:style-name="Standard_5f_code"><text:s text:c="4"/><text:span text:style-name="T5">return</text:span> res;</text:p>
      <text:p text:style-name="Standard_5f_code">}</text:p>
      <text:list xml:id="list95752436345221" text:continue-numbering="true" text:style-name="Outline">
        <text:list-item>
          <text:list>
            <text:list-item>
              <text:h text:style-name="Heading_20_2" text:outline-level="2">Affichage simultané de deux tableaux</text:h>
            </text:list-item>
          </text:list>
        </text:list-item>
      </text:list>
      <text:p text:style-name="Standard_5f_code"><text:span text:style-name="T5">void</text:span> afficher2(<text:span text:style-name="T5">int</text:span> *tab1, <text:span text:style-name="T5">int</text:span> *tab2, <text:span text:style-name="T5">int</text:span> n)</text:p>
      <text:p text:style-name="Standard_5f_code">{</text:p>
      <text:p text:style-name="Standard_5f_code"><text:s text:c="4"/><text:span text:style-name="T5">int</text:span> i=0;</text:p>
      <text:p text:style-name="Standard_5f_code"><text:s text:c="4"/><text:span text:style-name="T5">for</text:span> (i; i&lt;n; i++)</text:p>
      <text:p text:style-name="Standard_5f_code"><text:s text:c="8"/>printf(<text:span text:style-name="T5">"%d %d \n"</text:span>, tab1[i], tab2[i]);</text:p>
      <text:p text:style-name="Standard_5f_code">}</text:p>
      <text:list xml:id="list95750422299561" text:continue-numbering="true" text:style-name="Outline">
        <text:list-item>
          <text:list>
            <text:list-item>
              <text:h text:style-name="Heading_20_2" text:outline-level="2">Somme de deux tableaux terme à terme dans un troisième</text:h>
            </text:list-item>
          </text:list>
        </text:list-item>
      </text:list>
      <text:p text:style-name="Standard_5f_code">#include &lt;stdio.h&gt;</text:p>
      <text:p text:style-name="Standard_5f_code"/>
      <text:p text:style-name="Standard_5f_code"><text:span text:style-name="T5">void</text:span> somme2(<text:span text:style-name="T5">int</text:span> *tab1, <text:span text:style-name="T5">int</text:span> *tab2, <text:span text:style-name="T5">int</text:span> *tab3, <text:span text:style-name="T5">int</text:span> n)</text:p>
      <text:p text:style-name="Standard_5f_code">{</text:p>
      <text:p text:style-name="Standard_5f_code"><text:s text:c="4"/><text:span text:style-name="T5">int</text:span> i;</text:p>
      <text:p text:style-name="Standard_5f_code"><text:s text:c="4"/><text:span text:style-name="T5">for</text:span> (i<text:span text:style-name="T46">=0</text:span>; i&lt;n; i++)</text:p>
      <text:p text:style-name="Standard_5f_code"><text:s text:c="8"/>tab3[i] = tab1[i] + tab2[i];</text:p>
      <text:p text:style-name="Standard_5f_code">}</text:p>
      <text:p text:style-name="Standard_5f_code"/>
      <text:p text:style-name="Standard_5f_code"/>
      <text:p text:style-name="Standard_5f_code"><text:span text:style-name="T5">int</text:span> main()</text:p>
      <text:p text:style-name="Standard_5f_code">{</text:p>
      <text:p text:style-name="Standard_5f_code"><text:s text:c="4"/><text:span text:style-name="T5">int</text:span> t1[4] = {1, 0, -1, 3};</text:p>
      <text:p text:style-name="Standard_5f_code"><text:s text:c="4"/><text:span text:style-name="T5">int</text:span> t2[4] = {2, 4, 6, 8};</text:p>
      <text:p text:style-name="Standard_5f_code"><text:s text:c="4"/><text:span text:style-name="T5">int</text:span> t3[4];</text:p>
      <text:p text:style-name="Standard_5f_code"><text:s text:c="4"/>somme2(t1, t2, t3, 4);</text:p>
      <text:p text:style-name="Standard_5f_code"><text:s text:c="4"/>afficher(t3, 4);</text:p>
      <text:p text:style-name="Standard_5f_code"><text:s text:c="4"/><text:span text:style-name="T5">return</text:span> 0;</text:p>
      <text:p text:style-name="Standard_5f_code">}</text:p>
      <text:p text:style-name="Standard"/>
      <text:p text:style-name="Standard">Affichage du résultat :</text:p>
      <text:p text:style-name="Standard"/>
      <text:p text:style-name="P45">3 4 5 11</text:p>
      <text:list xml:id="list95751167834836" text:continue-numbering="true" text:style-name="Outline">
        <text:list-item>
          <text:list>
            <text:list-item>
              <text:h text:style-name="Heading_20_2" text:outline-level="2">Afficher le k-ième élément d'un tableau</text:h>
            </text:list-item>
          </text:list>
        </text:list-item>
      </text:list>
      <text:p text:style-name="Standard_5f_code"><text:span text:style-name="T5">char</text:span> k_ieme(<text:span text:style-name="T5">char</text:span> *tab, <text:span text:style-name="T5">int</text:span> n, <text:span text:style-name="T5">int</text:span> <text:span text:style-name="T46">k</text:span>)</text:p>
      <text:p text:style-name="Standard_5f_code">{</text:p>
      <text:p text:style-name="Standard_5f_code"><text:s text:c="4"/>// ind<text:span text:style-name="T46">ice</text:span> bien défini ?</text:p>
      <text:p text:style-name="Standard_5f_code"><text:s text:c="4"/><text:span text:style-name="T5">if</text:span> (0&lt;=<text:span text:style-name="T46">k</text:span> &amp;&amp; <text:span text:style-name="T46">k</text:span>&lt;=n-1)</text:p>
      <text:p text:style-name="P47"><text:s text:c="8"/><text:span text:style-name="T6">printf("%c \n",</text:span> tab[j]<text:span text:style-name="T6">)</text:span>;</text:p>
      <text:p text:style-name="P47"><text:s text:c="4"/><text:span text:style-name="T6">else</text:span> <text:span text:style-name="T6">printf("indice incorrect \n")</text:span>;</text:p>
      <text:p text:style-name="Standard_5f_code">}</text:p>
      <text:list xml:id="list95752332776225" text:continue-numbering="true" text:style-name="Outline">
        <text:list-item>
          <text:list>
            <text:list-item>
              <text:h text:style-name="Heading_20_2" text:outline-level="2"><text:soft-page-break/>Maximum des éléments d'un tableau</text:h>
            </text:list-item>
          </text:list>
        </text:list-item>
      </text:list>
      <text:p text:style-name="Standard_5f_code"><text:span text:style-name="T5">double</text:span> maxi(<text:span text:style-name="T5">double</text:span> *tab, <text:span text:style-name="T5">int</text:span> n)</text:p>
      <text:p text:style-name="Standard_5f_code">{</text:p>
      <text:p text:style-name="Standard_5f_code"><text:s text:c="4"/><text:span text:style-name="T5">int</text:span> i;</text:p>
      <text:p text:style-name="Standard_5f_code"><text:s text:c="4"/><text:span text:style-name="T5">double</text:span> res=tab[0]; // probleme si le tableau est vide</text:p>
      <text:p text:style-name="Standard_5f_code"><text:s text:c="4"/><text:span text:style-name="T5">for</text:span> (i=0; i&lt;n; i++)</text:p>
      <text:p text:style-name="Standard_5f_code"><text:s text:c="8"/><text:span text:style-name="T5">if</text:span> (tab[i] &gt; res)</text:p>
      <text:p text:style-name="Standard_5f_code"><text:s text:c="12"/>res = tab[i];</text:p>
      <text:p text:style-name="Standard_5f_code"><text:s text:c="4"/><text:span text:style-name="T5">return</text:span> res;</text:p>
      <text:p text:style-name="Standard_5f_code">}</text:p>
      <text:list xml:id="list95751521114774" text:continue-numbering="true" text:style-name="Outline">
        <text:list-item>
          <text:list>
            <text:list-item>
              <text:h text:style-name="Heading_20_2" text:outline-level="2">Indice d'un élément maximum d'un tableau</text:h>
            </text:list-item>
          </text:list>
        </text:list-item>
      </text:list>
      <text:p text:style-name="Standard_5f_code"><text:span text:style-name="T5">int</text:span> i_maxi(<text:span text:style-name="T5">double</text:span> *tab, <text:span text:style-name="T5">int</text:span> n)</text:p>
      <text:p text:style-name="Standard_5f_code">{</text:p>
      <text:p text:style-name="Standard_5f_code"><text:s text:c="4"/><text:span text:style-name="T5">int</text:span> i;</text:p>
      <text:p text:style-name="Standard_5f_code"><text:s text:c="4"/><text:span text:style-name="T5">double</text:span> maxi=tab[0]; // probleme si le tableau est vide</text:p>
      <text:p text:style-name="Standard_5f_code"><text:s text:c="4"/><text:span text:style-name="T5">int</text:span> i_maxi = 0;</text:p>
      <text:p text:style-name="Standard_5f_code"><text:s text:c="4"/><text:span text:style-name="T5">for</text:span> (i=0; i&lt;n; i++)</text:p>
      <text:p text:style-name="Standard_5f_code"><text:s text:c="8"/><text:span text:style-name="T5">if</text:span> (tab[i] &gt; maxi)</text:p>
      <text:p text:style-name="Standard_5f_code"><text:s text:c="8"/>{</text:p>
      <text:p text:style-name="Standard_5f_code"><text:s text:c="12"/>maxi = tab[i];</text:p>
      <text:p text:style-name="Standard_5f_code"><text:s text:c="12"/>i_maxi = i;</text:p>
      <text:p text:style-name="Standard_5f_code"><text:s text:c="8"/>}</text:p>
      <text:p text:style-name="Standard_5f_code"><text:s text:c="4"/><text:span text:style-name="T5">return</text:span> i_maxi;</text:p>
      <text:p text:style-name="Standard_5f_code">}</text:p>
      <text:list xml:id="list95750589769239" text:continue-numbering="true" text:style-name="Outline">
        <text:list-item>
          <text:list>
            <text:list-item>
              <text:h text:style-name="Heading_20_2" text:outline-level="2">Afficher les caractères d'une chaîne de caractères</text:h>
            </text:list-item>
          </text:list>
        </text:list-item>
      </text:list>
      <text:p text:style-name="Standard_5f_code">#include &lt;stdio.h&gt;</text:p>
      <text:p text:style-name="Standard_5f_code"/>
      <text:p text:style-name="Standard_5f_code"><text:span text:style-name="T5">void</text:span> afficher(char *s)</text:p>
      <text:p text:style-name="Standard_5f_code">{</text:p>
      <text:p text:style-name="Standard_5f_code"><text:s text:c="4"/><text:span text:style-name="T5">int</text:span> i=0;</text:p>
      <text:p text:style-name="Standard_5f_code"><text:s text:c="4"/><text:span text:style-name="T5">while</text:span> (s[i] != '\0')</text:p>
      <text:p text:style-name="Standard_5f_code"><text:s text:c="4"/>{</text:p>
      <text:p text:style-name="Standard_5f_code"><text:s text:c="8"/>printf(<text:span text:style-name="T5">"%c"</text:span>, s[i]);</text:p>
      <text:p text:style-name="Standard_5f_code"><text:s text:c="8"/>i++;</text:p>
      <text:p text:style-name="Standard_5f_code"><text:s text:c="4"/>}</text:p>
      <text:p text:style-name="Standard_5f_code">}</text:p>
      <text:p text:style-name="Standard_5f_code"/>
      <text:p text:style-name="Standard_5f_code"><text:span text:style-name="T5">int</text:span> main()</text:p>
      <text:p text:style-name="Standard_5f_code">{</text:p>
      <text:p text:style-name="Standard_5f_code"><text:s text:c="4"/><text:span text:style-name="T5">char</text:span> *m = <text:span text:style-name="T5">"toto"</text:span>;</text:p>
      <text:p text:style-name="Standard_5f_code"><text:s text:c="4"/>afficher(m);</text:p>
      <text:p text:style-name="Standard_5f_code"><text:s text:c="4"/><text:span text:style-name="T5">return</text:span> 0;</text:p>
      <text:p text:style-name="Standard_5f_code">}</text:p>
      <text:p text:style-name="Standard"/>
      <text:p text:style-name="Standard">On obtient l'affichage : « toto ».</text:p>
      <text:p text:style-name="Standard">Le codage de la chaîne <text:span text:style-name="T10">m</text:span> en mémoire s'effectue comme suit :</text:p>
      <text:p text:style-name="Standard"/>
      <table:table table:name="Tableau5" table:style-name="Tableau5">
        <table:table-column table:style-name="Tableau5.A" table:number-columns-repeated="4"/>
        <table:table-column table:style-name="Tableau5.E"/>
        <table:table-row>
          <table:table-cell table:style-name="Tableau5.A1" office:value-type="string">
            <text:p text:style-name="P25">'t'</text:p>
          </table:table-cell>
          <table:table-cell table:style-name="Tableau5.A1" office:value-type="string">
            <text:p text:style-name="P25">'o'</text:p>
          </table:table-cell>
          <table:table-cell table:style-name="Tableau5.A1" office:value-type="string">
            <text:p text:style-name="P25">'t'</text:p>
          </table:table-cell>
          <table:table-cell table:style-name="Tableau5.A1" office:value-type="string">
            <text:p text:style-name="P25">'o'</text:p>
          </table:table-cell>
          <table:table-cell table:style-name="Tableau5.E1" office:value-type="string">
            <text:p text:style-name="P25">'\0'</text:p>
          </table:table-cell>
        </table:table-row>
      </table:table>
      <text:list xml:id="list95752009950302" text:continue-numbering="true" text:style-name="Outline">
        <text:list-item>
          <text:list>
            <text:list-item>
              <text:h text:style-name="Heading_20_2" text:outline-level="2"><text:soft-page-break/></text:h>
            </text:list-item>
            <text:list-item>
              <text:h text:style-name="Heading_20_2" text:outline-level="2">Symbole mathématique : somme ∑</text:h>
            </text:list-item>
          </text:list>
        </text:list-item>
      </text:list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Table_20_Contents"><draw:frame draw:style-name="fr3" draw:name="Objet21" text:anchor-type="as-char" svg:y="-0.566cm" svg:width="5.429cm" svg:height="0.801cm" draw:z-index="15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Tableau6.B1" office:value-type="string">
            <text:p text:style-name="Standard_5f_code"><text:span text:style-name="T5">int</text:span> somme(<text:span text:style-name="T5">int</text:span> n)</text:p>
            <text:p text:style-name="Standard_5f_code">{</text:p>
            <text:p text:style-name="Standard_5f_code"><text:s text:c="4"/><text:span text:style-name="T5">int</text:span> i;</text:p>
            <text:p text:style-name="Standard_5f_code"><text:s text:c="4"/><text:span text:style-name="T5">int</text:span> res = 0;</text:p>
            <text:p text:style-name="Standard_5f_code"><text:s text:c="4"/><text:span text:style-name="T5">for</text:span> (i=0; i&lt;n; i++)</text:p>
            <text:p text:style-name="Standard_5f_code"><text:s text:c="8"/>res += i;</text:p>
            <text:p text:style-name="Standard_5f_code"><text:s text:c="4"/><text:span text:style-name="T5">return</text:span> res;</text:p>
            <text:p text:style-name="Standard_5f_code">}</text:p>
          </table:table-cell>
        </table:table-row>
        <table:table-row>
          <table:table-cell table:style-name="Tableau6.A2" office:value-type="string">
            <text:p text:style-name="Table_20_Contents"><draw:frame draw:style-name="fr3" draw:name="Objet22" text:anchor-type="as-char" svg:y="-0.566cm" svg:width="9.49cm" svg:height="0.801cm" draw:z-index="20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  </table:table-cell>
          <table:table-cell table:style-name="Tableau6.B2" office:value-type="string">
            <text:p text:style-name="Standard_5f_code"><text:span text:style-name="T5">double</text:span> somme_cos(<text:span text:style-name="T5">int</text:span> n)</text:p>
            <text:p text:style-name="Standard_5f_code">{</text:p>
            <text:p text:style-name="Standard_5f_code"><text:s text:c="4"/><text:span text:style-name="T5">int</text:span> i;</text:p>
            <text:p text:style-name="Standard_5f_code"><text:s text:c="4"/><text:span text:style-name="T5">double</text:span> res = 0;</text:p>
            <text:p text:style-name="Standard_5f_code"><text:s text:c="4"/><text:span text:style-name="T5">for</text:span> (i=0; i&lt;n; i++)</text:p>
            <text:p text:style-name="Standard_5f_code"><text:s text:c="8"/>res += cos(i);</text:p>
            <text:p text:style-name="Standard_5f_code"><text:s text:c="4"/><text:span text:style-name="T5">return</text:span> res;</text:p>
            <text:p text:style-name="Standard_5f_code">}</text:p>
          </table:table-cell>
        </table:table-row>
      </table:table>
      <text:list xml:id="list95750630744161" text:continue-numbering="true" text:style-name="Outline">
        <text:list-item>
          <text:list>
            <text:list-item>
              <text:h text:style-name="Heading_20_2" text:outline-level="2">Symbole mathématique : produit ∏</text:h>
            </text:list-item>
          </text:list>
        </text:list-item>
      </text:list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Table_20_Contents"><draw:frame draw:style-name="fr3" draw:name="Objet23" text:anchor-type="as-char" svg:y="-0.566cm" svg:width="5.241cm" svg:height="0.801cm" draw:z-index="16"><draw:object xlink:href="./Object 23" xlink:type="simple" xlink:show="embed" xlink:actuate="onLoad"/><draw:image xlink:href="./ObjectReplacements/Object 23" xlink:type="simple" xlink:show="embed" xlink:actuate="onLoad"/><svg:desc>formule</svg:desc></draw:frame></text:p>
          </table:table-cell>
          <table:table-cell table:style-name="Tableau7.B1" office:value-type="string">
            <text:p text:style-name="Standard_5f_code"><text:span text:style-name="T5">int</text:span> produit(<text:span text:style-name="T5">int</text:span> n)</text:p>
            <text:p text:style-name="Standard_5f_code">{</text:p>
            <text:p text:style-name="Standard_5f_code"><text:s text:c="4"/><text:span text:style-name="T5">int</text:span> i;</text:p>
            <text:p text:style-name="Standard_5f_code"><text:s text:c="4"/><text:span text:style-name="T5">int</text:span> res=1;</text:p>
            <text:p text:style-name="Standard_5f_code"><text:s text:c="4"/><text:span text:style-name="T5">for</text:span>(i=1; i&lt;n; i++)</text:p>
            <text:p text:style-name="Standard_5f_code"><text:s text:c="8"/>res *= i;</text:p>
            <text:p text:style-name="Standard_5f_code"><text:s text:c="4"/><text:span text:style-name="T5">return</text:span> res;</text:p>
            <text:p text:style-name="Standard_5f_code">}</text:p>
          </table:table-cell>
        </table:table-row>
        <table:table-row>
          <table:table-cell table:style-name="Tableau7.A2" office:value-type="string">
            <text:p text:style-name="Table_20_Contents"><draw:frame draw:style-name="fr3" draw:name="Objet24" text:anchor-type="as-char" svg:y="-0.566cm" svg:width="5.396cm" svg:height="0.801cm" draw:z-index="18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  </table:table-cell>
          <table:table-cell table:style-name="Tableau7.B2" office:value-type="string">
            <text:p text:style-name="Standard_5f_code"><text:span text:style-name="T5">double</text:span> produit_exp(<text:span text:style-name="T12">int</text:span><text:span text:style-name="T11"> n</text:span>)</text:p>
            <text:p text:style-name="Standard_5f_code">{</text:p>
            <text:p text:style-name="Standard_5f_code"><text:s text:c="4"/><text:span text:style-name="T5">int</text:span> i;</text:p>
            <text:p text:style-name="Standard_5f_code"><text:s text:c="4"/><text:span text:style-name="T5">double</text:span> res = 1;</text:p>
            <text:p text:style-name="Standard_5f_code"><text:s text:c="4"/><text:span text:style-name="T5">for</text:span> (i=0; i&lt;n; i++)</text:p>
            <text:p text:style-name="Standard_5f_code"><text:s text:c="8"/>res *= exp(i);</text:p>
            <text:p text:style-name="Standard_5f_code"><text:s text:c="4"/><text:span text:style-name="T5">return</text:span> res;</text:p>
            <text:p text:style-name="Standard_5f_code">}</text:p>
          </table:table-cell>
        </table:table-row>
      </table:table>
      <text:p text:style-name="Standard"/>
      <text:p text:style-name="P60"/>
      <text:list xml:id="list95751124814729" text:continue-list="list781286986" text:style-name="Numbering_20_IVX">
        <text:list-item>
          <text:p text:style-name="Heading"><text:bookmark-start text:name="__RefHeading___Toc6247_107937476"/>Mémoire<text:bookmark-end text:name="__RefHeading___Toc6247_107937476"/></text:p>
        </text:list-item>
      </text:list>
      <text:p text:style-name="P60"/>
      <text:list xml:id="list95751851017651" text:continue-list="list95750630744161" text:style-name="Outline">
        <text:list-item>
          <text:h text:style-name="Heading_20_1" text:outline-level="1"><text:bookmark-start text:name="__RefHeading___Toc6123_107937476"/>Notion de pointeur<text:bookmark-end text:name="__RefHeading___Toc6123_107937476"/></text:h>
          <text:list>
            <text:list-item>
              <text:h text:style-name="Heading_20_2" text:outline-level="2"><text:span text:style-name="T31">1</text:span> - Exemples</text:h>
            </text:list-item>
            <text:list-item>
              <text:h text:style-name="Heading_20_2" text:outline-level="2">Exemple 1</text:h>
            </text:list-item>
          </text:list>
        </text:list-item>
      </text:list>
      <text:p text:style-name="Standard"><text:span text:style-name="T16">void</text:span><text:span text:style-name="T15"> main()</text:span></text:p>
      <text:p text:style-name="P51">{</text:p>
      <text:p text:style-name="P51"><text:s text:c="4"/><text:span text:style-name="T5">float</text:span> x = 1.1;</text:p>
      <text:p text:style-name="P51"><text:s text:c="4"/><text:span text:style-name="T5">float</text:span> *pt = &amp;x; <text:tab/><text:span text:style-name="T30">// le pointeur pt pointe sur x</text:span></text:p>
      <text:p text:style-name="P51"/>
      <text:p text:style-name="P51"><text:s text:c="4"/>printf(<text:span text:style-name="T13">"x=%.1f ; pt=%d ; *pt=%.1f \n"</text:span>, x, pt, *pt); <text:s/></text:p>
      <text:p text:style-name="P51"><text:tab/><text:span text:style-name="T9">~~&gt; x=1.1 ; pt=2686748 ; *pt=1.1</text:span></text:p>
      <text:p text:style-name="P51">}</text:p>
      <text:p text:style-name="P51"/>
      <text:list xml:id="list95750549829864" text:continue-numbering="true" text:style-name="Outline">
        <text:list-item>
          <text:list>
            <text:list-item>
              <text:h text:style-name="Heading_20_2" text:outline-level="2">Exemple 2</text:h>
            </text:list-item>
          </text:list>
        </text:list-item>
      </text:list>
      <text:p text:style-name="Standard"><text:span text:style-name="T16">void</text:span><text:span text:style-name="T15"> main()</text:span></text:p>
      <text:p text:style-name="P51">{</text:p>
      <text:p text:style-name="P51"><text:s text:c="4"/><text:span text:style-name="T5">float</text:span> x = 1.1;</text:p>
      <text:p text:style-name="P51"><text:s text:c="4"/><text:span text:style-name="T5">float</text:span> *pt = &amp;x;</text:p>
      <text:p text:style-name="P51"/>
      <text:p text:style-name="P51"><text:s text:c="4"/>printf(<text:span text:style-name="T13">"x=%.1f ; pt=%d ; *pt=%.1f \n"</text:span>, x, pt, *pt);</text:p>
      <text:p text:style-name="P51"><text:tab/><text:span text:style-name="T9">~~&gt; x=1.1 ; pt=2686748 ; *pt=1.1</text:span></text:p>
      <text:p text:style-name="P51"><text:s text:c="4"/>printf(<text:span text:style-name="T13">"&amp;x=%d ; pt=%d ; &amp;pt=%d "</text:span>, &amp;x, pt, &amp;pt);</text:p>
      <text:p text:style-name="P51"><text:tab/><text:span text:style-name="T9">~~&gt; &amp;x=2686748 ; pt=2686748 ; &amp;pt=2686744</text:span></text:p>
      <text:p text:style-name="P51">}</text:p>
      <text:p text:style-name="P51"/>
      <text:list xml:id="list95750863350116" text:continue-numbering="true" text:style-name="Outline">
        <text:list-item>
          <text:list>
            <text:list-item>
              <text:h text:style-name="Heading_20_2" text:outline-level="2">Exemple 3</text:h>
            </text:list-item>
          </text:list>
        </text:list-item>
      </text:list>
      <text:p text:style-name="P51"><text:span text:style-name="T5">void</text:span> main()</text:p>
      <text:p text:style-name="P51">{</text:p>
      <text:p text:style-name="P51"><text:s text:c="4"/><text:span text:style-name="T5">float</text:span> x = 1.1;</text:p>
      <text:p text:style-name="P51"><text:s text:c="4"/><text:span text:style-name="T5">float</text:span> *pt = &amp;x;</text:p>
      <text:p text:style-name="P51"><text:s text:c="4"/><text:span text:style-name="T5">int</text:span> *pt2 = &amp;pt;</text:p>
      <text:p text:style-name="P51"/>
      <text:p text:style-name="P51"><text:s text:c="4"/>printf(<text:span text:style-name="T13">"x=%.1f ; pt=%d ; *pt=%.1f \n"</text:span>, x, pt, *pt);</text:p>
      <text:p text:style-name="P51"><text:s text:c="6"/><text:span text:style-name="T9">~~&gt; x=1.1 ; pt=2686748 ; *pt=1.1</text:span></text:p>
      <text:p text:style-name="P51"><text:s text:c="4"/>printf(<text:span text:style-name="T13">"&amp;x=%d ; pt=%d ; &amp;pt=%d \n"</text:span>, &amp;x, pt, &amp;pt);</text:p>
      <text:p text:style-name="P51"><text:tab/><text:span text:style-name="T9">~~&gt; &amp;x=2686748 ; pt=2686748 ; &amp;pt=2686744</text:span></text:p>
      <text:p text:style-name="P51"><text:s text:c="4"/>printf(<text:span text:style-name="T13">"&amp;pt2=%d ; pt2=%d ; *pt2=%d \n"</text:span>, &amp;pt2, pt2, *pt2);</text:p>
      <text:p text:style-name="P51"><text:tab/><text:span text:style-name="T9">~~&gt; &amp;pt2=2686740 ; pt2=2686744 ; *pt2=2686748</text:span></text:p>
      <text:p text:style-name="P51"/>
      <text:p text:style-name="P51">}</text:p>
      <text:p text:style-name="P51"/>
      <text:list xml:id="list95751029656729" text:continue-numbering="true" text:style-name="Outline">
        <text:list-item>
          <text:list>
            <text:list-item>
              <text:h text:style-name="Heading_20_2" text:outline-level="2">Notes sur l'exemple 3</text:h>
            </text:list-item>
          </text:list>
        </text:list-item>
      </text:list>
      <text:p text:style-name="P51"><text:s text:c="4"/><text:span text:style-name="T5">float</text:span> *pt = &amp;x;<text:span text:style-name="T5"><text:tab/></text:span><text:span text:style-name="T20">la valeur de pt est l'adresse de x</text:span></text:p>
      <text:p text:style-name="P54"><text:tab/><text:tab/><text:tab/><text:tab/>→ <text:span text:style-name="T23">pt pointe sur x</text:span></text:p>
      <text:p text:style-name="P55"/>
      <text:p text:style-name="P51"><text:s text:c="4"/><text:span text:style-name="T5">int</text:span> *pt2 = &amp;pt;<text:tab/><text:span text:style-name="T20">la valeur de pt2 est l'adresse de pt</text:span></text:p>
      <text:p text:style-name="Standard"><text:span text:style-name="T21"><text:tab/><text:tab/><text:tab/><text:tab/>→ </text:span><text:span text:style-name="T22">pt2 pointe sur pt</text:span></text:p>
      <text:p text:style-name="P56"><text:soft-page-break/></text:p>
      <text:p text:style-name="P57"><text:span text:style-name="T21"><text:s text:c="4"/></text:span><text:span text:style-name="T25">*pt vaut la valeur de la variable pointée par pt</text:span></text:p>
      <text:p text:style-name="P58"><text:s text:c="8"/>vaut la valeur de x</text:p>
      <text:p text:style-name="P58"><text:s text:c="8"/>vaut 1.1</text:p>
      <text:p text:style-name="P58"/>
      <text:p text:style-name="P57"><text:span text:style-name="T21"><text:s text:c="4"/></text:span><text:span text:style-name="T25">*pt2 vaut la valeur de la variable pointée par pt2</text:span></text:p>
      <text:p text:style-name="P58"><text:s text:c="9"/>vaut la valeur de pt</text:p>
      <text:p text:style-name="P58"><text:s text:c="9"/>vaut 2686748</text:p>
      <text:list xml:id="list95751041408710" text:continue-numbering="true" text:style-name="Outline">
        <text:list-item>
          <text:list>
            <text:list-item>
              <text:h text:style-name="Heading_20_2" text:outline-level="2">Espace mémoire relatif aux exemples</text:h>
            </text:list-item>
          </text:list>
        </text:list-item>
      </text:list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office:value-type="string">
            <text:p text:style-name="P28">Nom</text:p>
          </table:table-cell>
          <table:table-cell table:style-name="Tableau8.A1" office:value-type="string">
            <text:p text:style-name="P28">Adresse</text:p>
          </table:table-cell>
          <table:table-cell table:style-name="Tableau8.C1" office:value-type="string">
            <text:p text:style-name="P28">valeur</text:p>
          </table:table-cell>
        </table:table-row>
        <table:table-row>
          <table:table-cell table:style-name="Tableau8.A2" office:value-type="string">
            <text:p text:style-name="P26">x</text:p>
          </table:table-cell>
          <table:table-cell table:style-name="Tableau8.B2" office:value-type="float" office:value="2686748">
            <text:p text:style-name="P29">2686748</text:p>
          </table:table-cell>
          <table:table-cell table:style-name="Tableau8.C2" office:value-type="string">
            <text:p text:style-name="P26">1<text:span text:style-name="T29"> </text:span>.1</text:p>
          </table:table-cell>
        </table:table-row>
        <table:table-row>
          <table:table-cell table:style-name="Tableau8.A2" office:value-type="string">
            <text:p text:style-name="P26">pt</text:p>
          </table:table-cell>
          <table:table-cell table:style-name="Tableau8.B2" office:value-type="float" office:value="2686744">
            <text:p text:style-name="P29">2686744</text:p>
          </table:table-cell>
          <table:table-cell table:style-name="Tableau8.C3" office:value-type="float" office:value="2686748">
            <text:p text:style-name="P26">2686748</text:p>
          </table:table-cell>
        </table:table-row>
        <table:table-row>
          <table:table-cell table:style-name="Tableau8.A2" office:value-type="string">
            <text:p text:style-name="P26">pt2</text:p>
          </table:table-cell>
          <table:table-cell table:style-name="Tableau8.B2" office:value-type="float" office:value="2686740">
            <text:p text:style-name="P29">2686740</text:p>
          </table:table-cell>
          <table:table-cell table:style-name="Tableau8.C3" office:value-type="float" office:value="2686744">
            <text:p text:style-name="P26">2686744</text:p>
          </table:table-cell>
        </table:table-row>
      </table:table>
      <text:p text:style-name="P51"/>
      <text:list xml:id="list95751153781127" text:continue-numbering="true" text:style-name="Outline">
        <text:list-item>
          <text:list>
            <text:list-item>
              <text:h text:style-name="Heading_20_2" text:outline-level="2">2 – Définitions</text:h>
            </text:list-item>
          </text:list>
        </text:list-item>
      </text:list>
      <text:p text:style-name="P4">Opérateur d'adresse.</text:p>
      <text:list xml:id="list198540889" text:style-name="L1">
        <text:list-item>
          <text:p text:style-name="P75">L'opérateur d'adresse &amp; permet d'accéder à l'adresse d'une variable, i.e. la zone de la mémoire où la variable est stockée.</text:p>
        </text:list-item>
      </text:list>
      <text:p text:style-name="P53"/>
      <text:p text:style-name="P53">Pointeur.</text:p>
      <text:list xml:id="list3226925508" text:style-name="L2">
        <text:list-item>
          <text:p text:style-name="P67">Un pointeur <text:span text:style-name="T14">pt</text:span> est une variable qui a pour valeur l'adresse d'une autre variable <text:span text:style-name="T14">x</text:span>.</text:p>
        </text:list-item>
        <text:list-item>
          <text:p text:style-name="P67"><text:span text:style-name="T18">On dit que </text:span><text:span text:style-name="T14">pt</text:span> pointe sur <text:span text:style-name="T14">x</text:span>.</text:p>
        </text:list-item>
        <text:list-item>
          <text:p text:style-name="P67">L'opérateur d'indirection * permet d'accéder directement à la valeur de la variable pointée. Ainsi, si <text:span text:style-name="T14">pt</text:span> est un pointeur vers un flottant <text:span text:style-name="T14">x</text:span>, <text:span text:style-name="T14">*pt</text:span> désigne la valeur de <text:span text:style-name="T14">x</text:span>.</text:p>
          <text:p text:style-name="P67"/>
        </text:list-item>
      </text:list>
      <text:p text:style-name="Standard"><text:span text:style-name="T5">Propriété</text:span>.</text:p>
      <text:list xml:id="list868568907" text:style-name="L3">
        <text:list-item>
          <text:p text:style-name="P68">L'adresse d'une variable est un entier, quelque soit le type de cette variable.</text:p>
        </text:list-item>
        <text:list-item>
          <text:p text:style-name="P68">Conséquence : la valeur d'un pointeur est un entier, quelque soit le type de la variable sur laquelle il pointe.</text:p>
        </text:list-item>
      </text:list>
      <text:p text:style-name="Standard"/>
      <text:p text:style-name="P53">Remarque.</text:p>
      <text:list xml:id="list3190800810" text:style-name="L4">
        <text:list-item>
          <text:p text:style-name="P69">Même si la valeur d'un pointeur est toujours un entier, le type d'un pointeur dépend du type de la variable vers lequel il pointe.</text:p>
        </text:list-item>
      </text:list>
      <text:p text:style-name="P60"/>
      <text:list xml:id="list95751696892005" text:continue-list="list95751153781127" text:style-name="Outline">
        <text:list-item>
          <text:h text:style-name="Heading_20_1" text:outline-level="1"><text:bookmark-start text:name="__RefHeading___Toc6125_107937476"/>Passage des paramètres – 1<text:bookmark-end text:name="__RefHeading___Toc6125_107937476"/></text:h>
        </text:list-item>
      </text:list>
      <text:p text:style-name="P6"/>
      <text:p text:style-name="Text_20_body"><text:span text:style-name="T16">void</text:span><text:span text:style-name="T15"> afficher(</text:span><text:span text:style-name="T16">float</text:span><text:span text:style-name="T15"> a, </text:span><text:span text:style-name="T16">float</text:span><text:span text:style-name="T15"> b)</text:span></text:p>
      <text:p text:style-name="P5">{</text:p>
      <text:p text:style-name="P5"><text:s text:c="4"/>printf(<text:span text:style-name="T13">"a=%.1f ; b=%.1f \n"</text:span>, a, b);</text:p>
      <text:p text:style-name="P5"><text:s text:c="4"/>printf(<text:span text:style-name="T13">"&amp;a=%d ; &amp;b=%d \n"</text:span>, &amp;a, &amp;b);</text:p>
      <text:p text:style-name="P5">}</text:p>
      <text:p text:style-name="P5"/>
      <text:p text:style-name="P5"><text:span text:style-name="T5">void</text:span> main()</text:p>
      <text:p text:style-name="P5">{</text:p>
      <text:p text:style-name="P5"><text:s text:c="4"/><text:span text:style-name="T5">float</text:span> a=1.1, b=2.2;</text:p>
      <text:p text:style-name="P5"/>
      <text:p text:style-name="P5"><text:s text:c="4"/><text:span text:style-name="T30">// a (main) et b (main)</text:span><text:line-break/> <text:s text:c="3"/>printf(<text:span text:style-name="T13">"a=%.1f ; b=%.1f \n"</text:span>, a, b);</text:p>
      <text:p text:style-name="P5"><text:tab/><text:span text:style-name="T32">~~&gt; a=1.1 ; b=2.2</text:span></text:p>
      <text:p text:style-name="P5"><text:s text:c="4"/>printf(<text:span text:style-name="T13">"&amp;a=%d ; &amp;b=%d \n"</text:span>, &amp;a, &amp;b);</text:p>
      <text:p text:style-name="P5"><text:tab/><text:span text:style-name="T32">~~&gt; &amp;a=</text:span><text:span text:style-name="T33">2686748</text:span><text:span text:style-name="T32"> ; &amp;b=</text:span><text:span text:style-name="T33">2686744</text:span></text:p>
      <text:p text:style-name="P5"/>
      <text:p text:style-name="P5"><text:s text:c="4"/><text:span text:style-name="T30">// a (afficher) et b (afficher)</text:span><text:line-break/> <text:s text:c="3"/>afficher(a, b);</text:p>
      <text:p text:style-name="P5"><text:tab/><text:span text:style-name="T32">~~&gt; a=1.1 ; b=2.2</text:span></text:p>
      <text:p text:style-name="P5"><text:tab/><text:span text:style-name="T32">~~&gt; &amp;a=</text:span><text:span text:style-name="T33">2686704</text:span><text:span text:style-name="T32"> ; &amp;b=</text:span><text:span text:style-name="T33">2686708</text:span></text:p>
      <text:p text:style-name="P5">}</text:p>
      <text:p text:style-name="Text_20_body"/>
      <text:list xml:id="list95752388183765" text:continue-numbering="true" text:style-name="Outline">
        <text:list-item>
          <text:list>
            <text:list-item>
              <text:h text:style-name="Heading_20_2" text:outline-level="2">Espace mémoire relatif</text:h>
            </text:list-item>
          </text:list>
        </text:list-item>
      </text:list>
      <table:table table:name="Tableau9" table:style-name="Tableau9">
        <table:table-column table:style-name="Tableau9.A"/>
        <table:table-column table:style-name="Tableau9.B"/>
        <table:table-column table:style-name="Tableau9.C"/>
        <table:table-row>
          <table:table-cell table:style-name="Tableau9.A1" office:value-type="string">
            <text:p text:style-name="P28">Nom</text:p>
          </table:table-cell>
          <table:table-cell table:style-name="Tableau9.A1" office:value-type="string">
            <text:p text:style-name="P28">Adresse</text:p>
          </table:table-cell>
          <table:table-cell table:style-name="Tableau9.C1" office:value-type="string">
            <text:p text:style-name="P28">valeur</text:p>
          </table:table-cell>
        </table:table-row>
        <table:table-row>
          <table:table-cell table:style-name="Tableau9.A2" office:value-type="string">
            <text:p text:style-name="P26">a (main)</text:p>
          </table:table-cell>
          <table:table-cell table:style-name="Tableau9.B2" office:value-type="float" office:value="2686748">
            <text:p text:style-name="P29">2686748</text:p>
          </table:table-cell>
          <table:table-cell table:style-name="Tableau9.C2" office:value-type="string">
            <text:p text:style-name="P26">1<text:span text:style-name="T29"> </text:span>.1</text:p>
          </table:table-cell>
        </table:table-row>
        <table:table-row>
          <table:table-cell table:style-name="Tableau9.A2" office:value-type="string">
            <text:p text:style-name="P26">b (main)</text:p>
          </table:table-cell>
          <table:table-cell table:style-name="Tableau9.B2" office:value-type="float" office:value="2686744">
            <text:p text:style-name="P29">2686744</text:p>
          </table:table-cell>
          <table:table-cell table:style-name="Tableau9.C5" office:value-type="string">
            <text:p text:style-name="P26">2<text:span text:style-name="T29"> </text:span>.2</text:p>
          </table:table-cell>
        </table:table-row>
        <table:table-row>
          <table:table-cell table:style-name="Tableau9.A2" office:value-type="string">
            <text:p text:style-name="P26">b (afficher)</text:p>
          </table:table-cell>
          <table:table-cell table:style-name="Tableau9.B2" office:value-type="float" office:value="2686708">
            <text:p text:style-name="P29">2686708</text:p>
          </table:table-cell>
          <table:table-cell table:style-name="Tableau9.C5" office:value-type="string">
            <text:p text:style-name="P26">1<text:span text:style-name="T29"> </text:span>.1</text:p>
          </table:table-cell>
        </table:table-row>
        <table:table-row>
          <table:table-cell table:style-name="Tableau9.A2" office:value-type="string">
            <text:p text:style-name="P26">a (afficher)</text:p>
          </table:table-cell>
          <table:table-cell table:style-name="Tableau9.B2" office:value-type="float" office:value="2686704">
            <text:p text:style-name="P29">2686704</text:p>
          </table:table-cell>
          <table:table-cell table:style-name="Tableau9.C5" office:value-type="string">
            <text:p text:style-name="P26">2<text:span text:style-name="T29"> </text:span>.2</text:p>
          </table:table-cell>
        </table:table-row>
      </table:table>
      <text:p text:style-name="P51"/>
      <text:p text:style-name="Standard"/>
      <text:list xml:id="list95750997002801" text:continue-numbering="true" text:style-name="Outline">
        <text:list-item>
          <text:h text:style-name="Heading_20_1" text:outline-level="1"><text:bookmark-start text:name="__RefHeading___Toc6127_107937476"/>Passage des paramètres – 2<text:bookmark-end text:name="__RefHeading___Toc6127_107937476"/></text:h>
        </text:list-item>
      </text:list>
      <text:p text:style-name="P6"/>
      <text:p text:style-name="P5"><text:span text:style-name="T5">void</text:span> afficher(<text:span text:style-name="T5">float</text:span> *pt1, <text:span text:style-name="T5">float</text:span> *pt2)</text:p>
      <text:p text:style-name="P5">{</text:p>
      <text:p text:style-name="P5"><text:s text:c="4"/>printf(<text:span text:style-name="T13">"pt1=%d ; pt2=%d \n"</text:span>, pt1, pt2);</text:p>
      <text:p text:style-name="P5"><text:s text:c="4"/>printf(<text:span text:style-name="T13">"*pt1=%.1f ; *pt2=%.1f \n"</text:span>, *pt1, *pt2);</text:p>
      <text:p text:style-name="P5"><text:s text:c="4"/>printf(<text:span text:style-name="T13">"&amp;pt1=%d ; &amp;pt2=%d \n"</text:span>, &amp;pt1, &amp;pt2);</text:p>
      <text:p text:style-name="P5">}</text:p>
      <text:p text:style-name="P5"/>
      <text:p text:style-name="P5"><text:span text:style-name="T5">void</text:span> main()</text:p>
      <text:p text:style-name="P5">{</text:p>
      <text:p text:style-name="P5"><text:s text:c="4"/><text:span text:style-name="T5">float</text:span> a=1.1, b=2.2;</text:p>
      <text:p text:style-name="P5"><text:s text:c="4"/><text:span text:style-name="T5">float</text:span> *pt1, *pt2;</text:p>
      <text:p text:style-name="P5"><text:s text:c="4"/>pt1=&amp;a;</text:p>
      <text:p text:style-name="P5"><text:s text:c="4"/>pt2=&amp;b;</text:p>
      <text:p text:style-name="P5"/>
      <text:p text:style-name="P5"><text:s text:c="4"/><text:span text:style-name="T30">// pt1 (main) et pt2 (main)</text:span></text:p>
      <text:p text:style-name="P5"><text:s text:c="4"/>printf(<text:span text:style-name="T13">"pt1=%d ; pt2=%d \n"</text:span>, pt1, pt2);</text:p>
      <text:p text:style-name="P5"><text:tab/><text:span text:style-name="T32">~~&gt; pt1=2686748 ; pt2=2686744</text:span></text:p>
      <text:p text:style-name="P5"><text:s text:c="4"/>printf(<text:span text:style-name="T13">"*pt1=%.1f ; *pt2=%.1f \n"</text:span>, *pt1, *pt2);</text:p>
      <text:p text:style-name="P5"><text:tab/><text:span text:style-name="T32">~~&gt; *pt1=1.1 ; *pt2=2.2</text:span></text:p>
      <text:p text:style-name="P5"><text:s text:c="4"/>printf(<text:span text:style-name="T13">"&amp;pt1=%d ; &amp;pt2=%d \n"</text:span>, &amp;pt1, &amp;pt2);</text:p>
      <text:p text:style-name="P5"><text:tab/><text:span text:style-name="T32">~~&gt; &amp;pt1=2686740 ; &amp;pt2=2686736</text:span></text:p>
      <text:p text:style-name="P5"/>
      <text:p text:style-name="P5"><text:s text:c="4"/>afficher(pt1, pt2);<text:line-break/> <text:s text:c="5"/><text:span text:style-name="T30">// pt1 (afficher) et pt2 (afficher)</text:span></text:p>
      <text:p text:style-name="P5"><text:tab/><text:span text:style-name="T32">~~&gt; pt1=2686748 ; pt2=2686744</text:span></text:p>
      <text:p text:style-name="P5"><text:tab/><text:span text:style-name="T32">~~&gt; *pt1=1.1 ; *pt2=2.2</text:span></text:p>
      <text:p text:style-name="P5"><text:tab/><text:span text:style-name="T32">~~&gt; &amp;pt1=2686704 ; &amp;pt2=2686708</text:span></text:p>
      <text:p text:style-name="P5">}</text:p>
      <text:p text:style-name="P5"/>
      <text:list xml:id="list95751441153438" text:continue-numbering="true" text:style-name="Outline">
        <text:list-item>
          <text:list>
            <text:list-item>
              <text:h text:style-name="Heading_20_2" text:outline-level="2"><text:soft-page-break/>Espace mémoire relatif</text:h>
            </text:list-item>
          </text:list>
        </text:list-item>
      </text:list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>
          <table:table-cell table:style-name="Tableau10.A1" office:value-type="string">
            <text:p text:style-name="P28">Nom</text:p>
          </table:table-cell>
          <table:table-cell table:style-name="Tableau10.A1" office:value-type="string">
            <text:p text:style-name="P28">Adresse</text:p>
          </table:table-cell>
          <table:table-cell table:style-name="Tableau10.C1" office:value-type="string">
            <text:p text:style-name="P28">valeur</text:p>
          </table:table-cell>
        </table:table-row>
        <table:table-row>
          <table:table-cell table:style-name="Tableau10.A2" office:value-type="string">
            <text:p text:style-name="P26">a (main)</text:p>
          </table:table-cell>
          <table:table-cell table:style-name="Tableau10.B2" office:value-type="float" office:value="2686748">
            <text:p text:style-name="P29">2686748</text:p>
          </table:table-cell>
          <table:table-cell table:style-name="Tableau10.C2" office:value-type="string">
            <text:p text:style-name="P26">1<text:span text:style-name="T29"> </text:span>.1</text:p>
          </table:table-cell>
        </table:table-row>
        <table:table-row>
          <table:table-cell table:style-name="Tableau10.A2" office:value-type="string">
            <text:p text:style-name="P26">b (main)</text:p>
          </table:table-cell>
          <table:table-cell table:style-name="Tableau10.B2" office:value-type="float" office:value="2686744">
            <text:p text:style-name="P29">2686744</text:p>
          </table:table-cell>
          <table:table-cell table:style-name="Tableau10.C3" office:value-type="string">
            <text:p text:style-name="P26">2<text:span text:style-name="T29"> </text:span>.2</text:p>
          </table:table-cell>
        </table:table-row>
        <table:table-row>
          <table:table-cell table:style-name="Tableau10.A2" office:value-type="string">
            <text:p text:style-name="P26">pt1 (main)</text:p>
          </table:table-cell>
          <table:table-cell table:style-name="Tableau10.B2" office:value-type="float" office:value="2686740">
            <text:p text:style-name="P29">2686740</text:p>
          </table:table-cell>
          <table:table-cell table:style-name="Tableau10.C4" office:value-type="float" office:value="2686748">
            <text:p text:style-name="P29">2686748</text:p>
          </table:table-cell>
        </table:table-row>
        <table:table-row>
          <table:table-cell table:style-name="Tableau10.A2" office:value-type="string">
            <text:p text:style-name="P26">pt2 (main)</text:p>
          </table:table-cell>
          <table:table-cell table:style-name="Tableau10.B2" office:value-type="float" office:value="2686736">
            <text:p text:style-name="P29">2686736</text:p>
          </table:table-cell>
          <table:table-cell table:style-name="Tableau10.C4" office:value-type="float" office:value="2686744">
            <text:p text:style-name="P29">2686744</text:p>
          </table:table-cell>
        </table:table-row>
        <table:table-row>
          <table:table-cell table:style-name="Tableau10.A2" office:value-type="string">
            <text:p text:style-name="P26">pt2 (afficher)</text:p>
          </table:table-cell>
          <table:table-cell table:style-name="Tableau10.B2" office:value-type="float" office:value="2686708">
            <text:p text:style-name="P29">2686708</text:p>
          </table:table-cell>
          <table:table-cell table:style-name="Tableau10.C4" office:value-type="float" office:value="2686744">
            <text:p text:style-name="P29">2686744</text:p>
          </table:table-cell>
        </table:table-row>
        <table:table-row>
          <table:table-cell table:style-name="Tableau10.A2" office:value-type="string">
            <text:p text:style-name="P26">pt1 (afficher)</text:p>
          </table:table-cell>
          <table:table-cell table:style-name="Tableau10.B2" office:value-type="float" office:value="2686704">
            <text:p text:style-name="P29">2686704</text:p>
          </table:table-cell>
          <table:table-cell table:style-name="Tableau10.C4" office:value-type="float" office:value="2686748">
            <text:p text:style-name="P29">2686748</text:p>
          </table:table-cell>
        </table:table-row>
      </table:table>
      <text:p text:style-name="P62"/>
      <text:list xml:id="list95751940714996" text:continue-numbering="true" text:style-name="Outline">
        <text:list-item>
          <text:h text:style-name="Heading_20_1" text:outline-level="1"><text:bookmark-start text:name="__RefHeading___Toc6129_107937476"/>Passage des paramètres – 3<text:bookmark-end text:name="__RefHeading___Toc6129_107937476"/></text:h>
        </text:list-item>
      </text:list>
      <text:p text:style-name="Text_20_body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8"><text:span text:style-name="T5">void</text:span> echange_ko(<text:span text:style-name="T5">float</text:span> a, <text:span text:style-name="T5">float</text:span> b) {</text:p>
            <text:p text:style-name="P8"><text:s text:c="4"/><text:span text:style-name="T5">float</text:span> tmp = a;</text:p>
            <text:p text:style-name="P8"><text:s text:c="4"/>a = b;</text:p>
            <text:p text:style-name="P8"><text:s text:c="4"/>b = tmp;</text:p>
            <text:p text:style-name="P8"><text:s text:c="4"/>printf(<text:span text:style-name="T36">"a=%.1f b=%.1f \n"</text:span>, a, b);</text:p>
            <text:p text:style-name="P8"><text:s text:c="4"/>printf(<text:span text:style-name="T36">"&amp;a=%d &amp;b=%d \n"</text:span>, &amp;a, &amp;b);</text:p>
            <text:p text:style-name="P8">}</text:p>
            <text:p text:style-name="P8"><text:span text:style-name="T5">void</text:span> echange_ok(<text:span text:style-name="T5">float</text:span> *pt1, <text:span text:style-name="T5">float</text:span> *pt2) {</text:p>
            <text:p text:style-name="P8"><text:s text:c="4"/><text:span text:style-name="T5">float</text:span> tmp = *pt1;</text:p>
            <text:p text:style-name="P8"><text:s text:c="4"/>*pt1 = *pt2; <text:span text:style-name="T20">// a = *pt2 car pt1 pointe vers a</text:span></text:p>
            <text:p text:style-name="P8"><text:s text:c="4"/>*pt2 = tmp; <text:span text:style-name="T20">// b = tmp car pt2 pointe vers b</text:span></text:p>
            <text:p text:style-name="P8"/>
            <text:p text:style-name="P8"><text:s text:c="4"/>printf(<text:span text:style-name="T36">"pt1=%d pt2=%d\n"</text:span>, pt1, pt2);</text:p>
            <text:p text:style-name="P8"><text:s text:c="4"/>printf(<text:span text:style-name="T36">"*pt1=%.1f *pt2=%.1f\n"</text:span>, *pt1, *pt2);</text:p>
            <text:p text:style-name="P8"><text:s text:c="4"/>printf(<text:span text:style-name="T36">"&amp;pt1=%d &amp;pt2=%d\n"</text:span>, &amp;pt1, &amp;pt2);</text:p>
            <text:p text:style-name="P8">}</text:p>
            <text:p text:style-name="P8"><text:span text:style-name="T5">void</text:span> main() {</text:p>
            <text:p text:style-name="P8"><text:s text:c="4"/><text:span text:style-name="T5">float</text:span> a=1.1, b=2.2;</text:p>
            <text:p text:style-name="P8"><text:s text:c="4"/><text:span text:style-name="T5">float</text:span> *pt1, *pt2;</text:p>
            <text:p text:style-name="P8"><text:s text:c="4"/>pt1=&amp;a;</text:p>
            <text:p text:style-name="P8"><text:s text:c="4"/>pt2=&amp;b;</text:p>
            <text:p text:style-name="P8"/>
            <text:p text:style-name="P8"><text:s text:c="4"/>printf(<text:span text:style-name="T36">"a=%.1f b=%.1f \n"</text:span>, a, b);</text:p>
            <text:p text:style-name="P8"><text:tab/>~~&gt; a=1.1 b=2.2</text:p>
            <text:p text:style-name="P8"><text:s text:c="4"/>printf(<text:span text:style-name="T36">"&amp;a=%d &amp;b=%d \n"</text:span>, &amp;a, &amp;b);</text:p>
            <text:p text:style-name="P8"><text:tab/><text:span text:style-name="T32">~~&gt; &amp;a=</text:span><text:span text:style-name="T7">2686748</text:span><text:span text:style-name="T32"> <text:s/>&amp;b=</text:span><text:span text:style-name="T7">2686744</text:span></text:p>
            <text:p text:style-name="P10"/>
            <text:p text:style-name="P8"><text:s text:c="4"/>echange_ko(a, b);<text:line-break/><text:tab/>~~&gt; a=2.2 b=1.1</text:p>
            <text:p text:style-name="P8"><text:tab/><text:span text:style-name="T32">~~&gt; &amp;a=</text:span><text:span text:style-name="T7">2686704</text:span><text:span text:style-name="T32"> <text:s/>&amp;b=</text:span><text:span text:style-name="T7">2686708</text:span></text:p>
            <text:p text:style-name="P8"><text:s text:c="4"/><text:span text:style-name="T30">printf("a=%.1f b=%.1f \n", a, b);</text:span></text:p>
            <text:p text:style-name="P9"><text:tab/><text:span text:style-name="T30">~~&gt; a=1.1 b=2.2</text:span></text:p>
            <text:p text:style-name="P8"/>
            <text:p text:style-name="P8"><text:s text:c="4"/>printf(<text:span text:style-name="T36">"pt1=%d pt2=%d\n"</text:span>, pt1, pt2);<text:line-break/><text:tab/><text:span text:style-name="T32">~~&gt; pt1=2686748 <text:s/>pt2= 2686744</text:span></text:p>
            <text:p text:style-name="P8"><text:s text:c="4"/>printf(<text:span text:style-name="T36">"*pt1=%.1f *pt2=%.1f\n"</text:span>, *pt1, *pt2);<text:line-break/><text:tab/>~~&gt; a=1.1 b=2.2</text:p>
            <text:p text:style-name="P8"><text:s text:c="4"/>printf("&amp;pt1=%d &amp;pt2=%d\n", &amp;pt1, &amp;pt2);<text:line-break/><text:tab/><text:span text:style-name="T32">~~&gt; &amp;pt1=2686740 <text:s/>&amp;pt2= 2686736</text:span></text:p>
            <text:p text:style-name="P8"><text:soft-page-break/></text:p>
            <text:p text:style-name="P8"><text:s text:c="4"/>echange_ok(pt1, pt2);<text:line-break/><text:tab/><text:span text:style-name="T32">~~&gt; pt1=2686748 <text:s/>pt2= 2686744</text:span><text:line-break/><text:tab/>~~&gt; *pt1=2.2 *pt2=1.1<text:line-break/><text:tab/><text:span text:style-name="T32">~~&gt; &amp;pt1=2686704 <text:s/>&amp;pt2= 2686708</text:span></text:p>
            <text:p text:style-name="P8"><text:s text:c="4"/><text:span text:style-name="T30">printf("a=%.1f b=%.1f \n", a, b);</text:span></text:p>
            <text:p text:style-name="P9"><text:tab/><text:span text:style-name="T26">~~&gt; a=2.2 b=1.1</text:span></text:p>
            <text:p text:style-name="P8">}</text:p>
          </table:table-cell>
          <table:table-cell table:style-name="Tableau11.B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list xml:id="list95752071683847" text:continue-numbering="true" text:style-name="Outline">
              <text:list-item>
                <text:list>
                  <text:list-item>
                    <text:h text:style-name="Heading_20_2" text:outline-level="2">Espace mémoire relatif </text:h>
                  </text:list-item>
                </text:list>
              </text:list-item>
            </text:list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row>
                <table:table-cell table:style-name="Tableau12.A1" office:value-type="string">
                  <text:p text:style-name="P38">Nom</text:p>
                </table:table-cell>
                <table:table-cell table:style-name="Tableau12.A1" office:value-type="string">
                  <text:p text:style-name="P38">Adresse</text:p>
                </table:table-cell>
                <table:table-cell table:style-name="Tableau12.C1" office:value-type="string">
                  <text:p text:style-name="P38">Valeur</text:p>
                </table:table-cell>
              </table:table-row>
              <table:table-row>
                <table:table-cell table:style-name="Tableau12.A2" office:value-type="string">
                  <text:p text:style-name="P26">a (main)</text:p>
                </table:table-cell>
                <table:table-cell table:style-name="Tableau12.B2" office:value-type="float" office:value="2686748">
                  <text:p text:style-name="P29">2686748</text:p>
                </table:table-cell>
                <table:table-cell table:style-name="Tableau12.C2" office:value-type="string">
                  <text:p text:style-name="P33">1<text:span text:style-name="T29"> </text:span>.1</text:p>
                </table:table-cell>
              </table:table-row>
              <table:table-row>
                <table:table-cell table:style-name="Tableau12.A2" office:value-type="string">
                  <text:p text:style-name="P26">b (main)</text:p>
                </table:table-cell>
                <table:table-cell table:style-name="Tableau12.B2" office:value-type="float" office:value="2686744">
                  <text:p text:style-name="P29">2686744</text:p>
                </table:table-cell>
                <table:table-cell table:style-name="Tableau12.C8" office:value-type="string">
                  <text:p text:style-name="P26">2<text:span text:style-name="T29"> </text:span>.2</text:p>
                </table:table-cell>
              </table:table-row>
              <table:table-row>
                <table:table-cell table:style-name="Tableau12.A2" office:value-type="string">
                  <text:p text:style-name="P26">pt1 (main)</text:p>
                </table:table-cell>
                <table:table-cell table:style-name="Tableau12.B2" office:value-type="float" office:value="2686740">
                  <text:p text:style-name="P29">2686740</text:p>
                </table:table-cell>
                <table:table-cell table:style-name="Tableau12.C4" office:value-type="float" office:value="2686748">
                  <text:p text:style-name="P29">2686748</text:p>
                </table:table-cell>
              </table:table-row>
              <table:table-row>
                <table:table-cell table:style-name="Tableau12.A2" office:value-type="string">
                  <text:p text:style-name="P26">pt2 (main)</text:p>
                </table:table-cell>
                <table:table-cell table:style-name="Tableau12.B2" office:value-type="float" office:value="2686736">
                  <text:p text:style-name="P29">2686736</text:p>
                </table:table-cell>
                <table:table-cell table:style-name="Tableau12.C4" office:value-type="float" office:value="2686744">
                  <text:p text:style-name="P29">2686744</text:p>
                </table:table-cell>
              </table:table-row>
              <table:table-row>
                <table:table-cell table:style-name="Tableau12.A2" office:value-type="string">
                  <text:p text:style-name="P26">b <text:span text:style-name="T34">(echange_ko)</text:span></text:p>
                </table:table-cell>
                <table:table-cell table:style-name="Tableau12.B2" office:value-type="float" office:value="2686708">
                  <text:p text:style-name="P29">2686708</text:p>
                </table:table-cell>
                <table:table-cell table:style-name="Tableau12.C8" office:value-type="string">
                  <text:p text:style-name="P30">1<text:span text:style-name="T29"> </text:span>.1</text:p>
                </table:table-cell>
              </table:table-row>
              <table:table-row>
                <table:table-cell table:style-name="Tableau12.A7" office:value-type="string">
                  <text:p text:style-name="P34">pt2<text:span text:style-name="T35"> (echange_ok)</text:span></text:p>
                </table:table-cell>
                <table:table-cell table:style-name="Tableau12.B7" office:value-type="float" office:value="2686708">
                  <text:p text:style-name="P32">2686708</text:p>
                </table:table-cell>
                <table:table-cell table:style-name="Tableau12.C7" office:value-type="float" office:value="2686744">
                  <text:p text:style-name="P31">2686744</text:p>
                </table:table-cell>
              </table:table-row>
              <table:table-row>
                <table:table-cell table:style-name="Tableau12.A2" office:value-type="string">
                  <text:p text:style-name="P26">a <text:span text:style-name="T34">(echange_ko)</text:span></text:p>
                </table:table-cell>
                <table:table-cell table:style-name="Tableau12.B2" office:value-type="float" office:value="2686704">
                  <text:p text:style-name="P29">2686704</text:p>
                </table:table-cell>
                <table:table-cell table:style-name="Tableau12.C8" office:value-type="string">
                  <text:p text:style-name="P29">2<text:span text:style-name="T29"> </text:span>.2</text:p>
                </table:table-cell>
              </table:table-row>
              <table:table-row>
                <table:table-cell table:style-name="Tableau12.A7" office:value-type="string">
                  <text:p text:style-name="P26">pt1<text:span text:style-name="T35"> (echange_ok)</text:span></text:p>
                </table:table-cell>
                <table:table-cell table:style-name="Tableau12.B7" office:value-type="float" office:value="2686704">
                  <text:p text:style-name="P29">2686704</text:p>
                </table:table-cell>
                <table:table-cell table:style-name="Tableau12.C7" office:value-type="float" office:value="2686748">
                  <text:p text:style-name="P29">2686748</text:p>
                </table:table-cell>
              </table:table-row>
            </table:table>
            <text:p text:style-name="Standard"/>
          </table:table-cell>
        </table:table-row>
      </table:table>
      <text:p text:style-name="Standard"/>
      <text:list xml:id="list95752125161377" text:continue-numbering="true" text:style-name="Outline">
        <text:list-item>
          <text:h text:style-name="Heading_20_1" text:outline-level="1"><text:bookmark-start text:name="__RefHeading___Toc6131_107937476"/>Passage des paramètres – 4<text:bookmark-end text:name="__RefHeading___Toc6131_107937476"/></text:h>
        </text:list-item>
      </text:list>
      <text:p text:style-name="Text_20_body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8"><text:span text:style-name="T5">void</text:span> echange_ko(<text:span text:style-name="T5">float</text:span> a, <text:span text:style-name="T5">float</text:span> b) {</text:p>
            <text:p text:style-name="P8"><text:s text:c="4"/><text:span text:style-name="T5">float</text:span> tmp = a;</text:p>
            <text:p text:style-name="P8"><text:s text:c="4"/>a = b;</text:p>
            <text:p text:style-name="P8"><text:s text:c="4"/>b = tmp;</text:p>
            <text:p text:style-name="P8"><text:s text:c="4"/>printf(<text:span text:style-name="T36">"a=%.1f b=%.1f \n"</text:span>, a, b);</text:p>
            <text:p text:style-name="P8"><text:s text:c="4"/>printf(<text:span text:style-name="T36">"&amp;a=%d &amp;b=%d \n"</text:span>, &amp;a, &amp;b);</text:p>
            <text:p text:style-name="P8">}</text:p>
            <text:p text:style-name="P8"><text:span text:style-name="T5">void</text:span> echange_ok(<text:span text:style-name="T5">float</text:span> *pt1, <text:span text:style-name="T5">float</text:span> *pt2) {</text:p>
            <text:p text:style-name="P8"><text:s text:c="4"/><text:span text:style-name="T5">float</text:span> tmp = *pt1;</text:p>
            <text:p text:style-name="P8"><text:s text:c="4"/>*pt1 = *pt2; <text:span text:style-name="T20">// a = *pt2 car pt1 pointe vers a</text:span></text:p>
            <text:p text:style-name="P8"><text:s text:c="4"/>*pt2 = tmp; <text:span text:style-name="T20">// b = tmp car pt2 pointe vers b</text:span></text:p>
            <text:p text:style-name="P8"/>
            <text:p text:style-name="P8"><text:s text:c="4"/>printf(<text:span text:style-name="T36">"pt1=%d pt2=%d\n"</text:span>, pt1, pt2);</text:p>
            <text:p text:style-name="P8"><text:s text:c="4"/>printf(<text:span text:style-name="T36">"*pt1=%.1f *pt2=%.1f\n"</text:span>, *pt1, *pt2);</text:p>
            <text:p text:style-name="P8"><text:s text:c="4"/>printf(<text:span text:style-name="T36">"&amp;pt1=%d &amp;pt2=%d\n"</text:span>, &amp;pt1, &amp;pt2);</text:p>
            <text:p text:style-name="P8">}</text:p>
            <text:p text:style-name="P8"><text:span text:style-name="T5">void</text:span> main() {</text:p>
            <text:p text:style-name="P8"><text:s text:c="4"/><text:span text:style-name="T5">float</text:span> a=1.1, b=2.2;</text:p>
            <text:p text:style-name="P8"><text:s text:c="4"/><text:span text:style-name="T5">float</text:span> *pt1, *pt2;</text:p>
            <text:p text:style-name="P8"><text:s text:c="4"/>pt1=&amp;a;</text:p>
            <text:p text:style-name="P8"><text:s text:c="4"/>pt2=&amp;b;</text:p>
            <text:p text:style-name="P8"/>
            <text:p text:style-name="P8"><text:s text:c="4"/>printf(<text:span text:style-name="T36">"a=%.1f b=%.1f \n"</text:span>, a, b);</text:p>
            <text:p text:style-name="P8"><text:tab/>~~&gt; a=1.1 b=2.2</text:p>
            <text:p text:style-name="P8"><text:s text:c="4"/>printf(<text:span text:style-name="T36">"&amp;a=%d &amp;b=%d \n"</text:span>, &amp;a, &amp;b);</text:p>
            <text:p text:style-name="P8"><text:tab/><text:span text:style-name="T32">~~&gt; &amp;a=</text:span><text:span text:style-name="T7">2686748</text:span><text:span text:style-name="T32"> <text:s/>&amp;b=</text:span><text:span text:style-name="T7">2686744</text:span></text:p>
            <text:p text:style-name="P10"/>
            <text:p text:style-name="P8"><text:s text:c="4"/>echange_ko(a, b);<text:line-break/><text:tab/>~~&gt; a=2.2 b=1.1</text:p>
            <text:p text:style-name="P8"><text:tab/><text:span text:style-name="T32">~~&gt; &amp;a=</text:span><text:span text:style-name="T7">2686704</text:span><text:span text:style-name="T32"> <text:s/>&amp;b=</text:span><text:span text:style-name="T7">2686708</text:span></text:p>
            <text:p text:style-name="P8"><text:s text:c="4"/><text:span text:style-name="T30">printf("a=%.1f b=%.1f \n", a, b);</text:span></text:p>
            <text:p text:style-name="P9"><text:tab/><text:span text:style-name="T30">~~&gt; a=1.1 b=2.2</text:span></text:p>
            <text:p text:style-name="P8"/>
            <text:p text:style-name="P8"><text:s text:c="4"/>printf(<text:span text:style-name="T36">"pt1=%d pt2=%d\n"</text:span>, pt1, pt2);<text:line-break/><text:tab/><text:span text:style-name="T32">~~&gt; pt1=2686748 <text:s/>pt2= 2686744</text:span></text:p>
            <text:p text:style-name="P8"><text:s text:c="4"/>printf(<text:span text:style-name="T36">"*pt1=%.1f *pt2=%.1f\n"</text:span>, *pt1, *pt2);<text:line-break/><text:tab/>~~&gt; a=1.1 b=2.2</text:p>
            <text:p text:style-name="P8"><text:s text:c="4"/>printf("&amp;pt1=%d &amp;pt2=%d\n", &amp;pt1, &amp;pt2);<text:line-break/><text:tab/><text:span text:style-name="T32">~~&gt; &amp;pt1=2686740 <text:s/>&amp;pt2= 2686736</text:span></text:p>
            <text:p text:style-name="P8"><text:soft-page-break/></text:p>
            <text:p text:style-name="P8"><text:s text:c="4"/>echange_ok(pt1, pt2);<text:line-break/><text:tab/><text:span text:style-name="T32">~~&gt; pt1=2686748 <text:s/>pt2= 2686744</text:span><text:line-break/><text:tab/>~~&gt; *pt1=2.2 *pt2=1.1<text:line-break/><text:tab/><text:span text:style-name="T32">~~&gt; &amp;pt1=2686704 <text:s/>&amp;pt2= 2686708</text:span></text:p>
            <text:p text:style-name="P8"><text:s text:c="4"/><text:span text:style-name="T30">printf("a=%.1f b=%.1f \n", a, b);</text:span></text:p>
            <text:p text:style-name="P9"><text:tab/><text:span text:style-name="T26">~~&gt; a=2.2 b=1.1</text:span></text:p>
            <text:p text:style-name="P8">}</text:p>
          </table:table-cell>
          <table:table-cell table:style-name="Tableau13.B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list xml:id="list95752064828309" text:continue-numbering="true" text:style-name="Outline">
              <text:list-item>
                <text:list>
                  <text:list-item>
                    <text:h text:style-name="Heading_20_2" text:outline-level="2">Espace mémoire relatif </text:h>
                  </text:list-item>
                </text:list>
              </text:list-item>
            </text:list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>
                <table:table-cell table:style-name="Tableau14.A1" office:value-type="string">
                  <text:p text:style-name="P38">Nom</text:p>
                </table:table-cell>
                <table:table-cell table:style-name="Tableau14.A1" office:value-type="string">
                  <text:p text:style-name="P38">Adresse</text:p>
                </table:table-cell>
                <table:table-cell table:style-name="Tableau14.C1" office:value-type="string">
                  <text:p text:style-name="P38">Valeur</text:p>
                </table:table-cell>
              </table:table-row>
              <table:table-row>
                <table:table-cell table:style-name="Tableau14.A2" office:value-type="string">
                  <text:p text:style-name="P26">a (main)</text:p>
                </table:table-cell>
                <table:table-cell table:style-name="Tableau14.B2" office:value-type="float" office:value="2686748">
                  <text:p text:style-name="P29">2686748</text:p>
                </table:table-cell>
                <table:table-cell table:style-name="Tableau14.C2" office:value-type="string">
                  <text:p text:style-name="P33">1<text:span text:style-name="T29"> </text:span>.1</text:p>
                </table:table-cell>
              </table:table-row>
              <table:table-row>
                <table:table-cell table:style-name="Tableau14.A2" office:value-type="string">
                  <text:p text:style-name="P26">b (main)</text:p>
                </table:table-cell>
                <table:table-cell table:style-name="Tableau14.B2" office:value-type="float" office:value="2686744">
                  <text:p text:style-name="P29">2686744</text:p>
                </table:table-cell>
                <table:table-cell table:style-name="Tableau14.C8" office:value-type="string">
                  <text:p text:style-name="P26">2<text:span text:style-name="T29"> </text:span>.2</text:p>
                </table:table-cell>
              </table:table-row>
              <table:table-row>
                <table:table-cell table:style-name="Tableau14.A2" office:value-type="string">
                  <text:p text:style-name="P26">pt1 (main)</text:p>
                </table:table-cell>
                <table:table-cell table:style-name="Tableau14.B2" office:value-type="float" office:value="2686740">
                  <text:p text:style-name="P29">2686740</text:p>
                </table:table-cell>
                <table:table-cell table:style-name="Tableau14.C4" office:value-type="float" office:value="2686748">
                  <text:p text:style-name="P29">2686748</text:p>
                </table:table-cell>
              </table:table-row>
              <table:table-row>
                <table:table-cell table:style-name="Tableau14.A2" office:value-type="string">
                  <text:p text:style-name="P26">pt2 (main)</text:p>
                </table:table-cell>
                <table:table-cell table:style-name="Tableau14.B2" office:value-type="float" office:value="2686736">
                  <text:p text:style-name="P29">2686736</text:p>
                </table:table-cell>
                <table:table-cell table:style-name="Tableau14.C4" office:value-type="float" office:value="2686744">
                  <text:p text:style-name="P29">2686744</text:p>
                </table:table-cell>
              </table:table-row>
              <table:table-row>
                <table:table-cell table:style-name="Tableau14.A2" office:value-type="string">
                  <text:p text:style-name="P26">b <text:span text:style-name="T34">(echange_ko)</text:span></text:p>
                </table:table-cell>
                <table:table-cell table:style-name="Tableau14.B2" office:value-type="float" office:value="2686708">
                  <text:p text:style-name="P29">2686708</text:p>
                </table:table-cell>
                <table:table-cell table:style-name="Tableau14.C8" office:value-type="string">
                  <text:p text:style-name="P30">1<text:span text:style-name="T29"> </text:span>.1</text:p>
                </table:table-cell>
              </table:table-row>
              <table:table-row>
                <table:table-cell table:style-name="Tableau14.A7" office:value-type="string">
                  <text:p text:style-name="P34">pt2<text:span text:style-name="T35"> (echange_ok)</text:span></text:p>
                </table:table-cell>
                <table:table-cell table:style-name="Tableau14.B7" office:value-type="float" office:value="2686708">
                  <text:p text:style-name="P32">2686708</text:p>
                </table:table-cell>
                <table:table-cell table:style-name="Tableau14.C7" office:value-type="float" office:value="2686744">
                  <text:p text:style-name="P31">2686744</text:p>
                </table:table-cell>
              </table:table-row>
              <table:table-row>
                <table:table-cell table:style-name="Tableau14.A2" office:value-type="string">
                  <text:p text:style-name="P26">a <text:span text:style-name="T34">(echange_ko)</text:span></text:p>
                </table:table-cell>
                <table:table-cell table:style-name="Tableau14.B2" office:value-type="float" office:value="2686704">
                  <text:p text:style-name="P29">2686704</text:p>
                </table:table-cell>
                <table:table-cell table:style-name="Tableau14.C8" office:value-type="string">
                  <text:p text:style-name="P29">2<text:span text:style-name="T29"> </text:span>.2</text:p>
                </table:table-cell>
              </table:table-row>
              <table:table-row>
                <table:table-cell table:style-name="Tableau14.A7" office:value-type="string">
                  <text:p text:style-name="P26">pt1<text:span text:style-name="T35"> (echange_ok)</text:span></text:p>
                </table:table-cell>
                <table:table-cell table:style-name="Tableau14.B7" office:value-type="float" office:value="2686704">
                  <text:p text:style-name="P29">2686704</text:p>
                </table:table-cell>
                <table:table-cell table:style-name="Tableau14.C7" office:value-type="float" office:value="2686748">
                  <text:p text:style-name="P29">2686748</text:p>
                </table:table-cell>
              </table:table-row>
            </table:table>
            <text:p text:style-name="Standard"/>
          </table:table-cell>
        </table:table-row>
      </table:table>
      <text:p text:style-name="Standard"/>
      <text:list xml:id="list95751680934045" text:continue-numbering="true" text:style-name="Outline">
        <text:list-item>
          <text:h text:style-name="Heading_20_1" text:outline-level="1"><text:bookmark-start text:name="__RefHeading___Toc6133_107937476"/>Tableaux<text:bookmark-end text:name="__RefHeading___Toc6133_107937476"/></text:h>
        </text:list-item>
      </text:list>
      <text:p text:style-name="Text_20_body"/>
      <text:list xml:id="list95751490614411" text:continue-numbering="true" text:style-name="Outline">
        <text:list-item>
          <text:list>
            <text:list-item>
              <text:h text:style-name="Heading_20_2" text:outline-level="2">Equivalences</text:h>
            </text:list-item>
          </text:list>
        </text:list-item>
      </text:list>
      <text:p text:style-name="Standard">Pour un certain tableau <text:span text:style-name="T14">tab</text:span>, et un indice <text:span text:style-name="T17">i</text:span> correctement défini, on a les équivalences suivantes :</text:p>
      <text:p text:style-name="Standard"/>
      <table:table table:name="Tableau15" table:style-name="Tableau15">
        <table:table-column table:style-name="Tableau15.A"/>
        <table:table-row>
          <table:table-cell table:style-name="Tableau15.A1" office:value-type="string">
            <text:list xml:id="list1113465546" text:style-name="L5">
              <text:list-item>
                <text:p text:style-name="P70">&amp;tab[i] = tab+i</text:p>
              </text:list-item>
              <text:list-item>
                <text:p text:style-name="P71">tab[i] = *(tab+i)</text:p>
              </text:list-item>
            </text:list>
          </table:table-cell>
        </table:table-row>
      </table:table>
      <text:p text:style-name="P50"/>
      <text:p text:style-name="P50"/>
      <text:p text:style-name="P50"/>
      <text:list xml:id="list184902293" text:style-name="L6">
        <text:list-item>
          <text:p text:style-name="P76"><text:span text:style-name="T14">tab</text:span> est un pointeur constant (non modifiable) dont la valeur est l'adresse du premier élément du tableau.</text:p>
        </text:list-item>
        <text:list-item>
          <text:p text:style-name="P76"><text:span text:style-name="T14">tab+1</text:span> est un pointeur constant (non modifiable) dont la valeur est l'adresse du 2-ième élément du tableau.</text:p>
        </text:list-item>
        <text:list-item>
          <text:p text:style-name="P76"><text:span text:style-name="T14">tab+i</text:span> est un pointeur constant (non modifiable) dont la valeur est l'adresse du <text:span text:style-name="T2">i</text:span>-ième élément du tableau.</text:p>
        </text:list-item>
      </text:list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list xml:id="list95752262473323" text:continue-list="list95751490614411" text:style-name="Outline">
        <text:list-item>
          <text:list>
            <text:list-item>
              <text:h text:style-name="Heading_20_2" text:outline-level="2"><text:soft-page-break/>Exemple 1 : tableau d'entier (type <text:span text:style-name="T14">int</text:span>)</text:h>
            </text:list-item>
          </text:list>
        </text:list-item>
      </text:list>
      <text:p text:style-name="Standard"/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26"><text:span text:style-name="T5">void</text:span> main() {</text:p>
            <text:p text:style-name="P26"><text:s text:c="4"/><text:span text:style-name="T5">int</text:span> t[5] = {10, 11, 12, 13, 14};</text:p>
            <text:p text:style-name="P26"><text:s text:c="4"/><text:span text:style-name="T5">int</text:span> i;</text:p>
            <text:p text:style-name="P26"><text:s text:c="4"/>for (i=0; i&lt;5; i++)</text:p>
            <text:p text:style-name="P37"><text:s text:c="8"/>printf("%d <text:s/>@ %d\n", t[i], &amp;t[i]);</text:p>
            <text:p text:style-name="P37"><text:span text:style-name="T37"><text:s text:c="7"/></text:span><text:span text:style-name="T38">~~&gt; 10 <text:s/>@ </text:span><text:span text:style-name="T39">2686716</text:span><text:span text:style-name="T37"> </text:span></text:p>
            <text:p text:style-name="P37"><text:span text:style-name="T37"><text:s text:c="7"/></text:span><text:span text:style-name="T38">~~&gt; 11 <text:s/>@ </text:span><text:span text:style-name="T39">2686720</text:span></text:p>
            <text:p text:style-name="P37"><text:span text:style-name="T37"><text:s text:c="7"/></text:span><text:span text:style-name="T38">~~&gt; 12 <text:s/>@ </text:span><text:span text:style-name="T39">2686724</text:span><text:span text:style-name="T37"> </text:span></text:p>
            <text:p text:style-name="P37"><text:span text:style-name="T37"><text:s text:c="7"/></text:span><text:span text:style-name="T38">~~&gt; 13 <text:s/>@ </text:span><text:span text:style-name="T39">2686728</text:span><text:span text:style-name="T37"> </text:span></text:p>
            <text:p text:style-name="P37"><text:span text:style-name="T37"><text:s text:c="7"/></text:span><text:span text:style-name="T38">~~&gt; 14 <text:s/>@ </text:span><text:span text:style-name="T39">2686732</text:span></text:p>
            <text:p text:style-name="P26"/>
            <text:p text:style-name="P26"><text:s text:c="4"/>for (i=0; i&lt;5; i++)</text:p>
            <text:p text:style-name="P37"><text:s text:c="8"/>printf("%d <text:s/>@ %d\n", *(t+i), t+i);</text:p>
            <text:p text:style-name="P37"><text:span text:style-name="T37"><text:s text:c="7"/></text:span><text:span text:style-name="T38">~~&gt; 10 <text:s/>@ 2686716</text:span><text:span text:style-name="T37"> </text:span></text:p>
            <text:p text:style-name="P37"><text:span text:style-name="T37"><text:s text:c="7"/></text:span><text:span text:style-name="T38">~~&gt; 11 <text:s/>@ 2686720</text:span></text:p>
            <text:p text:style-name="P37"><text:span text:style-name="T37"><text:s text:c="7"/></text:span><text:span text:style-name="T38">~~&gt; 12 <text:s/>@ 2686724</text:span><text:span text:style-name="T37"> </text:span></text:p>
            <text:p text:style-name="P37"><text:span text:style-name="T37"><text:s text:c="7"/></text:span><text:span text:style-name="T38">~~&gt; 13 <text:s/>@ 2686728</text:span><text:span text:style-name="T37"> </text:span></text:p>
            <text:p text:style-name="P37"><text:span text:style-name="T37"><text:s text:c="7"/></text:span><text:span text:style-name="T38">~~&gt; 14 <text:s/>@ 2686732</text:span></text:p>
            <text:p text:style-name="P26">}</text:p>
          </table:table-cell>
          <table:table-cell table:style-name="Tableau16.B1" office:value-type="string">
            <text:p text:style-name="P39">Espace mémoire relatif</text:p>
            <text:p text:style-name="Table_20_Contents"/>
            <table:table table:name="Tableau17" table:style-name="Tableau17">
              <table:table-column table:style-name="Tableau17.A" table:number-columns-repeated="3"/>
              <table:table-row>
                <table:table-cell table:style-name="Tableau17.A1" office:value-type="string">
                  <text:p text:style-name="P20">Nom</text:p>
                </table:table-cell>
                <table:table-cell table:style-name="Tableau17.A1" office:value-type="string">
                  <text:p text:style-name="P20">Adressse</text:p>
                </table:table-cell>
                <table:table-cell table:style-name="Tableau17.C1" office:value-type="string">
                  <text:p text:style-name="P20">Valeur</text:p>
                </table:table-cell>
              </table:table-row>
              <table:table-row>
                <table:table-cell table:style-name="Tableau17.A2" office:value-type="string">
                  <text:p text:style-name="P26">t[0]</text:p>
                </table:table-cell>
                <table:table-cell table:style-name="Tableau17.B2" office:value-type="float" office:value="2686716">
                  <text:p text:style-name="P26">2686716</text:p>
                </table:table-cell>
                <table:table-cell table:style-name="Tableau17.C2" office:value-type="float" office:value="10">
                  <text:p text:style-name="P26">10</text:p>
                </table:table-cell>
              </table:table-row>
              <table:table-row>
                <table:table-cell table:style-name="Tableau17.A2" office:value-type="string">
                  <text:p text:style-name="P26">t[1]</text:p>
                </table:table-cell>
                <table:table-cell table:style-name="Tableau17.B2" office:value-type="float" office:value="2686720">
                  <text:p text:style-name="P26">2686720</text:p>
                </table:table-cell>
                <table:table-cell table:style-name="Tableau17.C2" office:value-type="float" office:value="11">
                  <text:p text:style-name="P26">11</text:p>
                </table:table-cell>
              </table:table-row>
              <table:table-row>
                <table:table-cell table:style-name="Tableau17.A2" office:value-type="string">
                  <text:p text:style-name="P26">t[2]</text:p>
                </table:table-cell>
                <table:table-cell table:style-name="Tableau17.B2" office:value-type="float" office:value="2686724">
                  <text:p text:style-name="P26">2686724</text:p>
                </table:table-cell>
                <table:table-cell table:style-name="Tableau17.C2" office:value-type="float" office:value="12">
                  <text:p text:style-name="P26">12</text:p>
                </table:table-cell>
              </table:table-row>
              <table:table-row>
                <table:table-cell table:style-name="Tableau17.A2" office:value-type="string">
                  <text:p text:style-name="P26">t[3]</text:p>
                </table:table-cell>
                <table:table-cell table:style-name="Tableau17.B2" office:value-type="float" office:value="2686728">
                  <text:p text:style-name="P26">2686728</text:p>
                </table:table-cell>
                <table:table-cell table:style-name="Tableau17.C2" office:value-type="float" office:value="13">
                  <text:p text:style-name="P26">13</text:p>
                </table:table-cell>
              </table:table-row>
              <table:table-row>
                <table:table-cell table:style-name="Tableau17.A2" office:value-type="string">
                  <text:p text:style-name="P26">t[4]</text:p>
                </table:table-cell>
                <table:table-cell table:style-name="Tableau17.B2" office:value-type="float" office:value="2686732">
                  <text:p text:style-name="P26">2686732</text:p>
                </table:table-cell>
                <table:table-cell table:style-name="Tableau17.C2" office:value-type="float" office:value="14">
                  <text:p text:style-name="P26">14</text:p>
                </table:table-cell>
              </table:table-row>
            </table:table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au16.A2" table:number-columns-spanned="2" office:value-type="string">
            <text:p text:style-name="P26"/>
            <table:table table:name="Tableau18" table:style-name="Tableau18">
              <table:table-column table:style-name="Tableau18.A" table:number-columns-repeated="3"/>
              <table:table-row>
                <table:table-cell table:style-name="Tableau18.A1" office:value-type="string">
                  <text:p text:style-name="P20">Nom</text:p>
                </table:table-cell>
                <table:table-cell table:style-name="Tableau18.A1" office:value-type="string">
                  <text:p text:style-name="P20">Adressse</text:p>
                </table:table-cell>
                <table:table-cell table:style-name="Tableau18.C1" office:value-type="string">
                  <text:p text:style-name="P20">Valeur</text:p>
                </table:table-cell>
              </table:table-row>
              <table:table-row>
                <table:table-cell table:style-name="Tableau18.A2" office:value-type="string">
                  <text:p text:style-name="P26">t[0]</text:p>
                </table:table-cell>
                <table:table-cell table:style-name="Tableau18.B2" office:value-type="float" office:value="2686716">
                  <text:p text:style-name="P36">2686716</text:p>
                </table:table-cell>
                <table:table-cell table:style-name="Tableau18.C2" table:number-rows-spanned="4" office:value-type="float" office:value="10">
                  <text:p text:style-name="P26">10</text:p>
                </table:table-cell>
              </table:table-row>
              <table:table-row>
                <table:table-cell table:style-name="Tableau18.A21" table:number-rows-spanned="3" office:value-type="string">
                  <text:p text:style-name="P26"/>
                </table:table-cell>
                <table:table-cell table:style-name="Tableau18.B2" office:value-type="float" office:value="2686717">
                  <text:p text:style-name="P27">2686717</text:p>
                </table:table-cell>
                <table:covered-table-cell/>
              </table:table-row>
              <table:table-row>
                <table:covered-table-cell/>
                <table:table-cell table:style-name="Tableau18.B2" table:formula="ooow:&lt;B3&gt;+1" office:value-type="float" office:value="2686718">
                  <text:p text:style-name="P27">2686718</text:p>
                </table:table-cell>
                <table:covered-table-cell/>
              </table:table-row>
              <table:table-row>
                <table:covered-table-cell/>
                <table:table-cell table:style-name="Tableau18.B2" table:formula="ooow:&lt;B4&gt;+1" office:value-type="float" office:value="2686719">
                  <text:p text:style-name="P27">2686719</text:p>
                </table:table-cell>
                <table:covered-table-cell/>
              </table:table-row>
              <table:table-row>
                <table:table-cell table:style-name="Tableau18.A21" office:value-type="string">
                  <text:p text:style-name="P26">t[1]</text:p>
                </table:table-cell>
                <table:table-cell table:style-name="Tableau18.B6" table:formula="ooow:&lt;B5&gt;+1" office:value-type="float" office:value="2686720">
                  <text:p text:style-name="P35">2686720</text:p>
                </table:table-cell>
                <table:table-cell table:style-name="Tableau18.C6" table:number-rows-spanned="4" office:value-type="float" office:value="11">
                  <text:p text:style-name="P26">11</text:p>
                </table:table-cell>
              </table:table-row>
              <table:table-row>
                <table:table-cell table:style-name="Tableau18.A21" table:number-rows-spanned="3" office:value-type="string">
                  <text:p text:style-name="P26"/>
                </table:table-cell>
                <table:table-cell table:style-name="Tableau18.B7" table:formula="ooow:&lt;B6&gt;+1" office:value-type="float" office:value="2686721">
                  <text:p text:style-name="P26">2686721</text:p>
                </table:table-cell>
                <table:covered-table-cell/>
              </table:table-row>
              <table:table-row>
                <table:covered-table-cell/>
                <table:table-cell table:style-name="Tableau18.B8" table:formula="ooow:&lt;B7&gt;+1" office:value-type="float" office:value="2686722">
                  <text:p text:style-name="P26">2686722</text:p>
                </table:table-cell>
                <table:covered-table-cell/>
              </table:table-row>
              <table:table-row>
                <table:covered-table-cell/>
                <table:table-cell table:style-name="Tableau18.B9" table:formula="ooow:&lt;B8&gt;+1" office:value-type="float" office:value="2686723">
                  <text:p text:style-name="P26">2686723</text:p>
                </table:table-cell>
                <table:covered-table-cell/>
              </table:table-row>
              <table:table-row>
                <table:table-cell table:style-name="Tableau18.A2" office:value-type="string">
                  <text:p text:style-name="P26">t[2]</text:p>
                </table:table-cell>
                <table:table-cell table:style-name="Tableau18.B2" table:formula="ooow:&lt;B9&gt;+1" office:value-type="float" office:value="2686724">
                  <text:p text:style-name="P35">2686724</text:p>
                </table:table-cell>
                <table:table-cell table:style-name="Tableau18.C2" table:number-rows-spanned="4" office:value-type="float" office:value="12">
                  <text:p text:style-name="P26">12</text:p>
                </table:table-cell>
              </table:table-row>
              <table:table-row>
                <table:table-cell table:style-name="Tableau18.A21" table:number-rows-spanned="3" office:value-type="string">
                  <text:p text:style-name="P26"/>
                </table:table-cell>
                <table:table-cell table:style-name="Tableau18.B2" table:formula="ooow:&lt;B10&gt;+1" office:value-type="float" office:value="2686725">
                  <text:p text:style-name="P26">2686725</text:p>
                </table:table-cell>
                <table:covered-table-cell/>
              </table:table-row>
              <table:table-row>
                <table:covered-table-cell/>
                <table:table-cell table:style-name="Tableau18.B2" table:formula="ooow:&lt;B11&gt;+1" office:value-type="float" office:value="2686726">
                  <text:p text:style-name="P26">2686726</text:p>
                </table:table-cell>
                <table:covered-table-cell/>
              </table:table-row>
              <table:table-row>
                <table:covered-table-cell/>
                <table:table-cell table:style-name="Tableau18.B2" table:formula="ooow:&lt;B12&gt;+1" office:value-type="float" office:value="2686727">
                  <text:p text:style-name="P26">2686727</text:p>
                </table:table-cell>
                <table:covered-table-cell/>
              </table:table-row>
              <table:table-row>
                <table:table-cell table:style-name="Tableau18.A21" office:value-type="string">
                  <text:p text:style-name="P26">t[3]</text:p>
                </table:table-cell>
                <table:table-cell table:style-name="Tableau18.B14" table:formula="ooow:&lt;B13&gt;+1" office:value-type="float" office:value="2686728">
                  <text:p text:style-name="P35">2686728</text:p>
                </table:table-cell>
                <table:table-cell table:style-name="Tableau18.C14" table:number-rows-spanned="4" office:value-type="float" office:value="13">
                  <text:p text:style-name="P26">13</text:p>
                </table:table-cell>
              </table:table-row>
              <table:table-row>
                <table:table-cell table:style-name="Tableau18.A21" table:number-rows-spanned="3" office:value-type="string">
                  <text:p text:style-name="P26"/>
                </table:table-cell>
                <table:table-cell table:style-name="Tableau18.B15" table:formula="ooow:&lt;B14&gt;+1" office:value-type="float" office:value="2686729">
                  <text:p text:style-name="P26">2686729</text:p>
                </table:table-cell>
                <table:covered-table-cell/>
              </table:table-row>
              <table:table-row>
                <table:covered-table-cell/>
                <table:table-cell table:style-name="Tableau18.B16" table:formula="ooow:&lt;B15&gt;+1" office:value-type="float" office:value="2686730">
                  <text:p text:style-name="P26">2686730</text:p>
                </table:table-cell>
                <table:covered-table-cell/>
              </table:table-row>
              <table:table-row>
                <table:covered-table-cell/>
                <table:table-cell table:style-name="Tableau18.B17" table:formula="ooow:&lt;B16&gt;+1" office:value-type="float" office:value="2686731">
                  <text:p text:style-name="P26">2686731</text:p>
                </table:table-cell>
                <table:covered-table-cell/>
              </table:table-row>
              <table:table-row>
                <table:table-cell table:style-name="Tableau18.A2" office:value-type="string">
                  <text:p text:style-name="P26">t[4]</text:p>
                </table:table-cell>
                <table:table-cell table:style-name="Tableau18.B2" table:formula="ooow:&lt;B17&gt;+1" office:value-type="float" office:value="2686732">
                  <text:p text:style-name="P35">2686732</text:p>
                </table:table-cell>
                <table:table-cell table:style-name="Tableau18.C2" table:number-rows-spanned="4" office:value-type="float" office:value="14">
                  <text:p text:style-name="P26">14</text:p>
                </table:table-cell>
              </table:table-row>
              <table:table-row>
                <table:table-cell table:style-name="Tableau18.A21" table:number-rows-spanned="3" office:value-type="string">
                  <text:p text:style-name="P26"/>
                </table:table-cell>
                <table:table-cell table:style-name="Tableau18.B2" table:formula="ooow:&lt;B18&gt;+1" office:value-type="float" office:value="2686733">
                  <text:p text:style-name="P26">2686733</text:p>
                </table:table-cell>
                <table:covered-table-cell/>
              </table:table-row>
              <table:table-row>
                <table:covered-table-cell/>
                <table:table-cell table:style-name="Tableau18.B2" table:formula="ooow:&lt;B19&gt;+1" office:value-type="float" office:value="2686734">
                  <text:p text:style-name="P26">2686734</text:p>
                </table:table-cell>
                <table:covered-table-cell/>
              </table:table-row>
              <table:table-row>
                <table:covered-table-cell/>
                <table:table-cell table:style-name="Tableau18.B2" office:value-type="float" office:value="2686735">
                  <text:p text:style-name="P26">2686735</text:p>
                </table:table-cell>
                <table:covered-table-cell/>
              </table:table-row>
            </table:table>
            <text:p text:style-name="P26"/>
            <text:p text:style-name="P26"/>
          </table:table-cell>
          <table:covered-table-cell/>
        </table:table-row>
      </table:table>
      <text:p text:style-name="Standard"/>
      <text:list xml:id="list95751366164006" text:continue-numbering="true" text:style-name="Outline">
        <text:list-item>
          <text:list>
            <text:list-item>
              <text:h text:style-name="Heading_20_2" text:outline-level="2"><text:soft-page-break/>Exemple 2 : tableau de flottant (type <text:span text:style-name="T14">double</text:span>)</text:h>
            </text:list-item>
          </text:list>
        </text:list-item>
      </text:list>
      <text:p text:style-name="Standard"/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37"><text:s text:c="3"/><text:span text:style-name="T5">double</text:span> t[5] = {0.0, 0.1, 0.2, 0.3, 0.4};</text:p>
            <text:p text:style-name="P37"><text:s text:c="3"/><text:span text:style-name="T5">int</text:span> i;</text:p>
            <text:p text:style-name="P37"><text:s text:c="3"/>for (i=0; i&lt;5; i++)</text:p>
            <text:p text:style-name="P37"><text:s text:c="7"/>printf("%.1f <text:s/>@ %d\n", t[i], &amp;t[i]);</text:p>
            <text:p text:style-name="P37"><text:span text:style-name="T37"><text:s text:c="7"/></text:span><text:span text:style-name="T38">~~&gt; 0.0 <text:s/>@ </text:span><text:span text:style-name="T39">2686696</text:span><text:span text:style-name="T37"> </text:span></text:p>
            <text:p text:style-name="P37"><text:span text:style-name="T37"><text:s text:c="7"/></text:span><text:span text:style-name="T38">~~&gt; 0.1 <text:s/>@ </text:span><text:span text:style-name="T39">2686704</text:span></text:p>
            <text:p text:style-name="P37"><text:span text:style-name="T37"><text:s text:c="7"/></text:span><text:span text:style-name="T38">~~&gt; 0.2 <text:s/>@ </text:span><text:span text:style-name="T39">2686712</text:span><text:span text:style-name="T37"> </text:span></text:p>
            <text:p text:style-name="P37"><text:span text:style-name="T37"><text:s text:c="7"/></text:span><text:span text:style-name="T38">~~&gt; 0.3 <text:s/>@ </text:span><text:span text:style-name="T39">2686720</text:span><text:span text:style-name="T37"> </text:span></text:p>
            <text:p text:style-name="P37"><text:span text:style-name="T37"><text:s text:c="7"/></text:span><text:span text:style-name="T38">~~&gt; 0.4 <text:s/>@ </text:span><text:span text:style-name="T39">2686728</text:span></text:p>
            <text:p text:style-name="P37"/>
            <text:p text:style-name="P37"><text:s text:c="3"/>printf("\n");</text:p>
            <text:p text:style-name="P37"><text:s text:c="3"/>for (i=0; i&lt;5; i++)</text:p>
            <text:p text:style-name="P37"><text:s text:c="7"/>printf("%.1f <text:s/>@ %d\n", *(t+i), t+i);<text:line-break/><text:span text:style-name="T37"> <text:s text:c="6"/></text:span><text:span text:style-name="T38">~~&gt; 0.0 <text:s/>@ 2686696</text:span><text:span text:style-name="T37"> </text:span></text:p>
            <text:p text:style-name="P37"><text:span text:style-name="T37"><text:s text:c="7"/></text:span><text:span text:style-name="T38">~~&gt; 0.1 <text:s/>@ 2686704</text:span></text:p>
            <text:p text:style-name="P37"><text:span text:style-name="T37"><text:s text:c="7"/></text:span><text:span text:style-name="T38">~~&gt; 0.2 <text:s/>@ 2686712</text:span><text:span text:style-name="T37"> </text:span></text:p>
            <text:p text:style-name="P37"><text:span text:style-name="T37"><text:s text:c="7"/></text:span><text:span text:style-name="T38">~~&gt; 0.3 <text:s/>@ 2686720</text:span><text:span text:style-name="T37"> </text:span></text:p>
            <text:p text:style-name="P37"><text:span text:style-name="T37"><text:s text:c="7"/></text:span><text:span text:style-name="T38">~~&gt; 0.4 <text:s/>@ 2686728</text:span></text:p>
          </table:table-cell>
          <table:table-cell table:style-name="Tableau19.B1" office:value-type="string">
            <text:p text:style-name="P39">Espace mémoire relatif</text:p>
            <text:p text:style-name="Table_20_Contents"/>
            <table:table table:name="Tableau20" table:style-name="Tableau20">
              <table:table-column table:style-name="Tableau20.A" table:number-columns-repeated="3"/>
              <table:table-row>
                <table:table-cell table:style-name="Tableau20.A1" office:value-type="string">
                  <text:p text:style-name="P20">Nom</text:p>
                </table:table-cell>
                <table:table-cell table:style-name="Tableau20.A1" office:value-type="string">
                  <text:p text:style-name="P20">Adressse</text:p>
                </table:table-cell>
                <table:table-cell table:style-name="Tableau20.C1" office:value-type="string">
                  <text:p text:style-name="P20">Valeur</text:p>
                </table:table-cell>
              </table:table-row>
              <table:table-row>
                <table:table-cell table:style-name="Tableau20.A2" office:value-type="string">
                  <text:p text:style-name="P26">t[0]</text:p>
                </table:table-cell>
                <table:table-cell table:style-name="Tableau20.B2" office:value-type="float" office:value="2686696">
                  <text:p text:style-name="P26">2686696</text:p>
                </table:table-cell>
                <table:table-cell table:style-name="Tableau20.C6" office:value-type="string">
                  <text:p text:style-name="P26">0.0</text:p>
                </table:table-cell>
              </table:table-row>
              <table:table-row>
                <table:table-cell table:style-name="Tableau20.A2" office:value-type="string">
                  <text:p text:style-name="P26">t[1]</text:p>
                </table:table-cell>
                <table:table-cell table:style-name="Tableau20.B2" office:value-type="float" office:value="2686704">
                  <text:p text:style-name="P26">2686704</text:p>
                </table:table-cell>
                <table:table-cell table:style-name="Tableau20.C6" office:value-type="string">
                  <text:p text:style-name="P26">0.1</text:p>
                </table:table-cell>
              </table:table-row>
              <table:table-row>
                <table:table-cell table:style-name="Tableau20.A2" office:value-type="string">
                  <text:p text:style-name="P26">t[2]</text:p>
                </table:table-cell>
                <table:table-cell table:style-name="Tableau20.B2" office:value-type="float" office:value="2686712">
                  <text:p text:style-name="P26">2686712</text:p>
                </table:table-cell>
                <table:table-cell table:style-name="Tableau20.C6" office:value-type="string">
                  <text:p text:style-name="P26">0.2</text:p>
                </table:table-cell>
              </table:table-row>
              <table:table-row>
                <table:table-cell table:style-name="Tableau20.A2" office:value-type="string">
                  <text:p text:style-name="P26">t[3]</text:p>
                </table:table-cell>
                <table:table-cell table:style-name="Tableau20.B2" office:value-type="float" office:value="2686720">
                  <text:p text:style-name="P26">2686720</text:p>
                </table:table-cell>
                <table:table-cell table:style-name="Tableau20.C6" office:value-type="string">
                  <text:p text:style-name="P26">0.3</text:p>
                </table:table-cell>
              </table:table-row>
              <table:table-row>
                <table:table-cell table:style-name="Tableau20.A2" office:value-type="string">
                  <text:p text:style-name="P26">t[4]</text:p>
                </table:table-cell>
                <table:table-cell table:style-name="Tableau20.B2" office:value-type="float" office:value="2686728">
                  <text:p text:style-name="P26">2686728</text:p>
                </table:table-cell>
                <table:table-cell table:style-name="Tableau20.C6" office:value-type="string">
                  <text:p text:style-name="P26">0.4</text:p>
                </table:table-cell>
              </table:table-row>
            </table:table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au19.A2" table:number-columns-spanned="2" office:value-type="string">
            <text:p text:style-name="P26"/>
            <table:table table:name="Tableau21" table:style-name="Tableau21">
              <table:table-column table:style-name="Tableau21.A" table:number-columns-repeated="3"/>
              <table:table-row>
                <table:table-cell table:style-name="Tableau21.A1" office:value-type="string">
                  <text:p text:style-name="P20">Nom</text:p>
                </table:table-cell>
                <table:table-cell table:style-name="Tableau21.A1" office:value-type="string">
                  <text:p text:style-name="P20">Adressse</text:p>
                </table:table-cell>
                <table:table-cell table:style-name="Tableau21.C1" office:value-type="string">
                  <text:p text:style-name="P20">Valeur</text:p>
                </table:table-cell>
              </table:table-row>
              <table:table-row>
                <table:table-cell table:style-name="Tableau21.A2" office:value-type="string">
                  <text:p text:style-name="P26">t[0]</text:p>
                </table:table-cell>
                <table:table-cell table:style-name="Tableau21.B2" office:value-type="float" office:value="2686696">
                  <text:p text:style-name="P36">2686696</text:p>
                </table:table-cell>
                <table:table-cell table:style-name="Tableau21.C41" table:number-rows-spanned="8" office:value-type="string">
                  <text:p text:style-name="P26">0.0</text:p>
                </table:table-cell>
              </table:table-row>
              <table:table-row>
                <table:table-cell table:style-name="Tableau21.A41" table:number-rows-spanned="7" office:value-type="string">
                  <text:p text:style-name="P26"/>
                </table:table-cell>
                <table:table-cell table:style-name="Tableau21.B2" table:formula="ooow:&lt;B2&gt;+1" office:value-type="float" office:value="2686697">
                  <text:p text:style-name="P27">2686697</text:p>
                </table:table-cell>
                <table:covered-table-cell/>
              </table:table-row>
              <table:table-row>
                <table:covered-table-cell/>
                <table:table-cell table:style-name="Tableau21.B2" office:value-type="float" office:value="2686698">
                  <text:p text:style-name="P27">2686698</text:p>
                </table:table-cell>
                <table:covered-table-cell/>
              </table:table-row>
              <table:table-row>
                <table:covered-table-cell/>
                <table:table-cell table:style-name="Tableau21.B2" office:value-type="float" office:value="2686699">
                  <text:p text:style-name="P27">2686699</text:p>
                </table:table-cell>
                <table:covered-table-cell/>
              </table:table-row>
              <table:table-row>
                <table:covered-table-cell/>
                <table:table-cell table:style-name="Tableau21.B2" office:value-type="float" office:value="2686700">
                  <text:p text:style-name="P27">2686700</text:p>
                </table:table-cell>
                <table:covered-table-cell/>
              </table:table-row>
              <table:table-row>
                <table:covered-table-cell/>
                <table:table-cell table:style-name="Tableau21.B2" office:value-type="float" office:value="2686701">
                  <text:p text:style-name="P27">2686701</text:p>
                </table:table-cell>
                <table:covered-table-cell/>
              </table:table-row>
              <table:table-row>
                <table:covered-table-cell/>
                <table:table-cell table:style-name="Tableau21.B2" office:value-type="float" office:value="2686702">
                  <text:p text:style-name="P27">2686702</text:p>
                </table:table-cell>
                <table:covered-table-cell/>
              </table:table-row>
              <table:table-row>
                <table:covered-table-cell/>
                <table:table-cell table:style-name="Tableau21.B2" office:value-type="float" office:value="2686703">
                  <text:p text:style-name="P27">2686703</text:p>
                </table:table-cell>
                <table:covered-table-cell/>
              </table:table-row>
              <table:table-row>
                <table:table-cell table:style-name="Tableau21.A41" office:value-type="string">
                  <text:p text:style-name="P26">t[1]</text:p>
                </table:table-cell>
                <table:table-cell table:style-name="Tableau21.B10" office:value-type="float" office:value="2686704">
                  <text:p text:style-name="P35">2686704</text:p>
                </table:table-cell>
                <table:table-cell table:style-name="Tableau21.C33" table:number-rows-spanned="8" office:value-type="string">
                  <text:p text:style-name="P26">0.1</text:p>
                </table:table-cell>
              </table:table-row>
              <table:table-row>
                <table:table-cell table:style-name="Tableau21.A41" table:number-rows-spanned="7" office:value-type="string">
                  <text:p text:style-name="P26"/>
                </table:table-cell>
                <table:table-cell table:style-name="Tableau21.B11" table:formula="ooow:&lt;B10&gt;+1" office:value-type="float" office:value="2686705">
                  <text:p text:style-name="P26">2686705</text:p>
                </table:table-cell>
                <table:covered-table-cell/>
              </table:table-row>
              <table:table-row>
                <table:covered-table-cell/>
                <table:table-cell table:style-name="Tableau21.B12" table:formula="ooow:&lt;B11&gt;+1" office:value-type="float" office:value="2686706">
                  <text:p text:style-name="P26">2686706</text:p>
                </table:table-cell>
                <table:covered-table-cell/>
              </table:table-row>
              <table:table-row>
                <table:covered-table-cell/>
                <table:table-cell table:style-name="Tableau21.B13" table:formula="ooow:&lt;B12&gt;+1" office:value-type="float" office:value="2686707">
                  <text:p text:style-name="P26">2686707</text:p>
                </table:table-cell>
                <table:covered-table-cell/>
              </table:table-row>
              <table:table-row>
                <table:covered-table-cell/>
                <table:table-cell table:style-name="Tableau21.B14" office:value-type="float" office:value="2686708">
                  <text:p text:style-name="P26">2686708</text:p>
                </table:table-cell>
                <table:covered-table-cell/>
              </table:table-row>
              <table:table-row>
                <table:covered-table-cell/>
                <table:table-cell table:style-name="Tableau21.B15" office:value-type="float" office:value="2686709">
                  <text:p text:style-name="P26">2686709</text:p>
                </table:table-cell>
                <table:covered-table-cell/>
              </table:table-row>
              <table:table-row>
                <table:covered-table-cell/>
                <table:table-cell table:style-name="Tableau21.B16" office:value-type="float" office:value="2686710">
                  <text:p text:style-name="P26">2686710</text:p>
                </table:table-cell>
                <table:covered-table-cell/>
              </table:table-row>
              <table:table-row>
                <table:covered-table-cell/>
                <table:table-cell table:style-name="Tableau21.B17" office:value-type="float" office:value="2686711">
                  <text:p text:style-name="P26">2686711</text:p>
                </table:table-cell>
                <table:covered-table-cell/>
              </table:table-row>
              <table:table-row>
                <table:table-cell table:style-name="Tableau21.A2" office:value-type="string">
                  <text:p text:style-name="P26">t[2]</text:p>
                </table:table-cell>
                <table:table-cell table:style-name="Tableau21.B2" office:value-type="float" office:value="2686712">
                  <text:p text:style-name="P35">2686712</text:p>
                </table:table-cell>
                <table:table-cell table:style-name="Tableau21.C41" table:number-rows-spanned="8" office:value-type="string">
                  <text:p text:style-name="P26">0.2</text:p>
                  <text:p text:style-name="P26"/>
                  <text:p text:style-name="P26"/>
                  <text:p text:style-name="P26"/>
                  <text:p text:style-name="P26"/>
                  <text:p text:style-name="P26"/>
                  <text:p text:style-name="P26"/>
                  <text:p text:style-name="P26"/>
                  <text:p text:style-name="P26"/>
                  <text:p text:style-name="P26"><text:soft-page-break/></text:p>
                  <text:p text:style-name="P26"/>
                </table:table-cell>
              </table:table-row>
              <table:table-row>
                <table:table-cell table:style-name="Tableau21.A41" table:number-rows-spanned="7" office:value-type="string">
                  <text:p text:style-name="P26"/>
                </table:table-cell>
                <table:table-cell table:style-name="Tableau21.B2" table:formula="ooow:&lt;B18&gt;+1" office:value-type="float" office:value="2686713">
                  <text:p text:style-name="P26">2686713</text:p>
                </table:table-cell>
                <table:covered-table-cell/>
              </table:table-row>
              <table:table-row>
                <table:covered-table-cell/>
                <table:table-cell table:style-name="Tableau21.B2" table:formula="ooow:&lt;B19&gt;+1" office:value-type="float" office:value="2686714">
                  <text:p text:style-name="P26">2686714</text:p>
                </table:table-cell>
                <table:covered-table-cell/>
              </table:table-row>
              <table:table-row>
                <table:covered-table-cell/>
                <table:table-cell table:style-name="Tableau21.B2" table:formula="ooow:&lt;B20&gt;+1" office:value-type="float" office:value="2686715">
                  <text:p text:style-name="P26">2686715</text:p>
                </table:table-cell>
                <table:covered-table-cell/>
              </table:table-row>
              <table:table-row>
                <table:covered-table-cell/>
                <table:table-cell table:style-name="Tableau21.B2" table:formula="ooow:&lt;B21&gt;+1" office:value-type="float" office:value="2686716">
                  <text:p text:style-name="P26">2686716</text:p>
                </table:table-cell>
                <table:covered-table-cell/>
              </table:table-row>
              <table:table-row>
                <table:covered-table-cell/>
                <table:table-cell table:style-name="Tableau21.B2" office:value-type="float" office:value="2686717">
                  <text:p text:style-name="P26">2686717</text:p>
                </table:table-cell>
                <table:covered-table-cell/>
              </table:table-row>
              <table:table-row>
                <table:covered-table-cell/>
                <table:table-cell table:style-name="Tableau21.B2" office:value-type="float" office:value="2686718">
                  <text:p text:style-name="P26">2686718</text:p>
                </table:table-cell>
                <table:covered-table-cell/>
              </table:table-row>
              <table:table-row>
                <table:covered-table-cell/>
                <table:table-cell table:style-name="Tableau21.B2" office:value-type="float" office:value="2686719">
                  <text:p text:style-name="P26">2686719</text:p>
                </table:table-cell>
                <table:covered-table-cell/>
              </table:table-row>
              <table:table-row>
                <table:table-cell table:style-name="Tableau21.A41" office:value-type="string">
                  <text:p text:style-name="P26">t[3]</text:p>
                </table:table-cell>
                <table:table-cell table:style-name="Tableau21.B26" office:value-type="float" office:value="2686720">
                  <text:p text:style-name="P35">2686720</text:p>
                </table:table-cell>
                <table:table-cell table:style-name="Tableau21.C33" table:number-rows-spanned="8" office:value-type="string">
                  <text:p text:style-name="P26">0.3</text:p>
                </table:table-cell>
              </table:table-row>
              <table:table-row>
                <table:table-cell table:style-name="Tableau21.A41" table:number-rows-spanned="7" office:value-type="string">
                  <text:p text:style-name="P26"/>
                </table:table-cell>
                <table:table-cell table:style-name="Tableau21.B27" table:formula="ooow:&lt;B26&gt;+1" office:value-type="float" office:value="2686721">
                  <text:p text:style-name="P26">2686721</text:p>
                </table:table-cell>
                <table:covered-table-cell/>
              </table:table-row>
              <table:table-row>
                <table:covered-table-cell/>
                <table:table-cell table:style-name="Tableau21.B28" table:formula="ooow:&lt;B27&gt;+1" office:value-type="float" office:value="2686722">
                  <text:p text:style-name="P26">2686722</text:p>
                </table:table-cell>
                <table:covered-table-cell/>
              </table:table-row>
              <table:table-row>
                <table:covered-table-cell/>
                <table:table-cell table:style-name="Tableau21.B29" table:formula="ooow:&lt;B28&gt;+1" office:value-type="float" office:value="2686723">
                  <text:p text:style-name="P26">2686723</text:p>
                </table:table-cell>
                <table:covered-table-cell/>
              </table:table-row>
              <table:table-row>
                <table:covered-table-cell/>
                <table:table-cell table:style-name="Tableau21.B30" table:formula="ooow:&lt;B29&gt;+1" office:value-type="float" office:value="2686724">
                  <text:p text:style-name="P26">2686724</text:p>
                </table:table-cell>
                <table:covered-table-cell/>
              </table:table-row>
              <table:table-row>
                <table:covered-table-cell/>
                <table:table-cell table:style-name="Tableau21.B31" table:formula="ooow:&lt;B30&gt;+1" office:value-type="float" office:value="2686725">
                  <text:p text:style-name="P26">2686725</text:p>
                </table:table-cell>
                <table:covered-table-cell/>
              </table:table-row>
              <table:table-row>
                <table:covered-table-cell/>
                <table:table-cell table:style-name="Tableau21.B32" table:formula="ooow:&lt;B31&gt;+1" office:value-type="float" office:value="2686726">
                  <text:p text:style-name="P26">2686726</text:p>
                </table:table-cell>
                <table:covered-table-cell/>
              </table:table-row>
              <table:table-row>
                <table:covered-table-cell/>
                <table:table-cell table:style-name="Tableau21.B33" table:formula="ooow:&lt;B32&gt;+1" office:value-type="float" office:value="2686727">
                  <text:p text:style-name="P26">2686727</text:p>
                </table:table-cell>
                <table:covered-table-cell/>
              </table:table-row>
              <table:table-row>
                <table:table-cell table:style-name="Tableau21.A2" office:value-type="string">
                  <text:p text:style-name="P26">t[4]</text:p>
                </table:table-cell>
                <table:table-cell table:style-name="Tableau21.B2" table:formula="ooow:&lt;B33&gt;+1" office:value-type="float" office:value="2686728">
                  <text:p text:style-name="P35">2686728</text:p>
                </table:table-cell>
                <table:table-cell table:style-name="Tableau21.C41" table:number-rows-spanned="8" office:value-type="string">
                  <text:p text:style-name="P26">0.4</text:p>
                </table:table-cell>
              </table:table-row>
              <table:table-row>
                <table:table-cell table:style-name="Tableau21.A41" table:number-rows-spanned="7" office:value-type="string">
                  <text:p text:style-name="P26"/>
                </table:table-cell>
                <table:table-cell table:style-name="Tableau21.B2" table:formula="ooow:&lt;B34&gt;+1" office:value-type="float" office:value="2686729">
                  <text:p text:style-name="P26">2686729</text:p>
                </table:table-cell>
                <table:covered-table-cell/>
              </table:table-row>
              <table:table-row>
                <table:covered-table-cell/>
                <table:table-cell table:style-name="Tableau21.B2" table:formula="ooow:&lt;B35&gt;+1" office:value-type="float" office:value="2686730">
                  <text:p text:style-name="P26">2686730</text:p>
                </table:table-cell>
                <table:covered-table-cell/>
              </table:table-row>
              <table:table-row>
                <table:covered-table-cell/>
                <table:table-cell table:style-name="Tableau21.B2" table:formula="ooow:&lt;B36&gt;+1" office:value-type="float" office:value="2686731">
                  <text:p text:style-name="P26">2686731</text:p>
                </table:table-cell>
                <table:covered-table-cell/>
              </table:table-row>
              <table:table-row>
                <table:covered-table-cell/>
                <table:table-cell table:style-name="Tableau21.B2" table:formula="ooow:&lt;B37&gt;+1" office:value-type="float" office:value="2686732">
                  <text:p text:style-name="P26">2686732</text:p>
                </table:table-cell>
                <table:covered-table-cell/>
              </table:table-row>
              <table:table-row>
                <table:covered-table-cell/>
                <table:table-cell table:style-name="Tableau21.B2" table:formula="ooow:&lt;B38&gt;+1" office:value-type="float" office:value="2686733">
                  <text:p text:style-name="P26">2686733</text:p>
                </table:table-cell>
                <table:covered-table-cell/>
              </table:table-row>
              <table:table-row>
                <table:covered-table-cell/>
                <table:table-cell table:style-name="Tableau21.B2" table:formula="ooow:&lt;B39&gt;+1" office:value-type="float" office:value="2686734">
                  <text:p text:style-name="P26">2686734</text:p>
                </table:table-cell>
                <table:covered-table-cell/>
              </table:table-row>
              <table:table-row>
                <table:covered-table-cell/>
                <table:table-cell table:style-name="Tableau21.B2" table:formula="ooow:&lt;B40&gt;+1" office:value-type="float" office:value="2686735">
                  <text:p text:style-name="P26">2686735</text:p>
                </table:table-cell>
                <table:covered-table-cell/>
              </table:table-row>
            </table:table>
            <text:p text:style-name="P26"/>
            <text:p text:style-name="P26"/>
          </table:table-cell>
          <table:covered-table-cell/>
        </table:table-row>
      </table:table>
      <text:p text:style-name="Standard"/>
      <text:p text:style-name="P62"/>
      <text:list xml:id="list95751110894443" text:continue-numbering="true" text:style-name="Outline">
        <text:list-item>
          <text:h text:style-name="Heading_20_1" text:outline-level="1"><text:bookmark-start text:name="__RefHeading___Toc6135_107937476"/>Allocation dynamique de la mémoire<text:bookmark-end text:name="__RefHeading___Toc6135_107937476"/></text:h>
        </text:list-item>
      </text:list>
      <text:p text:style-name="Text_20_body"/>
      <text:list xml:id="list1254860342" text:style-name="L7">
        <text:list-item>
          <text:p text:style-name="P77"><text:span text:style-name="T5">Allocation statique : </text:span><text:span text:style-name="T8">réservation d'espace lors de la compilation du programme.</text:span></text:p>
        </text:list-item>
        <text:list-item>
          <text:p text:style-name="P77"><text:span text:style-name="T5">Allocation dynamique : </text:span>réservation d'espace lors de l'exécution du programme.</text:p>
        </text:list-item>
      </text:list>
      <text:list xml:id="list95750735090853" text:continue-list="list95751110894443" text:style-name="Outline">
        <text:list-item>
          <text:list>
            <text:list-item>
              <text:h text:style-name="Heading_20_2" text:outline-level="2">Fonctions pour l'allocation dynamique</text:h>
            </text:list-item>
          </text:list>
        </text:list-item>
      </text:list>
      <text:p text:style-name="Text_20_body">Les fonctions pour l'allocation dynamique se situent dans l'en-tête <text:span text:style-name="T5">stdlib.h</text:span>.</text:p>
      <text:p text:style-name="P12">Nous nous intéressons dans ce cours à :</text:p>
      <text:list xml:id="list2612468319" text:style-name="L8">
        <text:list-item>
          <text:p text:style-name="P78">malloc()</text:p>
        </text:list-item>
        <text:list-item>
          <text:p text:style-name="P79">free()</text:p>
        </text:list-item>
      </text:list>
      <text:p text:style-name="P11"/>
      <text:p text:style-name="P16">Fonction <text:span text:style-name="T16">malloc</text:span> :</text:p>
      <text:list xml:id="list1256162893" text:style-name="L9">
        <text:list-item>
          <text:p text:style-name="P80">Signature : <text:tab/><text:tab/><text:tab/><text:span text:style-name="T15">void * malloc (size_t t)</text:span></text:p>
        </text:list-item>
        <text:list-item>
          <text:p text:style-name="P80">Demande au système d'exploitation un bloc mémoire de taille <text:span text:style-name="T14">t</text:span>  ; et retourne un pointeur vers l'addresse du bloc alloué ; s'il se produit une erreur, la valeur <text:span text:style-name="T5">NULL</text:span> est retournée.</text:p>
        </text:list-item>
        <text:list-item>
          <text:p text:style-name="P80">L'allocation par <text:span text:style-name="T15">malloc</text:span> s'effectue dans une zone de la mémoire appelée : <text:span text:style-name="T5">tas</text:span>.</text:p>
        </text:list-item>
        <text:list-item>
          <text:p text:style-name="P80">Le pointeur retourné est générique (de type : <text:span text:style-name="T15">void *</text:span><text:span text:style-name="T19">) ; donc peut être converti implicitement en un pointeur non générique.</text:span></text:p>
        </text:list-item>
        <text:list-item>
          <text:p text:style-name="P81">Une application doit toujours contrôler le résultat d'une allocation avant d'utiliser la zone mémoire en question. </text:p>
        </text:list-item>
        <text:list-item>
          <text:p text:style-name="P81">La connaissance du type de pointeur intervient dans les calculs arithmétiques portant sur ce pointeur.</text:p>
        </text:list-item>
      </text:list>
      <text:p text:style-name="Text_20_body"/>
      <text:p text:style-name="P15">Procédure <text:span text:style-name="T16">free()</text:span> :</text:p>
      <text:list xml:id="list1822700630" text:style-name="L10">
        <text:list-item>
          <text:p text:style-name="P84">Signature : <text:tab/><text:tab/><text:tab/><text:span text:style-name="T15">void free(void *pt)</text:span></text:p>
        </text:list-item>
        <text:list-item>
          <text:p text:style-name="P84">Libère un emplacement préalablement alloué.</text:p>
        </text:list-item>
        <text:list-item>
          <text:p text:style-name="P84">A toute instruction de type <text:span text:style-name="T15">malloc</text:span> doit être associée une instruction de type <text:span text:style-name="T15">free</text:span>. <text:s/></text:p>
        </text:list-item>
        <text:list-item>
          <text:p text:style-name="P84">Bonne pratique : <text:span text:style-name="T15">free(pt); pt=NULL;</text:span></text:p>
        </text:list-item>
        <text:list-item>
          <text:p text:style-name="P84">Attention aux <text:span text:style-name="T23">fuites mémoires </text:span>: </text:p>
          <text:list>
            <text:list-item>
              <text:list>
                <text:list-item>
                  <text:p text:style-name="P84">= parties de la mémoire demeurant réservés sans avoir été désalloués ;</text:p>
                </text:list-item>
                <text:list-item>
                  <text:p text:style-name="P84"><text:soft-page-break/>Schéma pouvant mener à une fuite mémoire :</text:p>
                  <text:list>
                    <text:list-item>
                      <text:p text:style-name="P84">Allocation d'une partie de la memoire ;</text:p>
                    </text:list-item>
                    <text:list-item>
                      <text:p text:style-name="P84">Perte de l'adresse de cette partie de la mémoire ;</text:p>
                    </text:list-item>
                    <text:list-item>
                      <text:p text:style-name="P84">Conséquence : cette partie de la mémoire devient inaccessible pour un usage ultérieur .</text:p>
                    </text:list-item>
                  </text:list>
                </text:list-item>
                <text:list-item>
                  <text:p text:style-name="P84">Exemple de fuite mémoire :</text:p>
                </text:list-item>
              </text:list>
            </text:list-item>
          </text:list>
        </text:list-item>
      </text:list>
      <text:p text:style-name="P63">void fuite_memoire(int n, int k) </text:p>
      <text:p text:style-name="P63">{</text:p>
      <text:p text:style-name="P63"><text:s text:c="4"/>int i;</text:p>
      <text:p text:style-name="P63"><text:s text:c="4"/>int *p; </text:p>
      <text:p text:style-name="P63"><text:s text:c="4"/>for (i=0; i&lt;n; i++) </text:p>
      <text:p text:style-name="P63"><text:s text:c="4"/>{</text:p>
      <text:p text:style-name="P63"><text:s text:c="8"/>p=malloc(sizeof(int)*k);</text:p>
      <text:p text:style-name="P63"><text:s text:c="8"/><text:span text:style-name="T34">// on écrase la valeur précédente de p par une nouvelle</text:span></text:p>
      <text:p text:style-name="P63"><text:s text:c="4"/>}</text:p>
      <text:p text:style-name="P63"><text:s text:c="4"/>free(p); </text:p>
      <text:p text:style-name="P63">}</text:p>
      <text:p text:style-name="P63"/>
      <text:p text:style-name="P63"/>
      <text:p text:style-name="Standard"/>
      <text:p text:style-name="P62"/>
      <text:list xml:id="list95752628296404" text:continue-list="list95750735090853" text:style-name="Outline">
        <text:list-item>
          <text:h text:style-name="Heading_20_1" text:outline-level="1"><text:bookmark-start text:name="__RefHeading___Toc6137_107937476"/>Composition de la mémoire<text:bookmark-end text:name="__RefHeading___Toc6137_107937476"/></text:h>
        </text:list-item>
      </text:list>
      <text:p text:style-name="P14"/>
      <text:p text:style-name="P14"/>
      <text:p text:style-name="P13">Première approximation</text:p>
      <text:list xml:id="list1121994655" text:style-name="L11">
        <text:list-item>
          <text:p text:style-name="P83">Suites d'octets (octet = bloc de 8 bits) ;</text:p>
        </text:list-item>
        <text:list-item>
          <text:p text:style-name="P83">Chaque octet est repéré par une adresse, qui est un nombre entier.</text:p>
        </text:list-item>
      </text:list>
      <text:p text:style-name="P52"/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40">Adresse</text:p>
          </table:table-cell>
          <table:table-cell table:style-name="Tableau22.B1" office:value-type="string">
            <text:p text:style-name="P40">Octet</text:p>
          </table:table-cell>
        </table:table-row>
        <table:table-row>
          <table:table-cell table:style-name="Tableau22.A2" office:value-type="float" office:value="0">
            <text:p text:style-name="P41">0</text:p>
          </table:table-cell>
          <table:table-cell table:style-name="Tableau22.B5" office:value-type="string">
            <table:table table:name="Tableau23" table:style-name="Tableau23">
              <table:table-column table:style-name="Tableau23.A" table:number-columns-repeated="7"/>
              <table:table-column table:style-name="Tableau23.H"/>
              <table:table-row>
                <table:table-cell table:style-name="Tableau23.A1" office:value-type="float" office:value="0">
                  <text:p text:style-name="Table_20_Contents">0</text:p>
                </table:table-cell>
                <table:table-cell table:style-name="Tableau23.A1" office:value-type="float" office:value="1">
                  <text:p text:style-name="Table_20_Contents">1</text:p>
                </table:table-cell>
                <table:table-cell table:style-name="Tableau23.A1" office:value-type="float" office:value="1">
                  <text:p text:style-name="Table_20_Contents">1</text:p>
                </table:table-cell>
                <table:table-cell table:style-name="Tableau23.A1" office:value-type="float" office:value="1">
                  <text:p text:style-name="Table_20_Contents">1</text:p>
                </table:table-cell>
                <table:table-cell table:style-name="Tableau23.A1" office:value-type="float" office:value="0">
                  <text:p text:style-name="Table_20_Contents">0</text:p>
                </table:table-cell>
                <table:table-cell table:style-name="Tableau23.A1" office:value-type="float" office:value="0">
                  <text:p text:style-name="Table_20_Contents">0</text:p>
                </table:table-cell>
                <table:table-cell table:style-name="Tableau23.A1" office:value-type="float" office:value="0">
                  <text:p text:style-name="Table_20_Contents">0</text:p>
                </table:table-cell>
                <table:table-cell table:style-name="Tableau23.H1" office:value-type="float" office:value="1">
                  <text:p text:style-name="Table_20_Contents">1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au22.A2" office:value-type="float" office:value="1">
            <text:p text:style-name="P41">1</text:p>
          </table:table-cell>
          <table:table-cell table:style-name="Tableau22.B5" office:value-type="string">
            <table:table table:name="Tableau24" table:style-name="Tableau24">
              <table:table-column table:style-name="Tableau24.A" table:number-columns-repeated="7"/>
              <table:table-column table:style-name="Tableau24.H"/>
              <table:table-row>
                <table:table-cell table:style-name="Tableau24.A1" office:value-type="float" office:value="0">
                  <text:p text:style-name="Table_20_Contents">0</text:p>
                </table:table-cell>
                <table:table-cell table:style-name="Tableau24.A1" office:value-type="float" office:value="0">
                  <text:p text:style-name="Table_20_Contents">0</text:p>
                </table:table-cell>
                <table:table-cell table:style-name="Tableau24.A1" office:value-type="float" office:value="0">
                  <text:p text:style-name="Table_20_Contents">0</text:p>
                </table:table-cell>
                <table:table-cell table:style-name="Tableau24.A1" office:value-type="float" office:value="1">
                  <text:p text:style-name="Table_20_Contents">1</text:p>
                </table:table-cell>
                <table:table-cell table:style-name="Tableau24.A1" office:value-type="float" office:value="0">
                  <text:p text:style-name="Table_20_Contents">0</text:p>
                </table:table-cell>
                <table:table-cell table:style-name="Tableau24.A1" office:value-type="float" office:value="1">
                  <text:p text:style-name="Table_20_Contents">1</text:p>
                </table:table-cell>
                <table:table-cell table:style-name="Tableau24.A1" office:value-type="float" office:value="0">
                  <text:p text:style-name="Table_20_Contents">0</text:p>
                </table:table-cell>
                <table:table-cell table:style-name="Tableau24.H1" office:value-type="float" office:value="1">
                  <text:p text:style-name="Table_20_Contents">1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au22.A2" office:value-type="float" office:value="2">
            <text:p text:style-name="P41">2</text:p>
          </table:table-cell>
          <table:table-cell table:style-name="Tableau22.B5" office:value-type="string">
            <table:table table:name="Tableau25" table:style-name="Tableau25">
              <table:table-column table:style-name="Tableau25.A" table:number-columns-repeated="7"/>
              <table:table-column table:style-name="Tableau25.H"/>
              <table:table-row>
                <table:table-cell table:style-name="Tableau25.A1" office:value-type="float" office:value="1">
                  <text:p text:style-name="Table_20_Contents">1</text:p>
                </table:table-cell>
                <table:table-cell table:style-name="Tableau25.A1" office:value-type="float" office:value="1">
                  <text:p text:style-name="Table_20_Contents">1</text:p>
                </table:table-cell>
                <table:table-cell table:style-name="Tableau25.A1" office:value-type="float" office:value="0">
                  <text:p text:style-name="Table_20_Contents">0</text:p>
                </table:table-cell>
                <table:table-cell table:style-name="Tableau25.A1" office:value-type="float" office:value="1">
                  <text:p text:style-name="Table_20_Contents">1</text:p>
                </table:table-cell>
                <table:table-cell table:style-name="Tableau25.A1" office:value-type="float" office:value="0">
                  <text:p text:style-name="Table_20_Contents">0</text:p>
                </table:table-cell>
                <table:table-cell table:style-name="Tableau25.A1" office:value-type="float" office:value="0">
                  <text:p text:style-name="Table_20_Contents">0</text:p>
                </table:table-cell>
                <table:table-cell table:style-name="Tableau25.A1" office:value-type="float" office:value="1">
                  <text:p text:style-name="Table_20_Contents">1</text:p>
                </table:table-cell>
                <table:table-cell table:style-name="Tableau25.H1" office:value-type="float" office:value="0">
                  <text:p text:style-name="Table_20_Contents">0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au22.A2" office:value-type="float" office:value="3">
            <text:p text:style-name="P41">3</text:p>
          </table:table-cell>
          <table:table-cell table:style-name="Tableau22.B5" office:value-type="string">
            <table:table table:name="Tableau26" table:style-name="Tableau26">
              <table:table-column table:style-name="Tableau26.A" table:number-columns-repeated="7"/>
              <table:table-column table:style-name="Tableau26.H"/>
              <table:table-row>
                <table:table-cell table:style-name="Tableau26.A1" office:value-type="float" office:value="0">
                  <text:p text:style-name="Table_20_Contents">0</text:p>
                </table:table-cell>
                <table:table-cell table:style-name="Tableau26.A1" office:value-type="float" office:value="1">
                  <text:p text:style-name="Table_20_Contents">1</text:p>
                </table:table-cell>
                <table:table-cell table:style-name="Tableau26.A1" office:value-type="float" office:value="1">
                  <text:p text:style-name="Table_20_Contents">1</text:p>
                </table:table-cell>
                <table:table-cell table:style-name="Tableau26.A1" office:value-type="float" office:value="1">
                  <text:p text:style-name="Table_20_Contents">1</text:p>
                </table:table-cell>
                <table:table-cell table:style-name="Tableau26.A1" office:value-type="float" office:value="0">
                  <text:p text:style-name="Table_20_Contents">0</text:p>
                </table:table-cell>
                <table:table-cell table:style-name="Tableau26.A1" office:value-type="float" office:value="1">
                  <text:p text:style-name="Table_20_Contents">1</text:p>
                </table:table-cell>
                <table:table-cell table:style-name="Tableau26.A1" office:value-type="float" office:value="0">
                  <text:p text:style-name="Table_20_Contents">0</text:p>
                </table:table-cell>
                <table:table-cell table:style-name="Tableau26.H1" office:value-type="float" office:value="1">
                  <text:p text:style-name="Table_20_Contents">1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au22.A6" office:value-type="string">
            <text:p text:style-name="P41">...</text:p>
          </table:table-cell>
          <table:table-cell table:style-name="Tableau22.B6">
            <text:p text:style-name="Table_20_Contents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<text:soft-page-break/>Deuxième approximation</text:p>
      <text:list xml:id="list95752211421549" text:continue-numbering="true" text:style-name="L11">
        <text:list-item>
          <text:p text:style-name="P82"><text:span text:style-name="T24">Pile :</text:span><text:span text:style-name="T8"> </text:span></text:p>
          <text:list>
            <text:list-item>
              <text:p text:style-name="P83">Stockage des variables locales ; </text:p>
            </text:list-item>
            <text:list-item>
              <text:p text:style-name="P83">Passage d'arguments aux fonctions ;</text:p>
            </text:list-item>
            <text:list-item>
              <text:p text:style-name="P83">… ;</text:p>
            </text:list-item>
            <text:list-item>
              <text:p text:style-name="P82"><text:span text:style-name="T8">Structure LIFO (</text:span><text:span text:style-name="T3">Last In First Out</text:span><text:span text:style-name="T8">) <text:s/>~ pile d'assiettes ;</text:span></text:p>
            </text:list-item>
          </text:list>
        </text:list-item>
        <text:list-item>
          <text:p text:style-name="P82"><text:span text:style-name="T24">Tas :</text:span><text:span text:style-name="T8"> </text:span></text:p>
          <text:list>
            <text:list-item>
              <text:p text:style-name="P83">Stockage des données allouées dynamiquement.</text:p>
              <text:p text:style-name="P83"/>
            </text:list-item>
          </text:list>
        </text:list-item>
      </text:list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office:value-type="string">
            <text:p text:style-name="P23">Adresse haute <text:s text:c="2"/></text:p>
          </table:table-cell>
          <table:table-cell table:style-name="Tableau27.B1" office:value-type="string">
            <text:p text:style-name="P40">...</text:p>
          </table:table-cell>
        </table:table-row>
        <table:table-row>
          <table:table-cell table:style-name="Tableau27.A1" office:value-type="string">
            <text:p text:style-name="P19"/>
          </table:table-cell>
          <table:table-cell table:style-name="Tableau27.B9" table:number-rows-spanned="3" office:value-type="string">
            <text:p text:style-name="P41"><text:s/><text:span text:style-name="T5">Pile (Stack</text:span>)</text:p>
            <text:p text:style-name="P18">Augmente vers le bas</text:p>
            <text:p text:style-name="P42">↓</text:p>
          </table:table-cell>
        </table:table-row>
        <table:table-row>
          <table:table-cell table:style-name="Tableau27.A1" office:value-type="string">
            <text:p text:style-name="P19"/>
          </table:table-cell>
          <table:covered-table-cell/>
        </table:table-row>
        <table:table-row>
          <table:table-cell table:style-name="Tableau27.A1" office:value-type="string">
            <text:p text:style-name="P19"/>
          </table:table-cell>
          <table:covered-table-cell/>
        </table:table-row>
        <table:table-row>
          <table:table-cell table:style-name="Tableau27.A1" office:value-type="string">
            <text:p text:style-name="P19"/>
          </table:table-cell>
          <table:table-cell table:style-name="Tableau27.B5" table:number-rows-spanned="2" office:value-type="string">
            <text:p text:style-name="P40">...</text:p>
          </table:table-cell>
        </table:table-row>
        <table:table-row>
          <table:table-cell table:style-name="Tableau27.A1" office:value-type="string">
            <text:p text:style-name="P19"/>
          </table:table-cell>
          <table:covered-table-cell/>
        </table:table-row>
        <table:table-row>
          <table:table-cell table:style-name="Tableau27.A1" office:value-type="string">
            <text:p text:style-name="P19"/>
          </table:table-cell>
          <table:table-cell table:style-name="Tableau27.B9" table:number-rows-spanned="3" office:value-type="string">
            <text:p text:style-name="P42">↑</text:p>
            <text:p text:style-name="P18">Augmente vers le haut</text:p>
            <text:p text:style-name="P41"><text:span text:style-name="T5">Tas </text:span>(<text:span text:style-name="T5">Heap</text:span>)</text:p>
          </table:table-cell>
        </table:table-row>
        <table:table-row>
          <table:table-cell table:style-name="Tableau27.A1" office:value-type="string">
            <text:p text:style-name="P19"/>
          </table:table-cell>
          <table:covered-table-cell/>
        </table:table-row>
        <table:table-row>
          <table:table-cell table:style-name="Tableau27.A1" office:value-type="string">
            <text:p text:style-name="P19"/>
          </table:table-cell>
          <table:covered-table-cell/>
        </table:table-row>
        <table:table-row>
          <table:table-cell table:style-name="Tableau27.A1" office:value-type="string">
            <text:p text:style-name="P23">Adresse basse <text:s text:c="2"/></text:p>
          </table:table-cell>
          <table:table-cell table:style-name="Tableau27.B5" office:value-type="string">
            <text:p text:style-name="P40">...</text:p>
          </table:table-cell>
        </table:table-row>
      </table:table>
      <text:p text:style-name="Standard"/>
      <text:p text:style-name="P62"/>
      <text:list xml:id="list95751691998244" text:continue-list="list95751124814729" text:style-name="Numbering_20_IVX">
        <text:list-item>
          <text:p text:style-name="Heading"><text:bookmark-start text:name="__RefHeading___Toc6245_107937476"/>Documentation technique<text:bookmark-end text:name="__RefHeading___Toc6245_107937476"/></text:p>
        </text:list-item>
      </text:list>
      <text:p text:style-name="P60"/>
      <text:list xml:id="list95752263852691" text:continue-list="list95752628296404" text:style-name="Outline">
        <text:list-item>
          <text:h text:style-name="Heading_20_1" text:outline-level="1"><text:bookmark-start text:name="__RefHeading___Toc6139_107937476"/>Spécificateurs de format pour <text:span text:style-name="T40">printf</text:span><text:bookmark-end text:name="__RefHeading___Toc6139_107937476"/></text:h>
        </text:list-item>
      </text:list>
      <text:p text:style-name="Text_20_body"/>
      <text:p text:style-name="P66"/>
      <table:table table:name="Tableau28" table:style-name="Tableau28">
        <table:table-column table:style-name="Tableau28.A"/>
        <table:table-column table:style-name="Tableau28.B"/>
        <table:table-column table:style-name="Tableau28.C"/>
        <table:table-row>
          <table:table-cell table:style-name="Tableau28.A1" office:value-type="string">
            <text:p text:style-name="P65">SYMBOLE</text:p>
          </table:table-cell>
          <table:table-cell table:style-name="Tableau28.A1" office:value-type="string">
            <text:p text:style-name="P44">TYPE</text:p>
          </table:table-cell>
          <table:table-cell table:style-name="Tableau28.C1" office:value-type="string">
            <text:p text:style-name="P44">IMPRESSION COMME</text:p>
          </table:table-cell>
        </table:table-row>
        <table:table-row>
          <table:table-cell table:style-name="Tableau28.A9" office:value-type="string">
            <text:p text:style-name="P41"><text:span text:style-name="Teletype"><text:span text:style-name="T27">%d ou %i</text:span></text:span><text:span text:style-name="T28"> </text:span></text:p>
          </table:table-cell>
          <table:table-cell table:style-name="Tableau28.B9" office:value-type="string">
            <text:p text:style-name="P41"><text:span text:style-name="Teletype"><text:span text:style-name="T27">int</text:span></text:span><text:span text:style-name="T28"> </text:span></text:p>
          </table:table-cell>
          <table:table-cell table:style-name="Tableau28.C9" office:value-type="string">
            <text:p text:style-name="P43">entier relatif </text:p>
          </table:table-cell>
        </table:table-row>
        <table:table-row>
          <table:table-cell table:style-name="Tableau28.A9" office:value-type="string">
            <text:p text:style-name="P41"><text:span text:style-name="Teletype"><text:span text:style-name="T27">%u</text:span></text:span><text:span text:style-name="T28"> </text:span></text:p>
          </table:table-cell>
          <table:table-cell table:style-name="Tableau28.B9" office:value-type="string">
            <text:p text:style-name="P41"><text:span text:style-name="Teletype"><text:span text:style-name="T27">int</text:span></text:span><text:span text:style-name="T28"> </text:span></text:p>
          </table:table-cell>
          <table:table-cell table:style-name="Tableau28.C9" office:value-type="string">
            <text:p text:style-name="P43">entier naturel (unsigned) </text:p>
          </table:table-cell>
        </table:table-row>
        <table:table-row>
          <table:table-cell table:style-name="Tableau28.A9" office:value-type="string">
            <text:p text:style-name="P41"><text:span text:style-name="Teletype"><text:span text:style-name="T27">%o</text:span></text:span><text:span text:style-name="T28"> </text:span></text:p>
          </table:table-cell>
          <table:table-cell table:style-name="Tableau28.B9" office:value-type="string">
            <text:p text:style-name="P41"><text:span text:style-name="Teletype"><text:span text:style-name="T27">int</text:span></text:span><text:span text:style-name="T28"> </text:span></text:p>
          </table:table-cell>
          <table:table-cell table:style-name="Tableau28.C9" office:value-type="string">
            <text:p text:style-name="P43">entier exprimé en octal </text:p>
          </table:table-cell>
        </table:table-row>
        <table:table-row>
          <table:table-cell table:style-name="Tableau28.A9" office:value-type="string">
            <text:p text:style-name="P41"><text:span text:style-name="Teletype"><text:span text:style-name="T27">%x</text:span></text:span><text:span text:style-name="T28"> </text:span></text:p>
          </table:table-cell>
          <table:table-cell table:style-name="Tableau28.B9" office:value-type="string">
            <text:p text:style-name="P41"><text:span text:style-name="Teletype"><text:span text:style-name="T27">int</text:span></text:span><text:span text:style-name="T28"> </text:span></text:p>
          </table:table-cell>
          <table:table-cell table:style-name="Tableau28.C9" office:value-type="string">
            <text:p text:style-name="P43">entier exprimé en hexadécimal </text:p>
          </table:table-cell>
        </table:table-row>
        <table:table-row>
          <table:table-cell table:style-name="Tableau28.A9" office:value-type="string">
            <text:p text:style-name="P41"><text:span text:style-name="Teletype"><text:span text:style-name="T27">%c</text:span></text:span><text:span text:style-name="T28"> </text:span></text:p>
          </table:table-cell>
          <table:table-cell table:style-name="Tableau28.B9" office:value-type="string">
            <text:p text:style-name="P41"><text:span text:style-name="Teletype"><text:span text:style-name="T27">int</text:span></text:span><text:span text:style-name="T28"> </text:span></text:p>
          </table:table-cell>
          <table:table-cell table:style-name="Tableau28.C9" office:value-type="string">
            <text:p text:style-name="P43">caractère </text:p>
          </table:table-cell>
        </table:table-row>
        <table:table-row>
          <table:table-cell table:style-name="Tableau28.A9" office:value-type="string">
            <text:p text:style-name="P41"><text:span text:style-name="Teletype"><text:span text:style-name="T27">%f</text:span></text:span><text:span text:style-name="T28"> </text:span></text:p>
          </table:table-cell>
          <table:table-cell table:style-name="Tableau28.B9" office:value-type="string">
            <text:p text:style-name="P41"><text:span text:style-name="Teletype"><text:span text:style-name="T27">double</text:span></text:span><text:span text:style-name="T28"> </text:span></text:p>
          </table:table-cell>
          <table:table-cell table:style-name="Tableau28.C9" office:value-type="string">
            <text:p text:style-name="P43">rationnel en notation décimale </text:p>
          </table:table-cell>
        </table:table-row>
        <table:table-row>
          <table:table-cell table:style-name="Tableau28.A9" office:value-type="string">
            <text:p text:style-name="P41"><text:span text:style-name="Teletype"><text:span text:style-name="T27">%e</text:span></text:span><text:span text:style-name="T28"> </text:span></text:p>
          </table:table-cell>
          <table:table-cell table:style-name="Tableau28.B9" office:value-type="string">
            <text:p text:style-name="P41"><text:span text:style-name="Teletype"><text:span text:style-name="T27">double</text:span></text:span><text:span text:style-name="T28"> </text:span></text:p>
          </table:table-cell>
          <table:table-cell table:style-name="Tableau28.C9" office:value-type="string">
            <text:p text:style-name="P43">rationnel en notation scientifique </text:p>
          </table:table-cell>
        </table:table-row>
        <table:table-row>
          <table:table-cell table:style-name="Tableau28.A9" office:value-type="string">
            <text:p text:style-name="P41"><text:span text:style-name="Teletype"><text:span text:style-name="T27">%s</text:span></text:span><text:span text:style-name="T28"> </text:span></text:p>
          </table:table-cell>
          <table:table-cell table:style-name="Tableau28.B9" office:value-type="string">
            <text:p text:style-name="P41"><text:span text:style-name="Teletype"><text:span text:style-name="T27">char*</text:span></text:span><text:span text:style-name="T28"> </text:span></text:p>
          </table:table-cell>
          <table:table-cell table:style-name="Tableau28.C9" office:value-type="string">
            <text:p text:style-name="P43">chaîne de caractères </text:p>
          </table:table-cell>
        </table:table-row>
      </table:table>
      <text:p text:style-name="Standard"/>
      <text:p text:style-name="P60"/>
      <text:list xml:id="list95750974333439" text:continue-numbering="true" text:style-name="Outline">
        <text:list-item>
          <text:h text:style-name="Heading_20_1" text:outline-level="1"><text:bookmark-start text:name="__RefHeading___Toc6141_107937476"/>Langage C – Impression de caractères spéciaux<text:bookmark-end text:name="__RefHeading___Toc6141_107937476"/></text:h>
        </text:list-item>
      </text:list>
      <text:p text:style-name="Standard"/>
      <text:p text:style-name="Standard"/>
      <text:p text:style-name="Standard"/>
      <text:p text:style-name="List_20_Contents"><text:span text:style-name="Teletype">\a</text:span> <text:tab/>: <text:span text:style-name="T4">a</text:span><text:span text:style-name="T1">lert</text:span>, bip sonore ; </text:p>
      <text:p text:style-name="List_20_Contents"><text:span text:style-name="Teletype">\b</text:span> <text:tab/>: <text:span text:style-name="T4">b</text:span><text:span text:style-name="T1">ackspace</text:span>, espace arrière ; </text:p>
      <text:p text:style-name="List_20_Contents"><text:span text:style-name="Teletype">\f</text:span> <text:tab/>: <text:span text:style-name="T4">f</text:span><text:span text:style-name="T1">ormfeed</text:span>, saut de page ; </text:p>
      <text:p text:style-name="List_20_Contents"><text:span text:style-name="Teletype">\n</text:span> <text:tab/>: <text:span text:style-name="T4">n</text:span><text:span text:style-name="T1">ewline</text:span>, saut de ligne ; </text:p>
      <text:p text:style-name="List_20_Contents"><text:span text:style-name="Teletype">\r</text:span> <text:tab/>: <text:span text:style-name="T1">carriage </text:span><text:span text:style-name="T4">r</text:span><text:span text:style-name="T1">eturn</text:span>, retour chariot en début de ligne ; </text:p>
      <text:p text:style-name="List_20_Contents"><text:span text:style-name="Teletype">\t</text:span> <text:tab/>: <text:span text:style-name="T1">horizontal </text:span><text:span text:style-name="T4">t</text:span><text:span text:style-name="T1">ab</text:span>, tabulation horizontale ; </text:p>
      <text:p text:style-name="List_20_Contents"><text:span text:style-name="Teletype">\v</text:span> <text:tab/>: <text:span text:style-name="T4">v</text:span><text:span text:style-name="T1">ertical tab</text:span>, tabulation verticale ; </text:p>
      <text:p text:style-name="List_20_Contents"><text:span text:style-name="Source_20_Text">\\</text:span> <text:tab/>: <text:span text:style-name="T1">backslash</text:span> ; </text:p>
      <text:p text:style-name="List_20_Contents"><text:span text:style-name="Source_20_Text">\'</text:span> <text:tab/>: simple quote ; </text:p>
      <text:p text:style-name="List_20_Contents"><text:span text:style-name="Source_20_Text">\"</text:span> <text:tab/>: double quote ; </text:p>
      <text:p text:style-name="P64"><text:span text:style-name="Source_20_Text">\?</text:span> <text:tab/>: point d'interrogation ; </text:p>
      <text:p text:style-name="Standard"/>
      <text:p text:style-name="P60"/>
      <text:list xml:id="list95751313499362" text:continue-numbering="true" text:style-name="Outline">
        <text:list-item>
          <text:h text:style-name="Heading_20_1" text:outline-level="1"><text:bookmark-start text:name="__RefHeading___Toc6143_107937476"/>Programmation en C – Passage d'arguments à un programme<text:bookmark-end text:name="__RefHeading___Toc6143_107937476"/></text:h>
        </text:list-item>
      </text:list>
      <text:p text:style-name="Text_20_body"/>
      <text:list xml:id="list2937269852" text:style-name="L12">
        <text:list-item>
          <text:p text:style-name="P72"><text:span text:style-name="T10">argc</text:span> <text:tab/>est le nombre de paramètres effectivement passé au programme. Ce nombre est toujours au moins égal à 1 car le premier paramètre est toujours le nom de l’exécutable.</text:p>
        </text:list-item>
        <text:list-item>
          <text:p text:style-name="P72"><text:span text:style-name="T10">argv</text:span> <text:tab/>est un tableau de chaine de caractères contenant les paramètres effectivement passés au programme.</text:p>
        </text:list-item>
      </text:list>
      <text:p text:style-name="Standard"/>
      <text:p text:style-name="Standard"/>
      <text:p text:style-name="Standard_5f_code">#include &lt;stdio.h&gt;</text:p>
      <text:p text:style-name="Standard_5f_code">#include &lt;stdlib.h&gt;</text:p>
      <text:p text:style-name="Standard_5f_code"/>
      <text:p text:style-name="Standard_5f_code">int main(int argc, char *argv[])</text:p>
      <text:p text:style-name="Standard_5f_code">{</text:p>
      <text:p text:style-name="Standard_5f_code"><text:s text:c="4"/>printf("argc --&gt; %d \n\n", argc);</text:p>
      <text:p text:style-name="Standard_5f_code"><text:s text:c="4"/>int i=0;</text:p>
      <text:p text:style-name="Standard_5f_code"><text:s text:c="4"/>for (i; i&lt;argc; i++)</text:p>
      <text:p text:style-name="Standard_5f_code"><text:s text:c="8"/>printf("argv[%d] --&gt; %s \n", i, argv[i]);</text:p>
      <text:p text:style-name="Standard_5f_code"><text:s text:c="4"/>return 0;</text:p>
      <text:p text:style-name="Standard_5f_code">}</text:p>
      <text:p text:style-name="Standard"/>
      <text:p text:style-name="Standard">Sous Code::Blocks :</text:p>
      <text:p text:style-name="P59">« Project » → « Set programs' argument... »</text:p>
      <text:p text:style-name="Standard"/>
      <text:p text:style-name="Standard"><draw:frame draw:style-name="fr2" draw:name="images1" text:anchor-type="paragraph" svg:width="17cm" svg:height="8.659cm" draw:z-index="10"><draw:image xlink:href="../cours_c/cours_c__doc_technique/passer_arguments.PNG" xlink:type="simple" xlink:show="embed" xlink:actuate="onLoad" loext:mime-type="image/png"/></draw:frame></text:p>
      <text:p text:style-name="Standard">Après compilation et <text:span text:style-name="T41">exécution</text:span> :</text:p>
      <text:p text:style-name="Standard"/>
      <text:p text:style-name="Standard_5f_code">argc --&gt; 4</text:p>
      <text:p text:style-name="Standard_5f_code"/>
      <text:p text:style-name="Standard_5f_code"><text:soft-page-break/>argv[0] --&gt; C:\Users\dupont\<text:span text:style-name="T47">prog_c</text:span>\test.exe</text:p>
      <text:p text:style-name="Standard_5f_code">argv[1] --&gt; toto</text:p>
      <text:p text:style-name="Standard_5f_code">argv[2] --&gt; gogo</text:p>
      <text:p text:style-name="Standard_5f_code">argv[3] --&gt; bobo</text:p>
      <text:p text:style-name="Standard"/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, Helvetica, Verdana, sans-serif"/>
    <style:font-face style:name="OpenSymbol" svg:font-family="OpenSymbol"/>
    <style:font-face style:name="Times New Roman1" svg:font-family="'Times New Roman'"/>
    <style:font-face style:name="Lucida Sans1" svg:font-family="'Lucida Sans'" style:font-family-generic="swiss"/>
    <style:font-face style:name="Consolas1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, Courier" style:font-family-generic="modern" style:font-pitch="fixed"/>
    <style:font-face style:name="NSimSun" svg:font-family="NSimSun" style:font-family-generic="modern" style:font-pitch="fixed"/>
    <style:font-face style:name="DaunPenh" svg:font-family="DaunPenh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Numbering_20_IVX" style:class="text" style:master-page-name="">
      <style:paragraph-properties fo:margin-top="0.423cm" fo:margin-bottom="0.212cm" loext:contextual-spacing="false" fo:text-align="center" style:justify-single-word="false" style:page-number="auto" fo:break-before="page" fo:keep-with-next="always" style:vertical-align="middle"/>
      <style:text-properties style:font-name="Liberation Sans" fo:font-family="'Liberation Sans'" style:font-family-generic="swiss" style:font-pitch="variable" fo:font-size="28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.423cm" fo:margin-bottom="0.212cm" loext:contextual-spacing="false" fo:text-align="center" style:justify-single-word="false" style:page-number="auto" fo:break-before="page"/>
      <style:text-properties fo:font-size="22pt" fo:font-style="italic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 style:master-page-name="">
      <style:paragraph-properties fo:margin-top="0.353cm" fo:margin-bottom="0.212cm" loext:contextual-spacing="false" fo:text-align="start" style:justify-single-word="false" style:page-number="auto" fo:break-before="auto" fo:break-after="auto"/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andard_5f_code" style:display-name="Standard_code" style:family="paragraph" style:parent-style-name="Standard" style:master-page-name="">
      <loext:graphic-properties draw:fill="solid" draw:fill-color="#eeeeee" draw:opacity="100%"/>
      <style:paragraph-properties fo:margin-left="0.499cm" fo:margin-right="1.499cm" fo:text-indent="0cm" style:auto-text-indent="false" style:page-number="auto" fo:background-color="#eeeeee" fo:padding="0cm" fo:border="none" style:shadow="none">
        <style:tab-stops/>
      </style:paragraph-properties>
      <style:text-properties style:font-name="Consolas" fo:font-family="Consolas" style:font-style-name="Normal" style:font-family-generic="modern" style:font-pitch="fixed" fo:font-size="10pt"/>
    </style:style>
    <style:style style:name="Standard_5f_complexite" style:display-name="Standard_complexite" style:family="paragraph" style:parent-style-name="Standard" style:master-page-name="">
      <loext:graphic-properties draw:fill="none" draw:fill-color="#cfe7f5"/>
      <style:paragraph-properties fo:margin-top="0.4cm" fo:margin-bottom="0.4cm" loext:contextual-spacing="false" style:page-number="auto" fo:background-color="transparent" style:shadow="none">
        <style:tab-stops/>
      </style:paragraph-properties>
      <style:text-properties fo:font-style="italic"/>
    </style:style>
    <style:style style:name="Corps_20_de_20_texte_20_-_20_def" style:display-name="Corps de texte - def" style:family="paragraph" style:parent-style-name="Text_20_body" style:next-style-name="Text_20_body" style:master-page-name="">
      <loext:graphic-properties draw:fill="none" draw:fill-color="#cfe7f5"/>
      <style:paragraph-properties fo:margin-left="0cm" fo:margin-right="0cm" fo:margin-top="0.101cm" fo:margin-bottom="0.109cm" loext:contextual-spacing="false" fo:text-indent="0cm" style:auto-text-indent="false" style:page-number="auto" fo:background-color="transparent" fo:padding="0.15cm" fo:border="0.51pt solid #000000" style:shadow="none">
        <style:tab-stops/>
      </style:paragraph-properties>
    </style:style>
    <style:style style:name="Drawing" style:family="paragraph" style:parent-style-name="Caption" style:class="extra"/>
    <style:style style:name="Corps_20_de_20_texte_20_-_20_th" style:display-name="Corps de texte - th" style:family="paragraph" style:parent-style-name="Text_20_body" style:next-style-name="Text_20_body" style:master-page-name="">
      <style:paragraph-properties fo:margin-left="0cm" fo:margin-right="0cm" fo:margin-top="0.101cm" fo:margin-bottom="0.109cm" loext:contextual-spacing="false" fo:text-indent="0cm" style:auto-text-indent="false" style:page-number="auto" fo:padding="0.15cm" fo:border="0.51pt solid #000000" style:shadow="non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_20_10" style:default-outline-level="" style:list-style-name="" style:class="index" style:master-page-name="">
      <style:paragraph-properties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d95b3" officeooo:paragraph-rsid="001d95b3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Dr M. GUEDJ</text:p>
      </style:header>
      <style:footer>
        <text:p text:style-name="MP2"><text:page-number text:select-page="current">33</text:page-number>/<text:page-count>33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2:28:25.903000000</meta:creation-date>
    <dc:date>2020-10-23T09:57:50.065041626</dc:date>
    <meta:editing-duration>PT48M15S</meta:editing-duration>
    <meta:editing-cycles>19</meta:editing-cycles>
    <meta:generator>LibreOffice/6.0.7.3$Linux_X86_64 LibreOffice_project/00m0$Build-3</meta:generator>
    <meta:document-statistic meta:table-count="28" meta:image-count="2" meta:object-count="19" meta:page-count="33" meta:paragraph-count="956" meta:word-count="3045" meta:character-count="17666" meta:non-whitespace-character-count="14056"/>
  </office:meta>
</office:document-meta>
</file>

<file path=Object 1/content.xml><?xml version="1.0" encoding="utf-8"?>
<math xmlns="http://www.w3.org/1998/Math/MathML">
  <semantics>
    <mrow>
      <mrow>
        <mi>x</mi>
        <mo stretchy="false">×</mo>
        <mn>5</mn>
      </mrow>
    </mrow>
    <annotation encoding="StarMath 5.0">x times 5</annotation>
  </semantics>
</math>
</file>

<file path=Object 10/content.xml><?xml version="1.0" encoding="utf-8"?>
<math xmlns="http://www.w3.org/1998/Math/MathML">
  <semantics>
    <mrow>
      <mrow>
        <mi>a</mi>
        <mo stretchy="false">=</mo>
        <mi>b</mi>
      </mrow>
    </mrow>
    <annotation encoding="StarMath 5.0">a=b	</annotation>
  </semantics>
</math>
</file>

<file path=Object 11/content.xml><?xml version="1.0" encoding="utf-8"?>
<math xmlns="http://www.w3.org/1998/Math/MathML">
  <semantics>
    <mrow>
      <mrow>
        <mi>a</mi>
        <mo stretchy="false">=</mo>
        <mi>b</mi>
      </mrow>
    </mrow>
    <annotation encoding="StarMath 5.0">a=b	</annotation>
  </semantics>
</math>
</file>

<file path=Object 14/content.xml><?xml version="1.0" encoding="utf-8"?>
<math xmlns="http://www.w3.org/1998/Math/MathML">
  <semantics>
    <mrow>
      <mrow>
        <mn>33</mn>
        <mo stretchy="false">+</mo>
        <mfrac>
          <mrow>
            <mrow>
              <mrow>
                <mn>5</mn>
                <mo stretchy="false">×</mo>
                <mi>x</mi>
              </mrow>
              <mo stretchy="false">+</mo>
              <mrow>
                <mn>40</mn>
                <mo stretchy="false">×</mo>
                <mi>y</mi>
              </mrow>
            </mrow>
          </mrow>
          <mrow>
            <mn>3</mn>
          </mrow>
        </mfrac>
      </mrow>
    </mrow>
    <annotation encoding="StarMath 5.0">33+{5 times x + 40 times y} over {3} </annotation>
  </semantics>
</math>
</file>

<file path=Object 16/content.xml><?xml version="1.0" encoding="utf-8"?>
<math xmlns="http://www.w3.org/1998/Math/MathML">
  <semantics>
    <mrow>
      <mrow>
        <mi>a</mi>
        <mo stretchy="false">≠</mo>
        <mi>b</mi>
      </mrow>
    </mrow>
    <annotation encoding="StarMath 5.0">a &lt;&gt;  b	</annotation>
  </semantics>
</math>
</file>

<file path=Object 18/content.xml><?xml version="1.0" encoding="utf-8"?>
<math xmlns="http://www.w3.org/1998/Math/MathML">
  <semantics>
    <mrow>
      <mrow>
        <mi>b</mi>
        <mo stretchy="false">&lt;</mo>
        <mi>c</mi>
      </mrow>
    </mrow>
    <annotation encoding="StarMath 5.0">b&lt;c</annotation>
  </semantics>
</math>
</file>

<file path=Object 19/content.xml><?xml version="1.0" encoding="utf-8"?>
<math xmlns="http://www.w3.org/1998/Math/MathML">
  <semantics>
    <mrow>
      <mrow>
        <mi>b</mi>
        <mo stretchy="false">=</mo>
        <mi>c</mi>
      </mrow>
    </mrow>
    <annotation encoding="StarMath 5.0">b=c</annotation>
  </semantics>
</math>
</file>

<file path=Object 20/content.xml><?xml version="1.0" encoding="utf-8"?>
<math xmlns="http://www.w3.org/1998/Math/MathML">
  <semantics>
    <mrow>
      <mrow>
        <mi>b</mi>
        <mo stretchy="false">=</mo>
        <mi>c</mi>
      </mrow>
    </mrow>
    <annotation encoding="StarMath 5.0">b=c</annotation>
  </semantics>
</math>
</file>

<file path=Object 21/content.xml><?xml version="1.0" encoding="utf-8"?>
<math xmlns="http://www.w3.org/1998/Math/MathML">
  <semantics>
    <mrow>
      <mrow>
        <mrow>
          <msubsup>
            <mo stretchy="false">∑</mo>
            <mrow>
              <mrow>
                <mi>i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subsup>
          <mi>i</mi>
        </mrow>
        <mo stretchy="false">=</mo>
        <mrow>
          <mrow>
            <mrow>
              <mrow>
                <mrow>
                  <mn>0</mn>
                  <mo stretchy="false">+</mo>
                  <mn>1</mn>
                </mrow>
                <mo stretchy="false">+</mo>
                <mn>2</mn>
              </mrow>
              <mo stretchy="false">+</mo>
              <mn>3</mn>
            </mrow>
            <mo stretchy="false">+</mo>
            <mn>...</mn>
          </mrow>
          <mo stretchy="false">+</mo>
          <mrow>
            <mo stretchy="false">(</mo>
            <mrow>
              <mrow>
                <mi>n</mi>
                <mo stretchy="false">−</mo>
                <mn>1</mn>
              </mrow>
            </mrow>
            <mo stretchy="false">)</mo>
          </mrow>
        </mrow>
      </mrow>
    </mrow>
    <annotation encoding="StarMath 5.0">sum_{i=0}^{n-1} i
=
0+1+2+3+...+(n-1)</annotation>
  </semantics>
</math>
</file>

<file path=Object 22/content.xml><?xml version="1.0" encoding="utf-8"?>
<math xmlns="http://www.w3.org/1998/Math/MathML">
  <semantics>
    <mrow>
      <mrow>
        <msubsup>
          <mo stretchy="false">∑</mo>
          <mrow>
            <mrow>
              <mi>i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subsup>
        <mi>cos</mi>
      </mrow>
      <mrow>
        <mrow>
          <mo stretchy="false">(</mo>
          <mrow>
            <mi>i</mi>
          </mrow>
          <mo stretchy="false">)</mo>
        </mrow>
        <mo stretchy="false">=</mo>
        <mi>cos</mi>
      </mrow>
      <mrow>
        <mrow>
          <mo stretchy="false">(</mo>
          <mrow>
            <mn>0</mn>
          </mrow>
          <mo stretchy="false">)</mo>
        </mrow>
        <mo stretchy="false">+</mo>
        <mi>cos</mi>
      </mrow>
      <mrow>
        <mrow>
          <mo stretchy="false">(</mo>
          <mrow>
            <mn>1</mn>
          </mrow>
          <mo stretchy="false">)</mo>
        </mrow>
        <mo stretchy="false">+</mo>
        <mi>cos</mi>
      </mrow>
      <mrow>
        <mrow>
          <mrow>
            <mo stretchy="false">(</mo>
            <mrow>
              <mn>2</mn>
            </mrow>
            <mo stretchy="false">)</mo>
          </mrow>
          <mo stretchy="false">+</mo>
          <mn>...</mn>
        </mrow>
        <mo stretchy="false">+</mo>
        <mi>cos</mi>
      </mrow>
      <mrow>
        <mo stretchy="false">(</mo>
        <mrow>
          <mrow>
            <mi>n</mi>
            <mo stretchy="false">−</mo>
            <mn>1</mn>
          </mrow>
        </mrow>
        <mo stretchy="false">)</mo>
      </mrow>
    </mrow>
    <annotation encoding="StarMath 5.0">sum_{i=0}^{n-1} cos(i)
=
cos(0)+cos(1)+cos(2)+...+cos(n-1)</annotation>
  </semantics>
</math>
</file>

<file path=Object 23/content.xml><?xml version="1.0" encoding="utf-8"?>
<math xmlns="http://www.w3.org/1998/Math/MathML">
  <semantics>
    <mrow>
      <mrow>
        <mrow>
          <msubsup>
            <mo stretchy="false">∏</mo>
            <mrow>
              <mrow>
                <mi>i</mi>
                <mo stretchy="false">=</mo>
                <mn>1</mn>
              </mrow>
            </mrow>
            <mrow>
              <mrow>
                <mi>n</mi>
                <mo stretchy="false">−</mo>
                <mn>1</mn>
              </mrow>
            </mrow>
          </msubsup>
          <mi>i</mi>
        </mrow>
        <mo stretchy="false">=</mo>
        <mrow>
          <mrow>
            <mrow>
              <mrow>
                <mn>1</mn>
                <mo stretchy="false">×</mo>
                <mn>2</mn>
              </mrow>
              <mo stretchy="false">×</mo>
              <mn>3</mn>
            </mrow>
            <mo stretchy="false">×</mo>
            <mn>...</mn>
          </mrow>
          <mo stretchy="false">×</mo>
          <mrow>
            <mo stretchy="false">(</mo>
            <mrow>
              <mrow>
                <mi>n</mi>
                <mo stretchy="false">−</mo>
                <mn>1</mn>
              </mrow>
            </mrow>
            <mo stretchy="false">)</mo>
          </mrow>
        </mrow>
      </mrow>
    </mrow>
    <annotation encoding="StarMath 5.0">prod_{i=1}^{n-1} i
=
1 times 2 times 3 times ... times (n-1)</annotation>
  </semantics>
</math>
</file>

<file path=Object 24/content.xml><?xml version="1.0" encoding="utf-8"?>
<math xmlns="http://www.w3.org/1998/Math/MathML">
  <semantics>
    <mrow>
      <mrow>
        <mrow>
          <msubsup>
            <mo stretchy="false">∏</mo>
            <mrow>
              <mrow>
                <mi>i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subsup>
          <msup>
            <mi>e</mi>
            <mi>i</mi>
          </msup>
        </mrow>
        <mo stretchy="false">=</mo>
        <mrow>
          <mrow>
            <mrow>
              <mrow>
                <msup>
                  <mi>e</mi>
                  <mn>0</mn>
                </msup>
                <mo stretchy="false">×</mo>
                <msup>
                  <mi>e</mi>
                  <mn>1</mn>
                </msup>
              </mrow>
              <mo stretchy="false">×</mo>
              <msup>
                <mi>e</mi>
                <mn>2</mn>
              </msup>
            </mrow>
            <mo stretchy="false">×</mo>
            <mn>...</mn>
          </mrow>
          <mo stretchy="false">×</mo>
          <msup>
            <mi>e</mi>
            <mrow>
              <mrow>
                <mi>n</mi>
                <mo stretchy="false">−</mo>
                <mn>1</mn>
              </mrow>
            </mrow>
          </msup>
        </mrow>
      </mrow>
    </mrow>
    <annotation encoding="StarMath 5.0">prod_{i=0}^{n-1} e^i
=
e^0 times e^1 times e^2 times ... times e^{n-1}</annotation>
  </semantics>
</math>
</file>

<file path=Object 3/content.xml><?xml version="1.0" encoding="utf-8"?>
<math xmlns="http://www.w3.org/1998/Math/MathML">
  <semantics>
    <mrow>
      <mrow>
        <mi>a</mi>
        <mo stretchy="false">=</mo>
        <mi>b</mi>
      </mrow>
    </mrow>
    <annotation encoding="StarMath 5.0">a=b	</annotation>
  </semantics>
</math>
</file>

<file path=Object 4/content.xml><?xml version="1.0" encoding="utf-8"?>
<math xmlns="http://www.w3.org/1998/Math/MathML">
  <semantics>
    <mrow>
      <mrow>
        <mi>a</mi>
        <mo stretchy="false">≤</mo>
        <mi>b</mi>
      </mrow>
    </mrow>
    <annotation encoding="StarMath 5.0">a&lt;=b	</annotation>
  </semantics>
</math>
</file>

<file path=Object 5/content.xml><?xml version="1.0" encoding="utf-8"?>
<math xmlns="http://www.w3.org/1998/Math/MathML">
  <semantics>
    <mrow>
      <mrow>
        <mi>a</mi>
        <mo stretchy="false">≥</mo>
        <mi>b</mi>
      </mrow>
    </mrow>
    <annotation encoding="StarMath 5.0">a&gt;=b	</annotation>
  </semantics>
</math>
</file>

<file path=Object 6/content.xml><?xml version="1.0" encoding="utf-8"?>
<math xmlns="http://www.w3.org/1998/Math/MathML">
  <semantics>
    <mrow>
      <mrow>
        <mrow>
          <mi>a</mi>
          <mo stretchy="false">≤</mo>
          <mi>b</mi>
        </mrow>
        <mo stretchy="false">≤</mo>
        <mi>c</mi>
      </mrow>
    </mrow>
    <annotation encoding="StarMath 5.0">a&lt;= b	&lt;= c</annotation>
  </semantics>
</math>
</file>

<file path=Object 7/content.xml><?xml version="1.0" encoding="utf-8"?>
<math xmlns="http://www.w3.org/1998/Math/MathML">
  <semantics>
    <mrow>
      <mrow>
        <mrow>
          <mi>a</mi>
          <mo stretchy="false">&lt;</mo>
          <mi>b</mi>
        </mrow>
        <mo stretchy="false">&lt;</mo>
        <mi>c</mi>
      </mrow>
    </mrow>
    <annotation encoding="StarMath 5.0">a&lt;b&lt;c</annotation>
  </semantics>
</math>
</file>

<file path=Object 8/content.xml><?xml version="1.0" encoding="utf-8"?>
<math xmlns="http://www.w3.org/1998/Math/MathML">
  <semantics>
    <mrow>
      <mrow>
        <mrow>
          <mi>a</mi>
          <mo stretchy="false">=</mo>
          <mi>b</mi>
        </mrow>
        <mo stretchy="false">=</mo>
        <mi>c</mi>
      </mrow>
    </mrow>
    <annotation encoding="StarMath 5.0">a=b	=c</annotation>
  </semantics>
</math>
</file>

<file path=Object 9/content.xml><?xml version="1.0" encoding="utf-8"?>
<math xmlns="http://www.w3.org/1998/Math/MathML">
  <semantics>
    <mrow>
      <mrow>
        <mi>a</mi>
        <mo stretchy="false">&lt;</mo>
        <mi>b</mi>
      </mrow>
    </mrow>
    <annotation encoding="StarMath 5.0">a&lt;b	</annotation>
  </semantics>
</math>
</file>